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0_arr0_pip0_unr00_viv.csv'#$unc0_arr0_pip0_unr00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0_arr0_pip0_unr00_viv.csv'#$unc0_arr0_pip0_unr00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0_arr0_pip0_unr00_viv.csv'#$unc0_arr0_pip0_unr00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0_arr0_pip0_unr00_viv.csv'#$unc0_arr0_pip0_unr00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0_arr0_pip0_unr00_viv.csv'#$unc0_arr0_pip0_unr00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0_arr0_pip0_unr00_viv.csv'#$unc0_arr0_pip0_unr00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0_arr0_pip0_unr00_viv.csv'#$unc0_arr0_pip0_unr00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0_arr0_pip0_unr00_viv.csv'#$unc0_arr0_pip0_unr00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0_arr0_pip0_unr00_viv.csv'#$unc0_arr0_pip0_unr00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0_arr0_pip0_unr00_viv.csv'#$unc0_arr0_pip0_unr00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0_arr0_pip0_unr00_viv.csv'#$unc0_arr0_pip0_unr00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0_arr0_pip0_unr00_viv.csv'#$unc0_arr0_pip0_unr00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0_arr0_pip0_unr00_viv.csv'#$unc0_arr0_pip0_unr00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0_arr0_pip0_unr00_viv.csv'#$unc0_arr0_pip0_unr00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0_arr0_pip0_unr00_viv.csv'#$unc0_arr0_pip0_unr00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0_arr0_pip0_unr00_viv.csv'#$unc0_arr0_pip0_unr00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0_arr0_pip0_unr00_viv.csv'#$unc0_arr0_pip0_unr00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0_arr0_pip0_unr00_viv.csv'#$unc0_arr0_pip0_unr00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0_arr0_pip0_unr00_viv.csv'#$unc0_arr0_pip0_unr00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0_arr0_pip0_unr00_viv.csv'#$unc0_arr0_pip0_unr00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0_arr0_pip0_unr00_viv.csv'#$unc0_arr0_pip0_unr00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0_arr0_pip0_unr00_viv.csv'#$unc0_arr0_pip0_unr00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0_arr0_pip0_unr00_viv.csv'#$unc0_arr0_pip0_unr00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0_arr0_pip0_unr00_viv.csv'#$unc0_arr0_pip0_unr00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0_arr0_pip0_unr00_viv.csv'#$unc0_arr0_pip0_unr00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0_arr0_pip0_unr00_viv.csv'#$unc0_arr0_pip0_unr00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0_arr0_pip0_unr00_viv.csv'#$unc0_arr0_pip0_unr00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0_unr00.csv'#$unc0_arr0_pip0_unr00.a1&quot;)" office:value-type="float" office:value="147840" calcext:value-type="float">
            <text:p>147840</text:p>
          </table:table-cell>
          <table:table-cell table:formula="of:=INDIRECT(&quot;'../csvs/unc0_arr0_pip0_unr00.csv'#$unc0_arr0_pip0_unr00.b1&quot;)" office:value-type="float" office:value="2" calcext:value-type="float">
            <text:p>2</text:p>
          </table:table-cell>
          <table:table-cell table:formula="of:=INDIRECT(&quot;'../csvs/unc0_arr0_pip0_unr00.csv'#$unc0_arr0_pip0_unr00.c1&quot;)" office:value-type="float" office:value="1" calcext:value-type="float">
            <text:p>1</text:p>
          </table:table-cell>
          <table:table-cell table:formula="of:=INDIRECT(&quot;'../csvs/unc0_arr0_pip0_unr00.csv'#$unc0_arr0_pip0_unr00.d1&quot;)" office:value-type="float" office:value="11" calcext:value-type="float">
            <text:p>11</text:p>
          </table:table-cell>
          <table:table-cell table:formula="of:=INDIRECT(&quot;'../csvs/unc0_arr0_pip0_unr00.csv'#$unc0_arr0_pip0_unr00.e1&quot;)" office:value-type="float" office:value="11" calcext:value-type="float">
            <text:p>11</text:p>
          </table:table-cell>
          <table:table-cell table:formula="of:=INDIRECT(&quot;'../csvs/unc0_arr0_pip0_unr00.csv'#$unc0_arr0_pip0_unr00.f1&quot;)" office:value-type="float" office:value="11" calcext:value-type="float">
            <text:p>11</text:p>
          </table:table-cell>
          <table:table-cell table:formula="of:=INDIRECT(&quot;'../csvs/unc0_arr0_pip0_unr00.csv'#$unc0_arr0_pip0_unr00.g1&quot;)" office:value-type="float" office:value="0" calcext:value-type="float">
            <text:p>0</text:p>
          </table:table-cell>
          <table:table-cell table:formula="of:=INDIRECT(&quot;'../csvs/unc0_arr0_pip0_unr00.csv'#$unc0_arr0_pip0_unr00.h1&quot;)" office:value-type="float" office:value="8" calcext:value-type="float">
            <text:p>8</text:p>
          </table:table-cell>
          <table:table-cell table:formula="of:=INDIRECT(&quot;'../csvs/unc0_arr0_pip0_unr00.csv'#$unc0_arr0_pip0_unr00.i1&quot;)" office:value-type="float" office:value="3" calcext:value-type="float">
            <text:p>3</text:p>
          </table:table-cell>
          <table:table-cell table:formula="of:=INDIRECT(&quot;'../csvs/unc0_arr0_pip0_unr00.csv'#$unc0_arr0_pip0_unr00.j1&quot;)" office:value-type="float" office:value="143" calcext:value-type="float">
            <text:p>143</text:p>
          </table:table-cell>
          <table:table-cell table:formula="of:=INDIRECT(&quot;'../csvs/unc0_arr0_pip0_unr00.csv'#$unc0_arr0_pip0_unr00.k1&quot;)" office:value-type="float" office:value="321" calcext:value-type="float">
            <text:p>321</text:p>
          </table:table-cell>
          <table:table-cell table:formula="of:=INDIRECT(&quot;'../csvs/unc0_arr0_pip0_unr00.csv'#$unc0_arr0_pip0_unr00.l1&quot;)" office:value-type="float" office:value="0" calcext:value-type="float">
            <text:p>0</text:p>
          </table:table-cell>
          <table:table-cell table:formula="of:=INDIRECT(&quot;'../csvs/unc0_arr0_pip0_unr00.csv'#$unc0_arr0_pip0_unr00.m1&quot;)" office:value-type="float" office:value="0" calcext:value-type="float">
            <text:p>0</text:p>
          </table:table-cell>
          <table:table-cell table:formula="of:=INDIRECT(&quot;'../csvs/unc0_arr0_pip0_unr00.csv'#$unc0_arr0_pip0_unr00.n1&quot;)" office:value-type="float" office:value="1" calcext:value-type="float">
            <text:p>1</text:p>
          </table:table-cell>
          <table:table-cell table:formula="of:=INDIRECT(&quot;'../csvs/unc0_arr0_pip0_unr00.csv'#$unc0_arr0_pip0_unr00.o1&quot;)" office:value-type="float" office:value="0" calcext:value-type="float">
            <text:p>0</text:p>
          </table:table-cell>
          <table:table-cell table:formula="of:=INDIRECT(&quot;'../csvs/unc0_arr0_pip0_unr00.csv'#$unc0_arr0_pip0_unr00.p1&quot;)" office:value-type="float" office:value="9" calcext:value-type="float">
            <text:p>9</text:p>
          </table:table-cell>
          <table:table-cell table:formula="of:=INDIRECT(&quot;'../csvs/unc0_arr0_pip0_unr00.csv'#$unc0_arr0_pip0_unr00.q1&quot;)" office:value-type="float" office:value="5" calcext:value-type="float">
            <text:p>5</text:p>
          </table:table-cell>
          <table:table-cell table:formula="of:=INDIRECT(&quot;'../csvs/unc0_arr0_pip0_unr00.csv'#$unc0_arr0_pip0_unr00.r1&quot;)" office:value-type="float" office:value="34" calcext:value-type="float">
            <text:p>34</text:p>
          </table:table-cell>
          <table:table-cell table:formula="of:=INDIRECT(&quot;'../csvs/unc0_arr0_pip0_unr00.csv'#$unc0_arr0_pip0_unr00.s1&quot;)" office:value-type="float" office:value="348" calcext:value-type="float">
            <text:p>348</text:p>
          </table:table-cell>
          <table:table-cell table:formula="of:=INDIRECT(&quot;'../csvs/unc0_arr0_pip0_unr00.csv'#$unc0_arr0_pip0_unr00.t1&quot;)" office:value-type="float" office:value="711" calcext:value-type="float">
            <text:p>711</text:p>
          </table:table-cell>
          <table:table-cell table:formula="of:=INDIRECT(&quot;'../csvs/unc0_arr0_pip0_unr00.csv'#$unc0_arr0_pip0_unr00.u1&quot;)" office:value-type="float" office:value="1" calcext:value-type="float">
            <text:p>1</text:p>
          </table:table-cell>
          <table:table-cell table:formula="of:=INDIRECT(&quot;'../csvs/unc0_arr0_pip0_unr00.csv'#$unc0_arr0_pip0_unr00.v1&quot;)" office:value-type="float" office:value="0" calcext:value-type="float">
            <text:p>0</text:p>
          </table:table-cell>
          <table:table-cell table:formula="of:=INDIRECT(&quot;'../csvs/unc0_arr0_pip0_unr00.csv'#$unc0_arr0_pip0_unr00.w1&quot;)" office:value-type="float" office:value="1" calcext:value-type="float">
            <text:p>1</text:p>
          </table:table-cell>
          <table:table-cell table:formula="of:=INDIRECT(&quot;'../csvs/unc0_arr0_pip0_unr00.csv'#$unc0_arr0_pip0_unr00.x1&quot;)" office:value-type="float" office:value="0" calcext:value-type="float">
            <text:p>0</text:p>
          </table:table-cell>
          <table:table-cell table:formula="of:=INDIRECT(&quot;'../csvs/unc0_arr0_pip0_unr00.csv'#$unc0_arr0_pip0_unr00.y1&quot;)" office:value-type="float" office:value="1" calcext:value-type="float">
            <text:p>1</text:p>
          </table:table-cell>
          <table:table-cell table:formula="of:=INDIRECT(&quot;'../csvs/unc0_arr0_pip0_unr00.csv'#$unc0_arr0_pip0_unr00.z1&quot;)" office:value-type="float" office:value="1" calcext:value-type="float">
            <text:p>1</text:p>
          </table:table-cell>
          <table:table-cell table:formula="of:=INDIRECT(&quot;'../csvs/unc0_arr0_pip0_unr00.csv'#$unc0_arr0_pip0_unr00.aa1&quot;)" office:value-type="float" office:value="1" calcext:value-type="float">
            <text:p>1</text:p>
          </table:table-cell>
          <table:table-cell table:formula="of:=INDIRECT(&quot;'../csvs/unc0_arr0_pip0_unr00.csv'#$unc0_arr0_pip0_unr00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0_unr00.csv'#$unc0_arr0_pip0_unr00.a2&quot;)" office:value-type="float" office:value="656128" calcext:value-type="float">
            <text:p>656128</text:p>
          </table:table-cell>
          <table:table-cell table:formula="of:=INDIRECT(&quot;'../csvs/unc0_arr0_pip0_unr00.csv'#$unc0_arr0_pip0_unr00.b2&quot;)" office:value-type="float" office:value="2" calcext:value-type="float">
            <text:p>2</text:p>
          </table:table-cell>
          <table:table-cell table:formula="of:=INDIRECT(&quot;'../csvs/unc0_arr0_pip0_unr00.csv'#$unc0_arr0_pip0_unr00.c2&quot;)" office:value-type="float" office:value="1" calcext:value-type="float">
            <text:p>1</text:p>
          </table:table-cell>
          <table:table-cell table:formula="of:=INDIRECT(&quot;'../csvs/unc0_arr0_pip0_unr00.csv'#$unc0_arr0_pip0_unr00.d2&quot;)" office:value-type="float" office:value="19" calcext:value-type="float">
            <text:p>19</text:p>
          </table:table-cell>
          <table:table-cell table:formula="of:=INDIRECT(&quot;'../csvs/unc0_arr0_pip0_unr00.csv'#$unc0_arr0_pip0_unr00.e2&quot;)" office:value-type="float" office:value="21" calcext:value-type="float">
            <text:p>21</text:p>
          </table:table-cell>
          <table:table-cell table:formula="of:=INDIRECT(&quot;'../csvs/unc0_arr0_pip0_unr00.csv'#$unc0_arr0_pip0_unr00.f2&quot;)" office:value-type="float" office:value="21" calcext:value-type="float">
            <text:p>21</text:p>
          </table:table-cell>
          <table:table-cell table:formula="of:=INDIRECT(&quot;'../csvs/unc0_arr0_pip0_unr00.csv'#$unc0_arr0_pip0_unr00.g2&quot;)" office:value-type="float" office:value="0" calcext:value-type="float">
            <text:p>0</text:p>
          </table:table-cell>
          <table:table-cell table:formula="of:=INDIRECT(&quot;'../csvs/unc0_arr0_pip0_unr00.csv'#$unc0_arr0_pip0_unr00.h2&quot;)" office:value-type="float" office:value="9" calcext:value-type="float">
            <text:p>9</text:p>
          </table:table-cell>
          <table:table-cell table:formula="of:=INDIRECT(&quot;'../csvs/unc0_arr0_pip0_unr00.csv'#$unc0_arr0_pip0_unr00.i2&quot;)" office:value-type="float" office:value="10" calcext:value-type="float">
            <text:p>10</text:p>
          </table:table-cell>
          <table:table-cell table:formula="of:=INDIRECT(&quot;'../csvs/unc0_arr0_pip0_unr00.csv'#$unc0_arr0_pip0_unr00.j2&quot;)" office:value-type="float" office:value="696" calcext:value-type="float">
            <text:p>696</text:p>
          </table:table-cell>
          <table:table-cell table:formula="of:=INDIRECT(&quot;'../csvs/unc0_arr0_pip0_unr00.csv'#$unc0_arr0_pip0_unr00.k2&quot;)" office:value-type="float" office:value="1422" calcext:value-type="float">
            <text:p>1422</text:p>
          </table:table-cell>
          <table:table-cell table:formula="of:=INDIRECT(&quot;'../csvs/unc0_arr0_pip0_unr00.csv'#$unc0_arr0_pip0_unr00.l2&quot;)" office:value-type="float" office:value="2" calcext:value-type="float">
            <text:p>2</text:p>
          </table:table-cell>
          <table:table-cell table:formula="of:=INDIRECT(&quot;'../csvs/unc0_arr0_pip0_unr00.csv'#$unc0_arr0_pip0_unr00.m2&quot;)" office:value-type="float" office:value="0" calcext:value-type="float">
            <text:p>0</text:p>
          </table:table-cell>
          <table:table-cell table:formula="of:=INDIRECT(&quot;'../csvs/unc0_arr0_pip0_unr00.csv'#$unc0_arr0_pip0_unr00.n2&quot;)" office:value-type="float" office:value="2" calcext:value-type="float">
            <text:p>2</text:p>
          </table:table-cell>
          <table:table-cell table:formula="of:=INDIRECT(&quot;'../csvs/unc0_arr0_pip0_unr00.csv'#$unc0_arr0_pip0_unr00.o2&quot;)" office:value-type="float" office:value="0" calcext:value-type="float">
            <text:p>0</text:p>
          </table:table-cell>
          <table:table-cell table:formula="of:=INDIRECT(&quot;'../csvs/unc0_arr0_pip0_unr00.csv'#$unc0_arr0_pip0_unr00.p2&quot;)" office:value-type="float" office:value="10" calcext:value-type="float">
            <text:p>10</text:p>
          </table:table-cell>
          <table:table-cell table:formula="of:=INDIRECT(&quot;'../csvs/unc0_arr0_pip0_unr00.csv'#$unc0_arr0_pip0_unr00.q2&quot;)" office:value-type="float" office:value="10" calcext:value-type="float">
            <text:p>10</text:p>
          </table:table-cell>
          <table:table-cell table:formula="of:=INDIRECT(&quot;'../csvs/unc0_arr0_pip0_unr00.csv'#$unc0_arr0_pip0_unr00.r2&quot;)" office:value-type="float" office:value="132" calcext:value-type="float">
            <text:p>132</text:p>
          </table:table-cell>
          <table:table-cell table:formula="of:=INDIRECT(&quot;'../csvs/unc0_arr0_pip0_unr00.csv'#$unc0_arr0_pip0_unr00.s2&quot;)" office:value-type="float" office:value="696" calcext:value-type="float">
            <text:p>696</text:p>
          </table:table-cell>
          <table:table-cell table:formula="of:=INDIRECT(&quot;'../csvs/unc0_arr0_pip0_unr00.csv'#$unc0_arr0_pip0_unr00.t2&quot;)" office:value-type="float" office:value="1422" calcext:value-type="float">
            <text:p>1422</text:p>
          </table:table-cell>
          <table:table-cell table:formula="of:=INDIRECT(&quot;'../csvs/unc0_arr0_pip0_unr00.csv'#$unc0_arr0_pip0_unr00.u2&quot;)" office:value-type="float" office:value="2" calcext:value-type="float">
            <text:p>2</text:p>
          </table:table-cell>
          <table:table-cell table:formula="of:=INDIRECT(&quot;'../csvs/unc0_arr0_pip0_unr00.csv'#$unc0_arr0_pip0_unr00.v2&quot;)" office:value-type="float" office:value="0" calcext:value-type="float">
            <text:p>0</text:p>
          </table:table-cell>
          <table:table-cell table:formula="of:=INDIRECT(&quot;'../csvs/unc0_arr0_pip0_unr00.csv'#$unc0_arr0_pip0_unr00.w2&quot;)" office:value-type="float" office:value="2" calcext:value-type="float">
            <text:p>2</text:p>
          </table:table-cell>
          <table:table-cell table:formula="of:=INDIRECT(&quot;'../csvs/unc0_arr0_pip0_unr00.csv'#$unc0_arr0_pip0_unr00.x2&quot;)" office:value-type="float" office:value="0" calcext:value-type="float">
            <text:p>0</text:p>
          </table:table-cell>
          <table:table-cell table:formula="of:=INDIRECT(&quot;'../csvs/unc0_arr0_pip0_unr00.csv'#$unc0_arr0_pip0_unr00.y2&quot;)" office:value-type="float" office:value="1" calcext:value-type="float">
            <text:p>1</text:p>
          </table:table-cell>
          <table:table-cell table:formula="of:=INDIRECT(&quot;'../csvs/unc0_arr0_pip0_unr00.csv'#$unc0_arr0_pip0_unr00.z2&quot;)" office:value-type="float" office:value="1" calcext:value-type="float">
            <text:p>1</text:p>
          </table:table-cell>
          <table:table-cell table:formula="of:=INDIRECT(&quot;'../csvs/unc0_arr0_pip0_unr00.csv'#$unc0_arr0_pip0_unr00.aa2&quot;)" office:value-type="float" office:value="1" calcext:value-type="float">
            <text:p>1</text:p>
          </table:table-cell>
          <table:table-cell table:formula="of:=INDIRECT(&quot;'../csvs/unc0_arr0_pip0_unr00.csv'#$unc0_arr0_pip0_unr00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0_unr00.csv'#$unc0_arr0_pip0_unr00.a3&quot;)" office:value-type="float" office:value="619542" calcext:value-type="float">
            <text:p>619542</text:p>
          </table:table-cell>
          <table:table-cell table:formula="of:=INDIRECT(&quot;'../csvs/unc0_arr0_pip0_unr00.csv'#$unc0_arr0_pip0_unr00.b3&quot;)" office:value-type="float" office:value="2" calcext:value-type="float">
            <text:p>2</text:p>
          </table:table-cell>
          <table:table-cell table:formula="of:=INDIRECT(&quot;'../csvs/unc0_arr0_pip0_unr00.csv'#$unc0_arr0_pip0_unr00.c3&quot;)" office:value-type="float" office:value="1" calcext:value-type="float">
            <text:p>1</text:p>
          </table:table-cell>
          <table:table-cell table:formula="of:=INDIRECT(&quot;'../csvs/unc0_arr0_pip0_unr00.csv'#$unc0_arr0_pip0_unr00.d3&quot;)" office:value-type="float" office:value="50" calcext:value-type="float">
            <text:p>50</text:p>
          </table:table-cell>
          <table:table-cell table:formula="of:=INDIRECT(&quot;'../csvs/unc0_arr0_pip0_unr00.csv'#$unc0_arr0_pip0_unr00.e3&quot;)" office:value-type="float" office:value="58" calcext:value-type="float">
            <text:p>58</text:p>
          </table:table-cell>
          <table:table-cell table:formula="of:=INDIRECT(&quot;'../csvs/unc0_arr0_pip0_unr00.csv'#$unc0_arr0_pip0_unr00.f3&quot;)" office:value-type="float" office:value="58" calcext:value-type="float">
            <text:p>58</text:p>
          </table:table-cell>
          <table:table-cell table:formula="of:=INDIRECT(&quot;'../csvs/unc0_arr0_pip0_unr00.csv'#$unc0_arr0_pip0_unr00.g3&quot;)" office:value-type="float" office:value="0" calcext:value-type="float">
            <text:p>0</text:p>
          </table:table-cell>
          <table:table-cell table:formula="of:=INDIRECT(&quot;'../csvs/unc0_arr0_pip0_unr00.csv'#$unc0_arr0_pip0_unr00.h3&quot;)" office:value-type="float" office:value="38" calcext:value-type="float">
            <text:p>38</text:p>
          </table:table-cell>
          <table:table-cell table:formula="of:=INDIRECT(&quot;'../csvs/unc0_arr0_pip0_unr00.csv'#$unc0_arr0_pip0_unr00.i3&quot;)" office:value-type="float" office:value="8" calcext:value-type="float">
            <text:p>8</text:p>
          </table:table-cell>
          <table:table-cell table:formula="of:=INDIRECT(&quot;'../csvs/unc0_arr0_pip0_unr00.csv'#$unc0_arr0_pip0_unr00.j3&quot;)" office:value-type="float" office:value="491" calcext:value-type="float">
            <text:p>491</text:p>
          </table:table-cell>
          <table:table-cell table:formula="of:=INDIRECT(&quot;'../csvs/unc0_arr0_pip0_unr00.csv'#$unc0_arr0_pip0_unr00.k3&quot;)" office:value-type="float" office:value="1032" calcext:value-type="float">
            <text:p>1032</text:p>
          </table:table-cell>
          <table:table-cell table:formula="of:=INDIRECT(&quot;'../csvs/unc0_arr0_pip0_unr00.csv'#$unc0_arr0_pip0_unr00.l3&quot;)" office:value-type="float" office:value="1" calcext:value-type="float">
            <text:p>1</text:p>
          </table:table-cell>
          <table:table-cell table:formula="of:=INDIRECT(&quot;'../csvs/unc0_arr0_pip0_unr00.csv'#$unc0_arr0_pip0_unr00.m3&quot;)" office:value-type="float" office:value="0" calcext:value-type="float">
            <text:p>0</text:p>
          </table:table-cell>
          <table:table-cell table:formula="of:=INDIRECT(&quot;'../csvs/unc0_arr0_pip0_unr00.csv'#$unc0_arr0_pip0_unr00.n3&quot;)" office:value-type="float" office:value="2" calcext:value-type="float">
            <text:p>2</text:p>
          </table:table-cell>
          <table:table-cell table:formula="of:=INDIRECT(&quot;'../csvs/unc0_arr0_pip0_unr00.csv'#$unc0_arr0_pip0_unr00.o3&quot;)" office:value-type="float" office:value="0" calcext:value-type="float">
            <text:p>0</text:p>
          </table:table-cell>
          <table:table-cell table:formula="of:=INDIRECT(&quot;'../csvs/unc0_arr0_pip0_unr00.csv'#$unc0_arr0_pip0_unr00.p3&quot;)" office:value-type="float" office:value="39" calcext:value-type="float">
            <text:p>39</text:p>
          </table:table-cell>
          <table:table-cell table:formula="of:=INDIRECT(&quot;'../csvs/unc0_arr0_pip0_unr00.csv'#$unc0_arr0_pip0_unr00.q3&quot;)" office:value-type="float" office:value="8" calcext:value-type="float">
            <text:p>8</text:p>
          </table:table-cell>
          <table:table-cell table:formula="of:=INDIRECT(&quot;'../csvs/unc0_arr0_pip0_unr00.csv'#$unc0_arr0_pip0_unr00.r3&quot;)" office:value-type="float" office:value="64" calcext:value-type="float">
            <text:p>64</text:p>
          </table:table-cell>
          <table:table-cell table:formula="of:=INDIRECT(&quot;'../csvs/unc0_arr0_pip0_unr00.csv'#$unc0_arr0_pip0_unr00.s3&quot;)" office:value-type="float" office:value="491" calcext:value-type="float">
            <text:p>491</text:p>
          </table:table-cell>
          <table:table-cell table:formula="of:=INDIRECT(&quot;'../csvs/unc0_arr0_pip0_unr00.csv'#$unc0_arr0_pip0_unr00.t3&quot;)" office:value-type="float" office:value="1032" calcext:value-type="float">
            <text:p>1032</text:p>
          </table:table-cell>
          <table:table-cell table:formula="of:=INDIRECT(&quot;'../csvs/unc0_arr0_pip0_unr00.csv'#$unc0_arr0_pip0_unr00.u3&quot;)" office:value-type="float" office:value="1" calcext:value-type="float">
            <text:p>1</text:p>
          </table:table-cell>
          <table:table-cell table:formula="of:=INDIRECT(&quot;'../csvs/unc0_arr0_pip0_unr00.csv'#$unc0_arr0_pip0_unr00.v3&quot;)" office:value-type="float" office:value="0" calcext:value-type="float">
            <text:p>0</text:p>
          </table:table-cell>
          <table:table-cell table:formula="of:=INDIRECT(&quot;'../csvs/unc0_arr0_pip0_unr00.csv'#$unc0_arr0_pip0_unr00.w3&quot;)" office:value-type="float" office:value="2" calcext:value-type="float">
            <text:p>2</text:p>
          </table:table-cell>
          <table:table-cell table:formula="of:=INDIRECT(&quot;'../csvs/unc0_arr0_pip0_unr00.csv'#$unc0_arr0_pip0_unr00.x3&quot;)" office:value-type="float" office:value="0" calcext:value-type="float">
            <text:p>0</text:p>
          </table:table-cell>
          <table:table-cell table:formula="of:=INDIRECT(&quot;'../csvs/unc0_arr0_pip0_unr00.csv'#$unc0_arr0_pip0_unr00.y3&quot;)" office:value-type="float" office:value="5" calcext:value-type="float">
            <text:p>5</text:p>
          </table:table-cell>
          <table:table-cell table:formula="of:=INDIRECT(&quot;'../csvs/unc0_arr0_pip0_unr00.csv'#$unc0_arr0_pip0_unr00.z3&quot;)" office:value-type="float" office:value="1" calcext:value-type="float">
            <text:p>1</text:p>
          </table:table-cell>
          <table:table-cell table:formula="of:=INDIRECT(&quot;'../csvs/unc0_arr0_pip0_unr00.csv'#$unc0_arr0_pip0_unr00.aa3&quot;)" office:value-type="float" office:value="5" calcext:value-type="float">
            <text:p>5</text:p>
          </table:table-cell>
          <table:table-cell table:formula="of:=INDIRECT(&quot;'../csvs/unc0_arr0_pip0_unr00.csv'#$unc0_arr0_pip0_unr00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0_unr00.csv'#$unc0_arr0_pip0_unr00.a4&quot;)" office:value-type="float" office:value="1703700" calcext:value-type="float">
            <text:p>1703700</text:p>
          </table:table-cell>
          <table:table-cell table:formula="of:=INDIRECT(&quot;'../csvs/unc0_arr0_pip0_unr00.csv'#$unc0_arr0_pip0_unr00.b4&quot;)" office:value-type="float" office:value="3" calcext:value-type="float">
            <text:p>3</text:p>
          </table:table-cell>
          <table:table-cell table:formula="of:=INDIRECT(&quot;'../csvs/unc0_arr0_pip0_unr00.csv'#$unc0_arr0_pip0_unr00.c4&quot;)" office:value-type="float" office:value="1" calcext:value-type="float">
            <text:p>1</text:p>
          </table:table-cell>
          <table:table-cell table:formula="of:=INDIRECT(&quot;'../csvs/unc0_arr0_pip0_unr00.csv'#$unc0_arr0_pip0_unr00.d4&quot;)" office:value-type="float" office:value="68" calcext:value-type="float">
            <text:p>68</text:p>
          </table:table-cell>
          <table:table-cell table:formula="of:=INDIRECT(&quot;'../csvs/unc0_arr0_pip0_unr00.csv'#$unc0_arr0_pip0_unr00.e4&quot;)" office:value-type="float" office:value="82" calcext:value-type="float">
            <text:p>82</text:p>
          </table:table-cell>
          <table:table-cell table:formula="of:=INDIRECT(&quot;'../csvs/unc0_arr0_pip0_unr00.csv'#$unc0_arr0_pip0_unr00.f4&quot;)" office:value-type="float" office:value="82" calcext:value-type="float">
            <text:p>82</text:p>
          </table:table-cell>
          <table:table-cell table:formula="of:=INDIRECT(&quot;'../csvs/unc0_arr0_pip0_unr00.csv'#$unc0_arr0_pip0_unr00.g4&quot;)" office:value-type="float" office:value="0" calcext:value-type="float">
            <text:p>0</text:p>
          </table:table-cell>
          <table:table-cell table:formula="of:=INDIRECT(&quot;'../csvs/unc0_arr0_pip0_unr00.csv'#$unc0_arr0_pip0_unr00.h4&quot;)" office:value-type="float" office:value="62" calcext:value-type="float">
            <text:p>62</text:p>
          </table:table-cell>
          <table:table-cell table:formula="of:=INDIRECT(&quot;'../csvs/unc0_arr0_pip0_unr00.csv'#$unc0_arr0_pip0_unr00.i4&quot;)" office:value-type="float" office:value="8" calcext:value-type="float">
            <text:p>8</text:p>
          </table:table-cell>
          <table:table-cell table:formula="of:=INDIRECT(&quot;'../csvs/unc0_arr0_pip0_unr00.csv'#$unc0_arr0_pip0_unr00.j4&quot;)" office:value-type="float" office:value="491" calcext:value-type="float">
            <text:p>491</text:p>
          </table:table-cell>
          <table:table-cell table:formula="of:=INDIRECT(&quot;'../csvs/unc0_arr0_pip0_unr00.csv'#$unc0_arr0_pip0_unr00.k4&quot;)" office:value-type="float" office:value="1032" calcext:value-type="float">
            <text:p>1032</text:p>
          </table:table-cell>
          <table:table-cell table:formula="of:=INDIRECT(&quot;'../csvs/unc0_arr0_pip0_unr00.csv'#$unc0_arr0_pip0_unr00.l4&quot;)" office:value-type="float" office:value="1" calcext:value-type="float">
            <text:p>1</text:p>
          </table:table-cell>
          <table:table-cell table:formula="of:=INDIRECT(&quot;'../csvs/unc0_arr0_pip0_unr00.csv'#$unc0_arr0_pip0_unr00.m4&quot;)" office:value-type="float" office:value="0" calcext:value-type="float">
            <text:p>0</text:p>
          </table:table-cell>
          <table:table-cell table:formula="of:=INDIRECT(&quot;'../csvs/unc0_arr0_pip0_unr00.csv'#$unc0_arr0_pip0_unr00.n4&quot;)" office:value-type="float" office:value="2" calcext:value-type="float">
            <text:p>2</text:p>
          </table:table-cell>
          <table:table-cell table:formula="of:=INDIRECT(&quot;'../csvs/unc0_arr0_pip0_unr00.csv'#$unc0_arr0_pip0_unr00.o4&quot;)" office:value-type="float" office:value="0" calcext:value-type="float">
            <text:p>0</text:p>
          </table:table-cell>
          <table:table-cell table:formula="of:=INDIRECT(&quot;'../csvs/unc0_arr0_pip0_unr00.csv'#$unc0_arr0_pip0_unr00.p4&quot;)" office:value-type="float" office:value="63" calcext:value-type="float">
            <text:p>63</text:p>
          </table:table-cell>
          <table:table-cell table:formula="of:=INDIRECT(&quot;'../csvs/unc0_arr0_pip0_unr00.csv'#$unc0_arr0_pip0_unr00.q4&quot;)" office:value-type="float" office:value="8" calcext:value-type="float">
            <text:p>8</text:p>
          </table:table-cell>
          <table:table-cell table:formula="of:=INDIRECT(&quot;'../csvs/unc0_arr0_pip0_unr00.csv'#$unc0_arr0_pip0_unr00.r4&quot;)" office:value-type="float" office:value="128" calcext:value-type="float">
            <text:p>128</text:p>
          </table:table-cell>
          <table:table-cell table:formula="of:=INDIRECT(&quot;'../csvs/unc0_arr0_pip0_unr00.csv'#$unc0_arr0_pip0_unr00.s4&quot;)" office:value-type="float" office:value="491" calcext:value-type="float">
            <text:p>491</text:p>
          </table:table-cell>
          <table:table-cell table:formula="of:=INDIRECT(&quot;'../csvs/unc0_arr0_pip0_unr00.csv'#$unc0_arr0_pip0_unr00.t4&quot;)" office:value-type="float" office:value="1032" calcext:value-type="float">
            <text:p>1032</text:p>
          </table:table-cell>
          <table:table-cell table:formula="of:=INDIRECT(&quot;'../csvs/unc0_arr0_pip0_unr00.csv'#$unc0_arr0_pip0_unr00.u4&quot;)" office:value-type="float" office:value="1" calcext:value-type="float">
            <text:p>1</text:p>
          </table:table-cell>
          <table:table-cell table:formula="of:=INDIRECT(&quot;'../csvs/unc0_arr0_pip0_unr00.csv'#$unc0_arr0_pip0_unr00.v4&quot;)" office:value-type="float" office:value="0" calcext:value-type="float">
            <text:p>0</text:p>
          </table:table-cell>
          <table:table-cell table:formula="of:=INDIRECT(&quot;'../csvs/unc0_arr0_pip0_unr00.csv'#$unc0_arr0_pip0_unr00.w4&quot;)" office:value-type="float" office:value="2" calcext:value-type="float">
            <text:p>2</text:p>
          </table:table-cell>
          <table:table-cell table:formula="of:=INDIRECT(&quot;'../csvs/unc0_arr0_pip0_unr00.csv'#$unc0_arr0_pip0_unr00.x4&quot;)" office:value-type="float" office:value="0" calcext:value-type="float">
            <text:p>0</text:p>
          </table:table-cell>
          <table:table-cell table:formula="of:=INDIRECT(&quot;'../csvs/unc0_arr0_pip0_unr00.csv'#$unc0_arr0_pip0_unr00.y4&quot;)" office:value-type="float" office:value="6" calcext:value-type="float">
            <text:p>6</text:p>
          </table:table-cell>
          <table:table-cell table:formula="of:=INDIRECT(&quot;'../csvs/unc0_arr0_pip0_unr00.csv'#$unc0_arr0_pip0_unr00.z4&quot;)" office:value-type="float" office:value="1" calcext:value-type="float">
            <text:p>1</text:p>
          </table:table-cell>
          <table:table-cell table:formula="of:=INDIRECT(&quot;'../csvs/unc0_arr0_pip0_unr00.csv'#$unc0_arr0_pip0_unr00.aa4&quot;)" office:value-type="float" office:value="6" calcext:value-type="float">
            <text:p>6</text:p>
          </table:table-cell>
          <table:table-cell table:formula="of:=INDIRECT(&quot;'../csvs/unc0_arr0_pip0_unr00.csv'#$unc0_arr0_pip0_unr00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0_unr00.csv'#$unc0_arr0_pip0_unr00.a5&quot;)" office:value-type="float" office:value="27312128" calcext:value-type="float">
            <text:p>27312128</text:p>
          </table:table-cell>
          <table:table-cell table:formula="of:=INDIRECT(&quot;'../csvs/unc0_arr0_pip0_unr00.csv'#$unc0_arr0_pip0_unr00.b5&quot;)" office:value-type="float" office:value="3" calcext:value-type="float">
            <text:p>3</text:p>
          </table:table-cell>
          <table:table-cell table:formula="of:=INDIRECT(&quot;'../csvs/unc0_arr0_pip0_unr00.csv'#$unc0_arr0_pip0_unr00.c5&quot;)" office:value-type="float" office:value="1" calcext:value-type="float">
            <text:p>1</text:p>
          </table:table-cell>
          <table:table-cell table:formula="of:=INDIRECT(&quot;'../csvs/unc0_arr0_pip0_unr00.csv'#$unc0_arr0_pip0_unr00.d5&quot;)" office:value-type="float" office:value="15" calcext:value-type="float">
            <text:p>15</text:p>
          </table:table-cell>
          <table:table-cell table:formula="of:=INDIRECT(&quot;'../csvs/unc0_arr0_pip0_unr00.csv'#$unc0_arr0_pip0_unr00.e5&quot;)" office:value-type="float" office:value="15" calcext:value-type="float">
            <text:p>15</text:p>
          </table:table-cell>
          <table:table-cell table:formula="of:=INDIRECT(&quot;'../csvs/unc0_arr0_pip0_unr00.csv'#$unc0_arr0_pip0_unr00.f5&quot;)" office:value-type="float" office:value="15" calcext:value-type="float">
            <text:p>15</text:p>
          </table:table-cell>
          <table:table-cell table:formula="of:=INDIRECT(&quot;'../csvs/unc0_arr0_pip0_unr00.csv'#$unc0_arr0_pip0_unr00.g5&quot;)" office:value-type="float" office:value="0" calcext:value-type="float">
            <text:p>0</text:p>
          </table:table-cell>
          <table:table-cell table:formula="of:=INDIRECT(&quot;'../csvs/unc0_arr0_pip0_unr00.csv'#$unc0_arr0_pip0_unr00.h5&quot;)" office:value-type="float" office:value="12" calcext:value-type="float">
            <text:p>12</text:p>
          </table:table-cell>
          <table:table-cell table:formula="of:=INDIRECT(&quot;'../csvs/unc0_arr0_pip0_unr00.csv'#$unc0_arr0_pip0_unr00.i5&quot;)" office:value-type="float" office:value="5" calcext:value-type="float">
            <text:p>5</text:p>
          </table:table-cell>
          <table:table-cell table:formula="of:=INDIRECT(&quot;'../csvs/unc0_arr0_pip0_unr00.csv'#$unc0_arr0_pip0_unr00.j5&quot;)" office:value-type="float" office:value="348" calcext:value-type="float">
            <text:p>348</text:p>
          </table:table-cell>
          <table:table-cell table:formula="of:=INDIRECT(&quot;'../csvs/unc0_arr0_pip0_unr00.csv'#$unc0_arr0_pip0_unr00.k5&quot;)" office:value-type="float" office:value="711" calcext:value-type="float">
            <text:p>711</text:p>
          </table:table-cell>
          <table:table-cell table:formula="of:=INDIRECT(&quot;'../csvs/unc0_arr0_pip0_unr00.csv'#$unc0_arr0_pip0_unr00.l5&quot;)" office:value-type="float" office:value="1" calcext:value-type="float">
            <text:p>1</text:p>
          </table:table-cell>
          <table:table-cell table:formula="of:=INDIRECT(&quot;'../csvs/unc0_arr0_pip0_unr00.csv'#$unc0_arr0_pip0_unr00.m5&quot;)" office:value-type="float" office:value="0" calcext:value-type="float">
            <text:p>0</text:p>
          </table:table-cell>
          <table:table-cell table:formula="of:=INDIRECT(&quot;'../csvs/unc0_arr0_pip0_unr00.csv'#$unc0_arr0_pip0_unr00.n5&quot;)" office:value-type="float" office:value="1" calcext:value-type="float">
            <text:p>1</text:p>
          </table:table-cell>
          <table:table-cell table:formula="of:=INDIRECT(&quot;'../csvs/unc0_arr0_pip0_unr00.csv'#$unc0_arr0_pip0_unr00.o5&quot;)" office:value-type="float" office:value="0" calcext:value-type="float">
            <text:p>0</text:p>
          </table:table-cell>
          <table:table-cell table:formula="of:=INDIRECT(&quot;'../csvs/unc0_arr0_pip0_unr00.csv'#$unc0_arr0_pip0_unr00.p5&quot;)" office:value-type="float" office:value="13" calcext:value-type="float">
            <text:p>13</text:p>
          </table:table-cell>
          <table:table-cell table:formula="of:=INDIRECT(&quot;'../csvs/unc0_arr0_pip0_unr00.csv'#$unc0_arr0_pip0_unr00.q5&quot;)" office:value-type="float" office:value="5" calcext:value-type="float">
            <text:p>5</text:p>
          </table:table-cell>
          <table:table-cell table:formula="of:=INDIRECT(&quot;'../csvs/unc0_arr0_pip0_unr00.csv'#$unc0_arr0_pip0_unr00.r5&quot;)" office:value-type="float" office:value="96" calcext:value-type="float">
            <text:p>96</text:p>
          </table:table-cell>
          <table:table-cell table:formula="of:=INDIRECT(&quot;'../csvs/unc0_arr0_pip0_unr00.csv'#$unc0_arr0_pip0_unr00.s5&quot;)" office:value-type="float" office:value="348" calcext:value-type="float">
            <text:p>348</text:p>
          </table:table-cell>
          <table:table-cell table:formula="of:=INDIRECT(&quot;'../csvs/unc0_arr0_pip0_unr00.csv'#$unc0_arr0_pip0_unr00.t5&quot;)" office:value-type="float" office:value="711" calcext:value-type="float">
            <text:p>711</text:p>
          </table:table-cell>
          <table:table-cell table:formula="of:=INDIRECT(&quot;'../csvs/unc0_arr0_pip0_unr00.csv'#$unc0_arr0_pip0_unr00.u5&quot;)" office:value-type="float" office:value="1" calcext:value-type="float">
            <text:p>1</text:p>
          </table:table-cell>
          <table:table-cell table:formula="of:=INDIRECT(&quot;'../csvs/unc0_arr0_pip0_unr00.csv'#$unc0_arr0_pip0_unr00.v5&quot;)" office:value-type="float" office:value="0" calcext:value-type="float">
            <text:p>0</text:p>
          </table:table-cell>
          <table:table-cell table:formula="of:=INDIRECT(&quot;'../csvs/unc0_arr0_pip0_unr00.csv'#$unc0_arr0_pip0_unr00.w5&quot;)" office:value-type="float" office:value="1" calcext:value-type="float">
            <text:p>1</text:p>
          </table:table-cell>
          <table:table-cell table:formula="of:=INDIRECT(&quot;'../csvs/unc0_arr0_pip0_unr00.csv'#$unc0_arr0_pip0_unr00.x5&quot;)" office:value-type="float" office:value="0" calcext:value-type="float">
            <text:p>0</text:p>
          </table:table-cell>
          <table:table-cell table:formula="of:=INDIRECT(&quot;'../csvs/unc0_arr0_pip0_unr00.csv'#$unc0_arr0_pip0_unr00.y5&quot;)" office:value-type="float" office:value="1" calcext:value-type="float">
            <text:p>1</text:p>
          </table:table-cell>
          <table:table-cell table:formula="of:=INDIRECT(&quot;'../csvs/unc0_arr0_pip0_unr00.csv'#$unc0_arr0_pip0_unr00.z5&quot;)" office:value-type="float" office:value="1" calcext:value-type="float">
            <text:p>1</text:p>
          </table:table-cell>
          <table:table-cell table:formula="of:=INDIRECT(&quot;'../csvs/unc0_arr0_pip0_unr00.csv'#$unc0_arr0_pip0_unr00.aa5&quot;)" office:value-type="float" office:value="1" calcext:value-type="float">
            <text:p>1</text:p>
          </table:table-cell>
          <table:table-cell table:formula="of:=INDIRECT(&quot;'../csvs/unc0_arr0_pip0_unr00.csv'#$unc0_arr0_pip0_unr00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0_unr00.csv'#$unc0_arr0_pip0_unr00.a6&quot;)" office:value-type="float" office:value="164224" calcext:value-type="float">
            <text:p>164224</text:p>
          </table:table-cell>
          <table:table-cell table:formula="of:=INDIRECT(&quot;'../csvs/unc0_arr0_pip0_unr00.csv'#$unc0_arr0_pip0_unr00.b6&quot;)" office:value-type="float" office:value="2" calcext:value-type="float">
            <text:p>2</text:p>
          </table:table-cell>
          <table:table-cell table:formula="of:=INDIRECT(&quot;'../csvs/unc0_arr0_pip0_unr00.csv'#$unc0_arr0_pip0_unr00.c6&quot;)" office:value-type="float" office:value="1" calcext:value-type="float">
            <text:p>1</text:p>
          </table:table-cell>
          <table:table-cell table:formula="of:=INDIRECT(&quot;'../csvs/unc0_arr0_pip0_unr00.csv'#$unc0_arr0_pip0_unr00.d6&quot;)" office:value-type="float" office:value="19" calcext:value-type="float">
            <text:p>19</text:p>
          </table:table-cell>
          <table:table-cell table:formula="of:=INDIRECT(&quot;'../csvs/unc0_arr0_pip0_unr00.csv'#$unc0_arr0_pip0_unr00.e6&quot;)" office:value-type="float" office:value="20" calcext:value-type="float">
            <text:p>20</text:p>
          </table:table-cell>
          <table:table-cell table:formula="of:=INDIRECT(&quot;'../csvs/unc0_arr0_pip0_unr00.csv'#$unc0_arr0_pip0_unr00.f6&quot;)" office:value-type="float" office:value="20" calcext:value-type="float">
            <text:p>20</text:p>
          </table:table-cell>
          <table:table-cell table:formula="of:=INDIRECT(&quot;'../csvs/unc0_arr0_pip0_unr00.csv'#$unc0_arr0_pip0_unr00.g6&quot;)" office:value-type="float" office:value="0" calcext:value-type="float">
            <text:p>0</text:p>
          </table:table-cell>
          <table:table-cell table:formula="of:=INDIRECT(&quot;'../csvs/unc0_arr0_pip0_unr00.csv'#$unc0_arr0_pip0_unr00.h6&quot;)" office:value-type="float" office:value="9" calcext:value-type="float">
            <text:p>9</text:p>
          </table:table-cell>
          <table:table-cell table:formula="of:=INDIRECT(&quot;'../csvs/unc0_arr0_pip0_unr00.csv'#$unc0_arr0_pip0_unr00.i6&quot;)" office:value-type="float" office:value="10" calcext:value-type="float">
            <text:p>10</text:p>
          </table:table-cell>
          <table:table-cell table:formula="of:=INDIRECT(&quot;'../csvs/unc0_arr0_pip0_unr00.csv'#$unc0_arr0_pip0_unr00.j6&quot;)" office:value-type="float" office:value="696" calcext:value-type="float">
            <text:p>696</text:p>
          </table:table-cell>
          <table:table-cell table:formula="of:=INDIRECT(&quot;'../csvs/unc0_arr0_pip0_unr00.csv'#$unc0_arr0_pip0_unr00.k6&quot;)" office:value-type="float" office:value="1422" calcext:value-type="float">
            <text:p>1422</text:p>
          </table:table-cell>
          <table:table-cell table:formula="of:=INDIRECT(&quot;'../csvs/unc0_arr0_pip0_unr00.csv'#$unc0_arr0_pip0_unr00.l6&quot;)" office:value-type="float" office:value="2" calcext:value-type="float">
            <text:p>2</text:p>
          </table:table-cell>
          <table:table-cell table:formula="of:=INDIRECT(&quot;'../csvs/unc0_arr0_pip0_unr00.csv'#$unc0_arr0_pip0_unr00.m6&quot;)" office:value-type="float" office:value="0" calcext:value-type="float">
            <text:p>0</text:p>
          </table:table-cell>
          <table:table-cell table:formula="of:=INDIRECT(&quot;'../csvs/unc0_arr0_pip0_unr00.csv'#$unc0_arr0_pip0_unr00.n6&quot;)" office:value-type="float" office:value="2" calcext:value-type="float">
            <text:p>2</text:p>
          </table:table-cell>
          <table:table-cell table:formula="of:=INDIRECT(&quot;'../csvs/unc0_arr0_pip0_unr00.csv'#$unc0_arr0_pip0_unr00.o6&quot;)" office:value-type="float" office:value="0" calcext:value-type="float">
            <text:p>0</text:p>
          </table:table-cell>
          <table:table-cell table:formula="of:=INDIRECT(&quot;'../csvs/unc0_arr0_pip0_unr00.csv'#$unc0_arr0_pip0_unr00.p6&quot;)" office:value-type="float" office:value="10" calcext:value-type="float">
            <text:p>10</text:p>
          </table:table-cell>
          <table:table-cell table:formula="of:=INDIRECT(&quot;'../csvs/unc0_arr0_pip0_unr00.csv'#$unc0_arr0_pip0_unr00.q6&quot;)" office:value-type="float" office:value="10" calcext:value-type="float">
            <text:p>10</text:p>
          </table:table-cell>
          <table:table-cell table:formula="of:=INDIRECT(&quot;'../csvs/unc0_arr0_pip0_unr00.csv'#$unc0_arr0_pip0_unr00.r6&quot;)" office:value-type="float" office:value="67" calcext:value-type="float">
            <text:p>67</text:p>
          </table:table-cell>
          <table:table-cell table:formula="of:=INDIRECT(&quot;'../csvs/unc0_arr0_pip0_unr00.csv'#$unc0_arr0_pip0_unr00.s6&quot;)" office:value-type="float" office:value="696" calcext:value-type="float">
            <text:p>696</text:p>
          </table:table-cell>
          <table:table-cell table:formula="of:=INDIRECT(&quot;'../csvs/unc0_arr0_pip0_unr00.csv'#$unc0_arr0_pip0_unr00.t6&quot;)" office:value-type="float" office:value="1422" calcext:value-type="float">
            <text:p>1422</text:p>
          </table:table-cell>
          <table:table-cell table:formula="of:=INDIRECT(&quot;'../csvs/unc0_arr0_pip0_unr00.csv'#$unc0_arr0_pip0_unr00.u6&quot;)" office:value-type="float" office:value="2" calcext:value-type="float">
            <text:p>2</text:p>
          </table:table-cell>
          <table:table-cell table:formula="of:=INDIRECT(&quot;'../csvs/unc0_arr0_pip0_unr00.csv'#$unc0_arr0_pip0_unr00.v6&quot;)" office:value-type="float" office:value="0" calcext:value-type="float">
            <text:p>0</text:p>
          </table:table-cell>
          <table:table-cell table:formula="of:=INDIRECT(&quot;'../csvs/unc0_arr0_pip0_unr00.csv'#$unc0_arr0_pip0_unr00.w6&quot;)" office:value-type="float" office:value="2" calcext:value-type="float">
            <text:p>2</text:p>
          </table:table-cell>
          <table:table-cell table:formula="of:=INDIRECT(&quot;'../csvs/unc0_arr0_pip0_unr00.csv'#$unc0_arr0_pip0_unr00.x6&quot;)" office:value-type="float" office:value="0" calcext:value-type="float">
            <text:p>0</text:p>
          </table:table-cell>
          <table:table-cell table:formula="of:=INDIRECT(&quot;'../csvs/unc0_arr0_pip0_unr00.csv'#$unc0_arr0_pip0_unr00.y6&quot;)" office:value-type="float" office:value="1" calcext:value-type="float">
            <text:p>1</text:p>
          </table:table-cell>
          <table:table-cell table:formula="of:=INDIRECT(&quot;'../csvs/unc0_arr0_pip0_unr00.csv'#$unc0_arr0_pip0_unr00.z6&quot;)" office:value-type="float" office:value="1" calcext:value-type="float">
            <text:p>1</text:p>
          </table:table-cell>
          <table:table-cell table:formula="of:=INDIRECT(&quot;'../csvs/unc0_arr0_pip0_unr00.csv'#$unc0_arr0_pip0_unr00.aa6&quot;)" office:value-type="float" office:value="1" calcext:value-type="float">
            <text:p>1</text:p>
          </table:table-cell>
          <table:table-cell table:formula="of:=INDIRECT(&quot;'../csvs/unc0_arr0_pip0_unr00.csv'#$unc0_arr0_pip0_unr00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0_unr00.csv'#$unc0_arr0_pip0_unr00.a7&quot;)" office:value-type="float" office:value="656128" calcext:value-type="float">
            <text:p>656128</text:p>
          </table:table-cell>
          <table:table-cell table:formula="of:=INDIRECT(&quot;'../csvs/unc0_arr0_pip0_unr00.csv'#$unc0_arr0_pip0_unr00.b7&quot;)" office:value-type="float" office:value="2" calcext:value-type="float">
            <text:p>2</text:p>
          </table:table-cell>
          <table:table-cell table:formula="of:=INDIRECT(&quot;'../csvs/unc0_arr0_pip0_unr00.csv'#$unc0_arr0_pip0_unr00.c7&quot;)" office:value-type="float" office:value="1" calcext:value-type="float">
            <text:p>1</text:p>
          </table:table-cell>
          <table:table-cell table:formula="of:=INDIRECT(&quot;'../csvs/unc0_arr0_pip0_unr00.csv'#$unc0_arr0_pip0_unr00.d7&quot;)" office:value-type="float" office:value="12" calcext:value-type="float">
            <text:p>12</text:p>
          </table:table-cell>
          <table:table-cell table:formula="of:=INDIRECT(&quot;'../csvs/unc0_arr0_pip0_unr00.csv'#$unc0_arr0_pip0_unr00.e7&quot;)" office:value-type="float" office:value="12" calcext:value-type="float">
            <text:p>12</text:p>
          </table:table-cell>
          <table:table-cell table:formula="of:=INDIRECT(&quot;'../csvs/unc0_arr0_pip0_unr00.csv'#$unc0_arr0_pip0_unr00.f7&quot;)" office:value-type="float" office:value="12" calcext:value-type="float">
            <text:p>12</text:p>
          </table:table-cell>
          <table:table-cell table:formula="of:=INDIRECT(&quot;'../csvs/unc0_arr0_pip0_unr00.csv'#$unc0_arr0_pip0_unr00.g7&quot;)" office:value-type="float" office:value="0" calcext:value-type="float">
            <text:p>0</text:p>
          </table:table-cell>
          <table:table-cell table:formula="of:=INDIRECT(&quot;'../csvs/unc0_arr0_pip0_unr00.csv'#$unc0_arr0_pip0_unr00.h7&quot;)" office:value-type="float" office:value="9" calcext:value-type="float">
            <text:p>9</text:p>
          </table:table-cell>
          <table:table-cell table:formula="of:=INDIRECT(&quot;'../csvs/unc0_arr0_pip0_unr00.csv'#$unc0_arr0_pip0_unr00.i7&quot;)" office:value-type="float" office:value="5" calcext:value-type="float">
            <text:p>5</text:p>
          </table:table-cell>
          <table:table-cell table:formula="of:=INDIRECT(&quot;'../csvs/unc0_arr0_pip0_unr00.csv'#$unc0_arr0_pip0_unr00.j7&quot;)" office:value-type="float" office:value="348" calcext:value-type="float">
            <text:p>348</text:p>
          </table:table-cell>
          <table:table-cell table:formula="of:=INDIRECT(&quot;'../csvs/unc0_arr0_pip0_unr00.csv'#$unc0_arr0_pip0_unr00.k7&quot;)" office:value-type="float" office:value="711" calcext:value-type="float">
            <text:p>711</text:p>
          </table:table-cell>
          <table:table-cell table:formula="of:=INDIRECT(&quot;'../csvs/unc0_arr0_pip0_unr00.csv'#$unc0_arr0_pip0_unr00.l7&quot;)" office:value-type="float" office:value="1" calcext:value-type="float">
            <text:p>1</text:p>
          </table:table-cell>
          <table:table-cell table:formula="of:=INDIRECT(&quot;'../csvs/unc0_arr0_pip0_unr00.csv'#$unc0_arr0_pip0_unr00.m7&quot;)" office:value-type="float" office:value="0" calcext:value-type="float">
            <text:p>0</text:p>
          </table:table-cell>
          <table:table-cell table:formula="of:=INDIRECT(&quot;'../csvs/unc0_arr0_pip0_unr00.csv'#$unc0_arr0_pip0_unr00.n7&quot;)" office:value-type="float" office:value="1" calcext:value-type="float">
            <text:p>1</text:p>
          </table:table-cell>
          <table:table-cell table:formula="of:=INDIRECT(&quot;'../csvs/unc0_arr0_pip0_unr00.csv'#$unc0_arr0_pip0_unr00.o7&quot;)" office:value-type="float" office:value="0" calcext:value-type="float">
            <text:p>0</text:p>
          </table:table-cell>
          <table:table-cell table:formula="of:=INDIRECT(&quot;'../csvs/unc0_arr0_pip0_unr00.csv'#$unc0_arr0_pip0_unr00.p7&quot;)" office:value-type="float" office:value="10" calcext:value-type="float">
            <text:p>10</text:p>
          </table:table-cell>
          <table:table-cell table:formula="of:=INDIRECT(&quot;'../csvs/unc0_arr0_pip0_unr00.csv'#$unc0_arr0_pip0_unr00.q7&quot;)" office:value-type="float" office:value="5" calcext:value-type="float">
            <text:p>5</text:p>
          </table:table-cell>
          <table:table-cell table:formula="of:=INDIRECT(&quot;'../csvs/unc0_arr0_pip0_unr00.csv'#$unc0_arr0_pip0_unr00.r7&quot;)" office:value-type="float" office:value="130" calcext:value-type="float">
            <text:p>130</text:p>
          </table:table-cell>
          <table:table-cell table:formula="of:=INDIRECT(&quot;'../csvs/unc0_arr0_pip0_unr00.csv'#$unc0_arr0_pip0_unr00.s7&quot;)" office:value-type="float" office:value="348" calcext:value-type="float">
            <text:p>348</text:p>
          </table:table-cell>
          <table:table-cell table:formula="of:=INDIRECT(&quot;'../csvs/unc0_arr0_pip0_unr00.csv'#$unc0_arr0_pip0_unr00.t7&quot;)" office:value-type="float" office:value="711" calcext:value-type="float">
            <text:p>711</text:p>
          </table:table-cell>
          <table:table-cell table:formula="of:=INDIRECT(&quot;'../csvs/unc0_arr0_pip0_unr00.csv'#$unc0_arr0_pip0_unr00.u7&quot;)" office:value-type="float" office:value="1" calcext:value-type="float">
            <text:p>1</text:p>
          </table:table-cell>
          <table:table-cell table:formula="of:=INDIRECT(&quot;'../csvs/unc0_arr0_pip0_unr00.csv'#$unc0_arr0_pip0_unr00.v7&quot;)" office:value-type="float" office:value="0" calcext:value-type="float">
            <text:p>0</text:p>
          </table:table-cell>
          <table:table-cell table:formula="of:=INDIRECT(&quot;'../csvs/unc0_arr0_pip0_unr00.csv'#$unc0_arr0_pip0_unr00.w7&quot;)" office:value-type="float" office:value="1" calcext:value-type="float">
            <text:p>1</text:p>
          </table:table-cell>
          <table:table-cell table:formula="of:=INDIRECT(&quot;'../csvs/unc0_arr0_pip0_unr00.csv'#$unc0_arr0_pip0_unr00.x7&quot;)" office:value-type="float" office:value="0" calcext:value-type="float">
            <text:p>0</text:p>
          </table:table-cell>
          <table:table-cell table:formula="of:=INDIRECT(&quot;'../csvs/unc0_arr0_pip0_unr00.csv'#$unc0_arr0_pip0_unr00.y7&quot;)" office:value-type="float" office:value="1" calcext:value-type="float">
            <text:p>1</text:p>
          </table:table-cell>
          <table:table-cell table:formula="of:=INDIRECT(&quot;'../csvs/unc0_arr0_pip0_unr00.csv'#$unc0_arr0_pip0_unr00.z7&quot;)" office:value-type="float" office:value="1" calcext:value-type="float">
            <text:p>1</text:p>
          </table:table-cell>
          <table:table-cell table:formula="of:=INDIRECT(&quot;'../csvs/unc0_arr0_pip0_unr00.csv'#$unc0_arr0_pip0_unr00.aa7&quot;)" office:value-type="float" office:value="1" calcext:value-type="float">
            <text:p>1</text:p>
          </table:table-cell>
          <table:table-cell table:formula="of:=INDIRECT(&quot;'../csvs/unc0_arr0_pip0_unr00.csv'#$unc0_arr0_pip0_unr00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0_unr00.csv'#$unc0_arr0_pip0_unr00.a8&quot;)" office:value-type="float" office:value="29409280" calcext:value-type="float">
            <text:p>29409280</text:p>
          </table:table-cell>
          <table:table-cell table:formula="of:=INDIRECT(&quot;'../csvs/unc0_arr0_pip0_unr00.csv'#$unc0_arr0_pip0_unr00.b8&quot;)" office:value-type="float" office:value="3" calcext:value-type="float">
            <text:p>3</text:p>
          </table:table-cell>
          <table:table-cell table:formula="of:=INDIRECT(&quot;'../csvs/unc0_arr0_pip0_unr00.csv'#$unc0_arr0_pip0_unr00.c8&quot;)" office:value-type="float" office:value="1" calcext:value-type="float">
            <text:p>1</text:p>
          </table:table-cell>
          <table:table-cell table:formula="of:=INDIRECT(&quot;'../csvs/unc0_arr0_pip0_unr00.csv'#$unc0_arr0_pip0_unr00.d8&quot;)" office:value-type="float" office:value="20" calcext:value-type="float">
            <text:p>20</text:p>
          </table:table-cell>
          <table:table-cell table:formula="of:=INDIRECT(&quot;'../csvs/unc0_arr0_pip0_unr00.csv'#$unc0_arr0_pip0_unr00.e8&quot;)" office:value-type="float" office:value="22" calcext:value-type="float">
            <text:p>22</text:p>
          </table:table-cell>
          <table:table-cell table:formula="of:=INDIRECT(&quot;'../csvs/unc0_arr0_pip0_unr00.csv'#$unc0_arr0_pip0_unr00.f8&quot;)" office:value-type="float" office:value="22" calcext:value-type="float">
            <text:p>22</text:p>
          </table:table-cell>
          <table:table-cell table:formula="of:=INDIRECT(&quot;'../csvs/unc0_arr0_pip0_unr00.csv'#$unc0_arr0_pip0_unr00.g8&quot;)" office:value-type="float" office:value="0" calcext:value-type="float">
            <text:p>0</text:p>
          </table:table-cell>
          <table:table-cell table:formula="of:=INDIRECT(&quot;'../csvs/unc0_arr0_pip0_unr00.csv'#$unc0_arr0_pip0_unr00.h8&quot;)" office:value-type="float" office:value="13" calcext:value-type="float">
            <text:p>13</text:p>
          </table:table-cell>
          <table:table-cell table:formula="of:=INDIRECT(&quot;'../csvs/unc0_arr0_pip0_unr00.csv'#$unc0_arr0_pip0_unr00.i8&quot;)" office:value-type="float" office:value="5" calcext:value-type="float">
            <text:p>5</text:p>
          </table:table-cell>
          <table:table-cell table:formula="of:=INDIRECT(&quot;'../csvs/unc0_arr0_pip0_unr00.csv'#$unc0_arr0_pip0_unr00.j8&quot;)" office:value-type="float" office:value="348" calcext:value-type="float">
            <text:p>348</text:p>
          </table:table-cell>
          <table:table-cell table:formula="of:=INDIRECT(&quot;'../csvs/unc0_arr0_pip0_unr00.csv'#$unc0_arr0_pip0_unr00.k8&quot;)" office:value-type="float" office:value="711" calcext:value-type="float">
            <text:p>711</text:p>
          </table:table-cell>
          <table:table-cell table:formula="of:=INDIRECT(&quot;'../csvs/unc0_arr0_pip0_unr00.csv'#$unc0_arr0_pip0_unr00.l8&quot;)" office:value-type="float" office:value="1" calcext:value-type="float">
            <text:p>1</text:p>
          </table:table-cell>
          <table:table-cell table:formula="of:=INDIRECT(&quot;'../csvs/unc0_arr0_pip0_unr00.csv'#$unc0_arr0_pip0_unr00.m8&quot;)" office:value-type="float" office:value="0" calcext:value-type="float">
            <text:p>0</text:p>
          </table:table-cell>
          <table:table-cell table:formula="of:=INDIRECT(&quot;'../csvs/unc0_arr0_pip0_unr00.csv'#$unc0_arr0_pip0_unr00.n8&quot;)" office:value-type="float" office:value="1" calcext:value-type="float">
            <text:p>1</text:p>
          </table:table-cell>
          <table:table-cell table:formula="of:=INDIRECT(&quot;'../csvs/unc0_arr0_pip0_unr00.csv'#$unc0_arr0_pip0_unr00.o8&quot;)" office:value-type="float" office:value="0" calcext:value-type="float">
            <text:p>0</text:p>
          </table:table-cell>
          <table:table-cell table:formula="of:=INDIRECT(&quot;'../csvs/unc0_arr0_pip0_unr00.csv'#$unc0_arr0_pip0_unr00.p8&quot;)" office:value-type="float" office:value="14" calcext:value-type="float">
            <text:p>14</text:p>
          </table:table-cell>
          <table:table-cell table:formula="of:=INDIRECT(&quot;'../csvs/unc0_arr0_pip0_unr00.csv'#$unc0_arr0_pip0_unr00.q8&quot;)" office:value-type="float" office:value="5" calcext:value-type="float">
            <text:p>5</text:p>
          </table:table-cell>
          <table:table-cell table:formula="of:=INDIRECT(&quot;'../csvs/unc0_arr0_pip0_unr00.csv'#$unc0_arr0_pip0_unr00.r8&quot;)" office:value-type="float" office:value="96" calcext:value-type="float">
            <text:p>96</text:p>
          </table:table-cell>
          <table:table-cell table:formula="of:=INDIRECT(&quot;'../csvs/unc0_arr0_pip0_unr00.csv'#$unc0_arr0_pip0_unr00.s8&quot;)" office:value-type="float" office:value="348" calcext:value-type="float">
            <text:p>348</text:p>
          </table:table-cell>
          <table:table-cell table:formula="of:=INDIRECT(&quot;'../csvs/unc0_arr0_pip0_unr00.csv'#$unc0_arr0_pip0_unr00.t8&quot;)" office:value-type="float" office:value="711" calcext:value-type="float">
            <text:p>711</text:p>
          </table:table-cell>
          <table:table-cell table:formula="of:=INDIRECT(&quot;'../csvs/unc0_arr0_pip0_unr00.csv'#$unc0_arr0_pip0_unr00.u8&quot;)" office:value-type="float" office:value="1" calcext:value-type="float">
            <text:p>1</text:p>
          </table:table-cell>
          <table:table-cell table:formula="of:=INDIRECT(&quot;'../csvs/unc0_arr0_pip0_unr00.csv'#$unc0_arr0_pip0_unr00.v8&quot;)" office:value-type="float" office:value="0" calcext:value-type="float">
            <text:p>0</text:p>
          </table:table-cell>
          <table:table-cell table:formula="of:=INDIRECT(&quot;'../csvs/unc0_arr0_pip0_unr00.csv'#$unc0_arr0_pip0_unr00.w8&quot;)" office:value-type="float" office:value="1" calcext:value-type="float">
            <text:p>1</text:p>
          </table:table-cell>
          <table:table-cell table:formula="of:=INDIRECT(&quot;'../csvs/unc0_arr0_pip0_unr00.csv'#$unc0_arr0_pip0_unr00.x8&quot;)" office:value-type="float" office:value="0" calcext:value-type="float">
            <text:p>0</text:p>
          </table:table-cell>
          <table:table-cell table:formula="of:=INDIRECT(&quot;'../csvs/unc0_arr0_pip0_unr00.csv'#$unc0_arr0_pip0_unr00.y8&quot;)" office:value-type="float" office:value="1" calcext:value-type="float">
            <text:p>1</text:p>
          </table:table-cell>
          <table:table-cell table:formula="of:=INDIRECT(&quot;'../csvs/unc0_arr0_pip0_unr00.csv'#$unc0_arr0_pip0_unr00.z8&quot;)" office:value-type="float" office:value="1" calcext:value-type="float">
            <text:p>1</text:p>
          </table:table-cell>
          <table:table-cell table:formula="of:=INDIRECT(&quot;'../csvs/unc0_arr0_pip0_unr00.csv'#$unc0_arr0_pip0_unr00.aa8&quot;)" office:value-type="float" office:value="1" calcext:value-type="float">
            <text:p>1</text:p>
          </table:table-cell>
          <table:table-cell table:formula="of:=INDIRECT(&quot;'../csvs/unc0_arr0_pip0_unr00.csv'#$unc0_arr0_pip0_unr00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0_unr00.csv'#$unc0_arr0_pip0_unr00.a9&quot;)" office:value-type="float" office:value="27312128" calcext:value-type="float">
            <text:p>27312128</text:p>
          </table:table-cell>
          <table:table-cell table:formula="of:=INDIRECT(&quot;'../csvs/unc0_arr0_pip0_unr00.csv'#$unc0_arr0_pip0_unr00.b9&quot;)" office:value-type="float" office:value="3" calcext:value-type="float">
            <text:p>3</text:p>
          </table:table-cell>
          <table:table-cell table:formula="of:=INDIRECT(&quot;'../csvs/unc0_arr0_pip0_unr00.csv'#$unc0_arr0_pip0_unr00.c9&quot;)" office:value-type="float" office:value="1" calcext:value-type="float">
            <text:p>1</text:p>
          </table:table-cell>
          <table:table-cell table:formula="of:=INDIRECT(&quot;'../csvs/unc0_arr0_pip0_unr00.csv'#$unc0_arr0_pip0_unr00.d9&quot;)" office:value-type="float" office:value="14" calcext:value-type="float">
            <text:p>14</text:p>
          </table:table-cell>
          <table:table-cell table:formula="of:=INDIRECT(&quot;'../csvs/unc0_arr0_pip0_unr00.csv'#$unc0_arr0_pip0_unr00.e9&quot;)" office:value-type="float" office:value="14" calcext:value-type="float">
            <text:p>14</text:p>
          </table:table-cell>
          <table:table-cell table:formula="of:=INDIRECT(&quot;'../csvs/unc0_arr0_pip0_unr00.csv'#$unc0_arr0_pip0_unr00.f9&quot;)" office:value-type="float" office:value="14" calcext:value-type="float">
            <text:p>14</text:p>
          </table:table-cell>
          <table:table-cell table:formula="of:=INDIRECT(&quot;'../csvs/unc0_arr0_pip0_unr00.csv'#$unc0_arr0_pip0_unr00.g9&quot;)" office:value-type="float" office:value="0" calcext:value-type="float">
            <text:p>0</text:p>
          </table:table-cell>
          <table:table-cell table:formula="of:=INDIRECT(&quot;'../csvs/unc0_arr0_pip0_unr00.csv'#$unc0_arr0_pip0_unr00.h9&quot;)" office:value-type="float" office:value="12" calcext:value-type="float">
            <text:p>12</text:p>
          </table:table-cell>
          <table:table-cell table:formula="of:=INDIRECT(&quot;'../csvs/unc0_arr0_pip0_unr00.csv'#$unc0_arr0_pip0_unr00.i9&quot;)" office:value-type="float" office:value="5" calcext:value-type="float">
            <text:p>5</text:p>
          </table:table-cell>
          <table:table-cell table:formula="of:=INDIRECT(&quot;'../csvs/unc0_arr0_pip0_unr00.csv'#$unc0_arr0_pip0_unr00.j9&quot;)" office:value-type="float" office:value="348" calcext:value-type="float">
            <text:p>348</text:p>
          </table:table-cell>
          <table:table-cell table:formula="of:=INDIRECT(&quot;'../csvs/unc0_arr0_pip0_unr00.csv'#$unc0_arr0_pip0_unr00.k9&quot;)" office:value-type="float" office:value="711" calcext:value-type="float">
            <text:p>711</text:p>
          </table:table-cell>
          <table:table-cell table:formula="of:=INDIRECT(&quot;'../csvs/unc0_arr0_pip0_unr00.csv'#$unc0_arr0_pip0_unr00.l9&quot;)" office:value-type="float" office:value="1" calcext:value-type="float">
            <text:p>1</text:p>
          </table:table-cell>
          <table:table-cell table:formula="of:=INDIRECT(&quot;'../csvs/unc0_arr0_pip0_unr00.csv'#$unc0_arr0_pip0_unr00.m9&quot;)" office:value-type="float" office:value="0" calcext:value-type="float">
            <text:p>0</text:p>
          </table:table-cell>
          <table:table-cell table:formula="of:=INDIRECT(&quot;'../csvs/unc0_arr0_pip0_unr00.csv'#$unc0_arr0_pip0_unr00.n9&quot;)" office:value-type="float" office:value="1" calcext:value-type="float">
            <text:p>1</text:p>
          </table:table-cell>
          <table:table-cell table:formula="of:=INDIRECT(&quot;'../csvs/unc0_arr0_pip0_unr00.csv'#$unc0_arr0_pip0_unr00.o9&quot;)" office:value-type="float" office:value="0" calcext:value-type="float">
            <text:p>0</text:p>
          </table:table-cell>
          <table:table-cell table:formula="of:=INDIRECT(&quot;'../csvs/unc0_arr0_pip0_unr00.csv'#$unc0_arr0_pip0_unr00.p9&quot;)" office:value-type="float" office:value="13" calcext:value-type="float">
            <text:p>13</text:p>
          </table:table-cell>
          <table:table-cell table:formula="of:=INDIRECT(&quot;'../csvs/unc0_arr0_pip0_unr00.csv'#$unc0_arr0_pip0_unr00.q9&quot;)" office:value-type="float" office:value="5" calcext:value-type="float">
            <text:p>5</text:p>
          </table:table-cell>
          <table:table-cell table:formula="of:=INDIRECT(&quot;'../csvs/unc0_arr0_pip0_unr00.csv'#$unc0_arr0_pip0_unr00.r9&quot;)" office:value-type="float" office:value="64" calcext:value-type="float">
            <text:p>64</text:p>
          </table:table-cell>
          <table:table-cell table:formula="of:=INDIRECT(&quot;'../csvs/unc0_arr0_pip0_unr00.csv'#$unc0_arr0_pip0_unr00.s9&quot;)" office:value-type="float" office:value="348" calcext:value-type="float">
            <text:p>348</text:p>
          </table:table-cell>
          <table:table-cell table:formula="of:=INDIRECT(&quot;'../csvs/unc0_arr0_pip0_unr00.csv'#$unc0_arr0_pip0_unr00.t9&quot;)" office:value-type="float" office:value="711" calcext:value-type="float">
            <text:p>711</text:p>
          </table:table-cell>
          <table:table-cell table:formula="of:=INDIRECT(&quot;'../csvs/unc0_arr0_pip0_unr00.csv'#$unc0_arr0_pip0_unr00.u9&quot;)" office:value-type="float" office:value="1" calcext:value-type="float">
            <text:p>1</text:p>
          </table:table-cell>
          <table:table-cell table:formula="of:=INDIRECT(&quot;'../csvs/unc0_arr0_pip0_unr00.csv'#$unc0_arr0_pip0_unr00.v9&quot;)" office:value-type="float" office:value="0" calcext:value-type="float">
            <text:p>0</text:p>
          </table:table-cell>
          <table:table-cell table:formula="of:=INDIRECT(&quot;'../csvs/unc0_arr0_pip0_unr00.csv'#$unc0_arr0_pip0_unr00.w9&quot;)" office:value-type="float" office:value="1" calcext:value-type="float">
            <text:p>1</text:p>
          </table:table-cell>
          <table:table-cell table:formula="of:=INDIRECT(&quot;'../csvs/unc0_arr0_pip0_unr00.csv'#$unc0_arr0_pip0_unr00.x9&quot;)" office:value-type="float" office:value="0" calcext:value-type="float">
            <text:p>0</text:p>
          </table:table-cell>
          <table:table-cell table:formula="of:=INDIRECT(&quot;'../csvs/unc0_arr0_pip0_unr00.csv'#$unc0_arr0_pip0_unr00.y9&quot;)" office:value-type="float" office:value="1" calcext:value-type="float">
            <text:p>1</text:p>
          </table:table-cell>
          <table:table-cell table:formula="of:=INDIRECT(&quot;'../csvs/unc0_arr0_pip0_unr00.csv'#$unc0_arr0_pip0_unr00.z9&quot;)" office:value-type="float" office:value="1" calcext:value-type="float">
            <text:p>1</text:p>
          </table:table-cell>
          <table:table-cell table:formula="of:=INDIRECT(&quot;'../csvs/unc0_arr0_pip0_unr00.csv'#$unc0_arr0_pip0_unr00.aa9&quot;)" office:value-type="float" office:value="1" calcext:value-type="float">
            <text:p>1</text:p>
          </table:table-cell>
          <table:table-cell table:formula="of:=INDIRECT(&quot;'../csvs/unc0_arr0_pip0_unr00.csv'#$unc0_arr0_pip0_unr00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0_unr00.csv'#$unc0_arr0_pip0_unr00.a11&quot;)" office:value-type="float" office:value="147712" calcext:value-type="float">
            <text:p>147712</text:p>
          </table:table-cell>
          <table:table-cell table:formula="of:=INDIRECT(&quot;'../csvs/unc0_arr0_pip0_unr00.csv'#$unc0_arr0_pip0_unr00.b11&quot;)" office:value-type="float" office:value="2" calcext:value-type="float">
            <text:p>2</text:p>
          </table:table-cell>
          <table:table-cell table:formula="of:=INDIRECT(&quot;'../csvs/unc0_arr0_pip0_unr00.csv'#$unc0_arr0_pip0_unr00.c11&quot;)" office:value-type="float" office:value="1" calcext:value-type="float">
            <text:p>1</text:p>
          </table:table-cell>
          <table:table-cell table:formula="of:=INDIRECT(&quot;'../csvs/unc0_arr0_pip0_unr00.csv'#$unc0_arr0_pip0_unr00.d11&quot;)" office:value-type="float" office:value="11" calcext:value-type="float">
            <text:p>11</text:p>
          </table:table-cell>
          <table:table-cell table:formula="of:=INDIRECT(&quot;'../csvs/unc0_arr0_pip0_unr00.csv'#$unc0_arr0_pip0_unr00.e11&quot;)" office:value-type="float" office:value="11" calcext:value-type="float">
            <text:p>11</text:p>
          </table:table-cell>
          <table:table-cell table:formula="of:=INDIRECT(&quot;'../csvs/unc0_arr0_pip0_unr00.csv'#$unc0_arr0_pip0_unr00.f11&quot;)" office:value-type="float" office:value="11" calcext:value-type="float">
            <text:p>11</text:p>
          </table:table-cell>
          <table:table-cell table:formula="of:=INDIRECT(&quot;'../csvs/unc0_arr0_pip0_unr00.csv'#$unc0_arr0_pip0_unr00.g11&quot;)" office:value-type="float" office:value="0" calcext:value-type="float">
            <text:p>0</text:p>
          </table:table-cell>
          <table:table-cell table:formula="of:=INDIRECT(&quot;'../csvs/unc0_arr0_pip0_unr00.csv'#$unc0_arr0_pip0_unr00.h11&quot;)" office:value-type="float" office:value="8" calcext:value-type="float">
            <text:p>8</text:p>
          </table:table-cell>
          <table:table-cell table:formula="of:=INDIRECT(&quot;'../csvs/unc0_arr0_pip0_unr00.csv'#$unc0_arr0_pip0_unr00.i11&quot;)" office:value-type="float" office:value="3" calcext:value-type="float">
            <text:p>3</text:p>
          </table:table-cell>
          <table:table-cell table:formula="of:=INDIRECT(&quot;'../csvs/unc0_arr0_pip0_unr00.csv'#$unc0_arr0_pip0_unr00.j11&quot;)" office:value-type="float" office:value="128" calcext:value-type="float">
            <text:p>128</text:p>
          </table:table-cell>
          <table:table-cell table:formula="of:=INDIRECT(&quot;'../csvs/unc0_arr0_pip0_unr00.csv'#$unc0_arr0_pip0_unr00.k11&quot;)" office:value-type="float" office:value="135" calcext:value-type="float">
            <text:p>135</text:p>
          </table:table-cell>
          <table:table-cell table:formula="of:=INDIRECT(&quot;'../csvs/unc0_arr0_pip0_unr00.csv'#$unc0_arr0_pip0_unr00.l11&quot;)" office:value-type="float" office:value="0" calcext:value-type="float">
            <text:p>0</text:p>
          </table:table-cell>
          <table:table-cell table:formula="of:=INDIRECT(&quot;'../csvs/unc0_arr0_pip0_unr00.csv'#$unc0_arr0_pip0_unr00.m11&quot;)" office:value-type="float" office:value="0" calcext:value-type="float">
            <text:p>0</text:p>
          </table:table-cell>
          <table:table-cell table:formula="of:=INDIRECT(&quot;'../csvs/unc0_arr0_pip0_unr00.csv'#$unc0_arr0_pip0_unr00.n11&quot;)" office:value-type="float" office:value="1" calcext:value-type="float">
            <text:p>1</text:p>
          </table:table-cell>
          <table:table-cell table:formula="of:=INDIRECT(&quot;'../csvs/unc0_arr0_pip0_unr00.csv'#$unc0_arr0_pip0_unr00.o11&quot;)" office:value-type="float" office:value="0" calcext:value-type="float">
            <text:p>0</text:p>
          </table:table-cell>
          <table:table-cell table:formula="of:=INDIRECT(&quot;'../csvs/unc0_arr0_pip0_unr00.csv'#$unc0_arr0_pip0_unr00.p11&quot;)" office:value-type="float" office:value="9" calcext:value-type="float">
            <text:p>9</text:p>
          </table:table-cell>
          <table:table-cell table:formula="of:=INDIRECT(&quot;'../csvs/unc0_arr0_pip0_unr00.csv'#$unc0_arr0_pip0_unr00.q11&quot;)" office:value-type="float" office:value="5" calcext:value-type="float">
            <text:p>5</text:p>
          </table:table-cell>
          <table:table-cell table:formula="of:=INDIRECT(&quot;'../csvs/unc0_arr0_pip0_unr00.csv'#$unc0_arr0_pip0_unr00.r11&quot;)" office:value-type="float" office:value="34" calcext:value-type="float">
            <text:p>34</text:p>
          </table:table-cell>
          <table:table-cell table:formula="of:=INDIRECT(&quot;'../csvs/unc0_arr0_pip0_unr00.csv'#$unc0_arr0_pip0_unr00.s11&quot;)" office:value-type="float" office:value="355" calcext:value-type="float">
            <text:p>355</text:p>
          </table:table-cell>
          <table:table-cell table:formula="of:=INDIRECT(&quot;'../csvs/unc0_arr0_pip0_unr00.csv'#$unc0_arr0_pip0_unr00.t11&quot;)" office:value-type="float" office:value="349" calcext:value-type="float">
            <text:p>349</text:p>
          </table:table-cell>
          <table:table-cell table:formula="of:=INDIRECT(&quot;'../csvs/unc0_arr0_pip0_unr00.csv'#$unc0_arr0_pip0_unr00.u11&quot;)" office:value-type="float" office:value="1" calcext:value-type="float">
            <text:p>1</text:p>
          </table:table-cell>
          <table:table-cell table:formula="of:=INDIRECT(&quot;'../csvs/unc0_arr0_pip0_unr00.csv'#$unc0_arr0_pip0_unr00.v11&quot;)" office:value-type="float" office:value="0" calcext:value-type="float">
            <text:p>0</text:p>
          </table:table-cell>
          <table:table-cell table:formula="of:=INDIRECT(&quot;'../csvs/unc0_arr0_pip0_unr00.csv'#$unc0_arr0_pip0_unr00.w11&quot;)" office:value-type="float" office:value="1" calcext:value-type="float">
            <text:p>1</text:p>
          </table:table-cell>
          <table:table-cell table:formula="of:=INDIRECT(&quot;'../csvs/unc0_arr0_pip0_unr00.csv'#$unc0_arr0_pip0_unr00.x11&quot;)" office:value-type="float" office:value="0" calcext:value-type="float">
            <text:p>0</text:p>
          </table:table-cell>
          <table:table-cell table:formula="of:=INDIRECT(&quot;'../csvs/unc0_arr0_pip0_unr00.csv'#$unc0_arr0_pip0_unr00.y11&quot;)" office:value-type="float" office:value="1" calcext:value-type="float">
            <text:p>1</text:p>
          </table:table-cell>
          <table:table-cell table:formula="of:=INDIRECT(&quot;'../csvs/unc0_arr0_pip0_unr00.csv'#$unc0_arr0_pip0_unr00.z11&quot;)" office:value-type="float" office:value="1" calcext:value-type="float">
            <text:p>1</text:p>
          </table:table-cell>
          <table:table-cell table:formula="of:=INDIRECT(&quot;'../csvs/unc0_arr0_pip0_unr00.csv'#$unc0_arr0_pip0_unr00.aa11&quot;)" office:value-type="float" office:value="1" calcext:value-type="float">
            <text:p>1</text:p>
          </table:table-cell>
          <table:table-cell table:formula="of:=INDIRECT(&quot;'../csvs/unc0_arr0_pip0_unr00.csv'#$unc0_arr0_pip0_unr00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0_unr00.csv'#$unc0_arr0_pip0_unr00.a12&quot;)" office:value-type="float" office:value="655872" calcext:value-type="float">
            <text:p>655872</text:p>
          </table:table-cell>
          <table:table-cell table:formula="of:=INDIRECT(&quot;'../csvs/unc0_arr0_pip0_unr00.csv'#$unc0_arr0_pip0_unr00.b12&quot;)" office:value-type="float" office:value="2" calcext:value-type="float">
            <text:p>2</text:p>
          </table:table-cell>
          <table:table-cell table:formula="of:=INDIRECT(&quot;'../csvs/unc0_arr0_pip0_unr00.csv'#$unc0_arr0_pip0_unr00.c12&quot;)" office:value-type="float" office:value="1" calcext:value-type="float">
            <text:p>1</text:p>
          </table:table-cell>
          <table:table-cell table:formula="of:=INDIRECT(&quot;'../csvs/unc0_arr0_pip0_unr00.csv'#$unc0_arr0_pip0_unr00.d12&quot;)" office:value-type="float" office:value="19" calcext:value-type="float">
            <text:p>19</text:p>
          </table:table-cell>
          <table:table-cell table:formula="of:=INDIRECT(&quot;'../csvs/unc0_arr0_pip0_unr00.csv'#$unc0_arr0_pip0_unr00.e12&quot;)" office:value-type="float" office:value="21" calcext:value-type="float">
            <text:p>21</text:p>
          </table:table-cell>
          <table:table-cell table:formula="of:=INDIRECT(&quot;'../csvs/unc0_arr0_pip0_unr00.csv'#$unc0_arr0_pip0_unr00.f12&quot;)" office:value-type="float" office:value="21" calcext:value-type="float">
            <text:p>21</text:p>
          </table:table-cell>
          <table:table-cell table:formula="of:=INDIRECT(&quot;'../csvs/unc0_arr0_pip0_unr00.csv'#$unc0_arr0_pip0_unr00.g12&quot;)" office:value-type="float" office:value="0" calcext:value-type="float">
            <text:p>0</text:p>
          </table:table-cell>
          <table:table-cell table:formula="of:=INDIRECT(&quot;'../csvs/unc0_arr0_pip0_unr00.csv'#$unc0_arr0_pip0_unr00.h12&quot;)" office:value-type="float" office:value="9" calcext:value-type="float">
            <text:p>9</text:p>
          </table:table-cell>
          <table:table-cell table:formula="of:=INDIRECT(&quot;'../csvs/unc0_arr0_pip0_unr00.csv'#$unc0_arr0_pip0_unr00.i12&quot;)" office:value-type="float" office:value="10" calcext:value-type="float">
            <text:p>10</text:p>
          </table:table-cell>
          <table:table-cell table:formula="of:=INDIRECT(&quot;'../csvs/unc0_arr0_pip0_unr00.csv'#$unc0_arr0_pip0_unr00.j12&quot;)" office:value-type="float" office:value="710" calcext:value-type="float">
            <text:p>710</text:p>
          </table:table-cell>
          <table:table-cell table:formula="of:=INDIRECT(&quot;'../csvs/unc0_arr0_pip0_unr00.csv'#$unc0_arr0_pip0_unr00.k12&quot;)" office:value-type="float" office:value="698" calcext:value-type="float">
            <text:p>698</text:p>
          </table:table-cell>
          <table:table-cell table:formula="of:=INDIRECT(&quot;'../csvs/unc0_arr0_pip0_unr00.csv'#$unc0_arr0_pip0_unr00.l12&quot;)" office:value-type="float" office:value="2" calcext:value-type="float">
            <text:p>2</text:p>
          </table:table-cell>
          <table:table-cell table:formula="of:=INDIRECT(&quot;'../csvs/unc0_arr0_pip0_unr00.csv'#$unc0_arr0_pip0_unr00.m12&quot;)" office:value-type="float" office:value="0" calcext:value-type="float">
            <text:p>0</text:p>
          </table:table-cell>
          <table:table-cell table:formula="of:=INDIRECT(&quot;'../csvs/unc0_arr0_pip0_unr00.csv'#$unc0_arr0_pip0_unr00.n12&quot;)" office:value-type="float" office:value="2" calcext:value-type="float">
            <text:p>2</text:p>
          </table:table-cell>
          <table:table-cell table:formula="of:=INDIRECT(&quot;'../csvs/unc0_arr0_pip0_unr00.csv'#$unc0_arr0_pip0_unr00.o12&quot;)" office:value-type="float" office:value="0" calcext:value-type="float">
            <text:p>0</text:p>
          </table:table-cell>
          <table:table-cell table:formula="of:=INDIRECT(&quot;'../csvs/unc0_arr0_pip0_unr00.csv'#$unc0_arr0_pip0_unr00.p12&quot;)" office:value-type="float" office:value="10" calcext:value-type="float">
            <text:p>10</text:p>
          </table:table-cell>
          <table:table-cell table:formula="of:=INDIRECT(&quot;'../csvs/unc0_arr0_pip0_unr00.csv'#$unc0_arr0_pip0_unr00.q12&quot;)" office:value-type="float" office:value="10" calcext:value-type="float">
            <text:p>10</text:p>
          </table:table-cell>
          <table:table-cell table:formula="of:=INDIRECT(&quot;'../csvs/unc0_arr0_pip0_unr00.csv'#$unc0_arr0_pip0_unr00.r12&quot;)" office:value-type="float" office:value="132" calcext:value-type="float">
            <text:p>132</text:p>
          </table:table-cell>
          <table:table-cell table:formula="of:=INDIRECT(&quot;'../csvs/unc0_arr0_pip0_unr00.csv'#$unc0_arr0_pip0_unr00.s12&quot;)" office:value-type="float" office:value="710" calcext:value-type="float">
            <text:p>710</text:p>
          </table:table-cell>
          <table:table-cell table:formula="of:=INDIRECT(&quot;'../csvs/unc0_arr0_pip0_unr00.csv'#$unc0_arr0_pip0_unr00.t12&quot;)" office:value-type="float" office:value="698" calcext:value-type="float">
            <text:p>698</text:p>
          </table:table-cell>
          <table:table-cell table:formula="of:=INDIRECT(&quot;'../csvs/unc0_arr0_pip0_unr00.csv'#$unc0_arr0_pip0_unr00.u12&quot;)" office:value-type="float" office:value="2" calcext:value-type="float">
            <text:p>2</text:p>
          </table:table-cell>
          <table:table-cell table:formula="of:=INDIRECT(&quot;'../csvs/unc0_arr0_pip0_unr00.csv'#$unc0_arr0_pip0_unr00.v12&quot;)" office:value-type="float" office:value="0" calcext:value-type="float">
            <text:p>0</text:p>
          </table:table-cell>
          <table:table-cell table:formula="of:=INDIRECT(&quot;'../csvs/unc0_arr0_pip0_unr00.csv'#$unc0_arr0_pip0_unr00.w12&quot;)" office:value-type="float" office:value="2" calcext:value-type="float">
            <text:p>2</text:p>
          </table:table-cell>
          <table:table-cell table:formula="of:=INDIRECT(&quot;'../csvs/unc0_arr0_pip0_unr00.csv'#$unc0_arr0_pip0_unr00.x12&quot;)" office:value-type="float" office:value="0" calcext:value-type="float">
            <text:p>0</text:p>
          </table:table-cell>
          <table:table-cell table:formula="of:=INDIRECT(&quot;'../csvs/unc0_arr0_pip0_unr00.csv'#$unc0_arr0_pip0_unr00.y12&quot;)" office:value-type="float" office:value="1" calcext:value-type="float">
            <text:p>1</text:p>
          </table:table-cell>
          <table:table-cell table:formula="of:=INDIRECT(&quot;'../csvs/unc0_arr0_pip0_unr00.csv'#$unc0_arr0_pip0_unr00.z12&quot;)" office:value-type="float" office:value="1" calcext:value-type="float">
            <text:p>1</text:p>
          </table:table-cell>
          <table:table-cell table:formula="of:=INDIRECT(&quot;'../csvs/unc0_arr0_pip0_unr00.csv'#$unc0_arr0_pip0_unr00.aa12&quot;)" office:value-type="float" office:value="1" calcext:value-type="float">
            <text:p>1</text:p>
          </table:table-cell>
          <table:table-cell table:formula="of:=INDIRECT(&quot;'../csvs/unc0_arr0_pip0_unr00.csv'#$unc0_arr0_pip0_unr00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0_unr00.csv'#$unc0_arr0_pip0_unr00.a13&quot;)" office:value-type="float" office:value="603540" calcext:value-type="float">
            <text:p>603540</text:p>
          </table:table-cell>
          <table:table-cell table:formula="of:=INDIRECT(&quot;'../csvs/unc0_arr0_pip0_unr00.csv'#$unc0_arr0_pip0_unr00.b13&quot;)" office:value-type="float" office:value="2" calcext:value-type="float">
            <text:p>2</text:p>
          </table:table-cell>
          <table:table-cell table:formula="of:=INDIRECT(&quot;'../csvs/unc0_arr0_pip0_unr00.csv'#$unc0_arr0_pip0_unr00.c13&quot;)" office:value-type="float" office:value="1" calcext:value-type="float">
            <text:p>1</text:p>
          </table:table-cell>
          <table:table-cell table:formula="of:=INDIRECT(&quot;'../csvs/unc0_arr0_pip0_unr00.csv'#$unc0_arr0_pip0_unr00.d13&quot;)" office:value-type="float" office:value="50" calcext:value-type="float">
            <text:p>50</text:p>
          </table:table-cell>
          <table:table-cell table:formula="of:=INDIRECT(&quot;'../csvs/unc0_arr0_pip0_unr00.csv'#$unc0_arr0_pip0_unr00.e13&quot;)" office:value-type="float" office:value="58" calcext:value-type="float">
            <text:p>58</text:p>
          </table:table-cell>
          <table:table-cell table:formula="of:=INDIRECT(&quot;'../csvs/unc0_arr0_pip0_unr00.csv'#$unc0_arr0_pip0_unr00.f13&quot;)" office:value-type="float" office:value="58" calcext:value-type="float">
            <text:p>58</text:p>
          </table:table-cell>
          <table:table-cell table:formula="of:=INDIRECT(&quot;'../csvs/unc0_arr0_pip0_unr00.csv'#$unc0_arr0_pip0_unr00.g13&quot;)" office:value-type="float" office:value="0" calcext:value-type="float">
            <text:p>0</text:p>
          </table:table-cell>
          <table:table-cell table:formula="of:=INDIRECT(&quot;'../csvs/unc0_arr0_pip0_unr00.csv'#$unc0_arr0_pip0_unr00.h13&quot;)" office:value-type="float" office:value="37" calcext:value-type="float">
            <text:p>37</text:p>
          </table:table-cell>
          <table:table-cell table:formula="of:=INDIRECT(&quot;'../csvs/unc0_arr0_pip0_unr00.csv'#$unc0_arr0_pip0_unr00.i13&quot;)" office:value-type="float" office:value="8" calcext:value-type="float">
            <text:p>8</text:p>
          </table:table-cell>
          <table:table-cell table:formula="of:=INDIRECT(&quot;'../csvs/unc0_arr0_pip0_unr00.csv'#$unc0_arr0_pip0_unr00.j13&quot;)" office:value-type="float" office:value="483" calcext:value-type="float">
            <text:p>483</text:p>
          </table:table-cell>
          <table:table-cell table:formula="of:=INDIRECT(&quot;'../csvs/unc0_arr0_pip0_unr00.csv'#$unc0_arr0_pip0_unr00.k13&quot;)" office:value-type="float" office:value="484" calcext:value-type="float">
            <text:p>484</text:p>
          </table:table-cell>
          <table:table-cell table:formula="of:=INDIRECT(&quot;'../csvs/unc0_arr0_pip0_unr00.csv'#$unc0_arr0_pip0_unr00.l13&quot;)" office:value-type="float" office:value="1" calcext:value-type="float">
            <text:p>1</text:p>
          </table:table-cell>
          <table:table-cell table:formula="of:=INDIRECT(&quot;'../csvs/unc0_arr0_pip0_unr00.csv'#$unc0_arr0_pip0_unr00.m13&quot;)" office:value-type="float" office:value="0" calcext:value-type="float">
            <text:p>0</text:p>
          </table:table-cell>
          <table:table-cell table:formula="of:=INDIRECT(&quot;'../csvs/unc0_arr0_pip0_unr00.csv'#$unc0_arr0_pip0_unr00.n13&quot;)" office:value-type="float" office:value="2" calcext:value-type="float">
            <text:p>2</text:p>
          </table:table-cell>
          <table:table-cell table:formula="of:=INDIRECT(&quot;'../csvs/unc0_arr0_pip0_unr00.csv'#$unc0_arr0_pip0_unr00.o13&quot;)" office:value-type="float" office:value="0" calcext:value-type="float">
            <text:p>0</text:p>
          </table:table-cell>
          <table:table-cell table:formula="of:=INDIRECT(&quot;'../csvs/unc0_arr0_pip0_unr00.csv'#$unc0_arr0_pip0_unr00.p13&quot;)" office:value-type="float" office:value="38" calcext:value-type="float">
            <text:p>38</text:p>
          </table:table-cell>
          <table:table-cell table:formula="of:=INDIRECT(&quot;'../csvs/unc0_arr0_pip0_unr00.csv'#$unc0_arr0_pip0_unr00.q13&quot;)" office:value-type="float" office:value="8" calcext:value-type="float">
            <text:p>8</text:p>
          </table:table-cell>
          <table:table-cell table:formula="of:=INDIRECT(&quot;'../csvs/unc0_arr0_pip0_unr00.csv'#$unc0_arr0_pip0_unr00.r13&quot;)" office:value-type="float" office:value="64" calcext:value-type="float">
            <text:p>64</text:p>
          </table:table-cell>
          <table:table-cell table:formula="of:=INDIRECT(&quot;'../csvs/unc0_arr0_pip0_unr00.csv'#$unc0_arr0_pip0_unr00.s13&quot;)" office:value-type="float" office:value="483" calcext:value-type="float">
            <text:p>483</text:p>
          </table:table-cell>
          <table:table-cell table:formula="of:=INDIRECT(&quot;'../csvs/unc0_arr0_pip0_unr00.csv'#$unc0_arr0_pip0_unr00.t13&quot;)" office:value-type="float" office:value="484" calcext:value-type="float">
            <text:p>484</text:p>
          </table:table-cell>
          <table:table-cell table:formula="of:=INDIRECT(&quot;'../csvs/unc0_arr0_pip0_unr00.csv'#$unc0_arr0_pip0_unr00.u13&quot;)" office:value-type="float" office:value="1" calcext:value-type="float">
            <text:p>1</text:p>
          </table:table-cell>
          <table:table-cell table:formula="of:=INDIRECT(&quot;'../csvs/unc0_arr0_pip0_unr00.csv'#$unc0_arr0_pip0_unr00.v13&quot;)" office:value-type="float" office:value="0" calcext:value-type="float">
            <text:p>0</text:p>
          </table:table-cell>
          <table:table-cell table:formula="of:=INDIRECT(&quot;'../csvs/unc0_arr0_pip0_unr00.csv'#$unc0_arr0_pip0_unr00.w13&quot;)" office:value-type="float" office:value="2" calcext:value-type="float">
            <text:p>2</text:p>
          </table:table-cell>
          <table:table-cell table:formula="of:=INDIRECT(&quot;'../csvs/unc0_arr0_pip0_unr00.csv'#$unc0_arr0_pip0_unr00.x13&quot;)" office:value-type="float" office:value="0" calcext:value-type="float">
            <text:p>0</text:p>
          </table:table-cell>
          <table:table-cell table:formula="of:=INDIRECT(&quot;'../csvs/unc0_arr0_pip0_unr00.csv'#$unc0_arr0_pip0_unr00.y13&quot;)" office:value-type="float" office:value="5" calcext:value-type="float">
            <text:p>5</text:p>
          </table:table-cell>
          <table:table-cell table:formula="of:=INDIRECT(&quot;'../csvs/unc0_arr0_pip0_unr00.csv'#$unc0_arr0_pip0_unr00.z13&quot;)" office:value-type="float" office:value="1" calcext:value-type="float">
            <text:p>1</text:p>
          </table:table-cell>
          <table:table-cell table:formula="of:=INDIRECT(&quot;'../csvs/unc0_arr0_pip0_unr00.csv'#$unc0_arr0_pip0_unr00.aa13&quot;)" office:value-type="float" office:value="5" calcext:value-type="float">
            <text:p>5</text:p>
          </table:table-cell>
          <table:table-cell table:formula="of:=INDIRECT(&quot;'../csvs/unc0_arr0_pip0_unr00.csv'#$unc0_arr0_pip0_unr00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0_unr00.csv'#$unc0_arr0_pip0_unr00.a14&quot;)" office:value-type="float" office:value="1675860" calcext:value-type="float">
            <text:p>1675860</text:p>
          </table:table-cell>
          <table:table-cell table:formula="of:=INDIRECT(&quot;'../csvs/unc0_arr0_pip0_unr00.csv'#$unc0_arr0_pip0_unr00.b14&quot;)" office:value-type="float" office:value="3" calcext:value-type="float">
            <text:p>3</text:p>
          </table:table-cell>
          <table:table-cell table:formula="of:=INDIRECT(&quot;'../csvs/unc0_arr0_pip0_unr00.csv'#$unc0_arr0_pip0_unr00.c14&quot;)" office:value-type="float" office:value="1" calcext:value-type="float">
            <text:p>1</text:p>
          </table:table-cell>
          <table:table-cell table:formula="of:=INDIRECT(&quot;'../csvs/unc0_arr0_pip0_unr00.csv'#$unc0_arr0_pip0_unr00.d14&quot;)" office:value-type="float" office:value="68" calcext:value-type="float">
            <text:p>68</text:p>
          </table:table-cell>
          <table:table-cell table:formula="of:=INDIRECT(&quot;'../csvs/unc0_arr0_pip0_unr00.csv'#$unc0_arr0_pip0_unr00.e14&quot;)" office:value-type="float" office:value="82" calcext:value-type="float">
            <text:p>82</text:p>
          </table:table-cell>
          <table:table-cell table:formula="of:=INDIRECT(&quot;'../csvs/unc0_arr0_pip0_unr00.csv'#$unc0_arr0_pip0_unr00.f14&quot;)" office:value-type="float" office:value="82" calcext:value-type="float">
            <text:p>82</text:p>
          </table:table-cell>
          <table:table-cell table:formula="of:=INDIRECT(&quot;'../csvs/unc0_arr0_pip0_unr00.csv'#$unc0_arr0_pip0_unr00.g14&quot;)" office:value-type="float" office:value="0" calcext:value-type="float">
            <text:p>0</text:p>
          </table:table-cell>
          <table:table-cell table:formula="of:=INDIRECT(&quot;'../csvs/unc0_arr0_pip0_unr00.csv'#$unc0_arr0_pip0_unr00.h14&quot;)" office:value-type="float" office:value="61" calcext:value-type="float">
            <text:p>61</text:p>
          </table:table-cell>
          <table:table-cell table:formula="of:=INDIRECT(&quot;'../csvs/unc0_arr0_pip0_unr00.csv'#$unc0_arr0_pip0_unr00.i14&quot;)" office:value-type="float" office:value="8" calcext:value-type="float">
            <text:p>8</text:p>
          </table:table-cell>
          <table:table-cell table:formula="of:=INDIRECT(&quot;'../csvs/unc0_arr0_pip0_unr00.csv'#$unc0_arr0_pip0_unr00.j14&quot;)" office:value-type="float" office:value="483" calcext:value-type="float">
            <text:p>483</text:p>
          </table:table-cell>
          <table:table-cell table:formula="of:=INDIRECT(&quot;'../csvs/unc0_arr0_pip0_unr00.csv'#$unc0_arr0_pip0_unr00.k14&quot;)" office:value-type="float" office:value="484" calcext:value-type="float">
            <text:p>484</text:p>
          </table:table-cell>
          <table:table-cell table:formula="of:=INDIRECT(&quot;'../csvs/unc0_arr0_pip0_unr00.csv'#$unc0_arr0_pip0_unr00.l14&quot;)" office:value-type="float" office:value="1" calcext:value-type="float">
            <text:p>1</text:p>
          </table:table-cell>
          <table:table-cell table:formula="of:=INDIRECT(&quot;'../csvs/unc0_arr0_pip0_unr00.csv'#$unc0_arr0_pip0_unr00.m14&quot;)" office:value-type="float" office:value="0" calcext:value-type="float">
            <text:p>0</text:p>
          </table:table-cell>
          <table:table-cell table:formula="of:=INDIRECT(&quot;'../csvs/unc0_arr0_pip0_unr00.csv'#$unc0_arr0_pip0_unr00.n14&quot;)" office:value-type="float" office:value="2" calcext:value-type="float">
            <text:p>2</text:p>
          </table:table-cell>
          <table:table-cell table:formula="of:=INDIRECT(&quot;'../csvs/unc0_arr0_pip0_unr00.csv'#$unc0_arr0_pip0_unr00.o14&quot;)" office:value-type="float" office:value="0" calcext:value-type="float">
            <text:p>0</text:p>
          </table:table-cell>
          <table:table-cell table:formula="of:=INDIRECT(&quot;'../csvs/unc0_arr0_pip0_unr00.csv'#$unc0_arr0_pip0_unr00.p14&quot;)" office:value-type="float" office:value="62" calcext:value-type="float">
            <text:p>62</text:p>
          </table:table-cell>
          <table:table-cell table:formula="of:=INDIRECT(&quot;'../csvs/unc0_arr0_pip0_unr00.csv'#$unc0_arr0_pip0_unr00.q14&quot;)" office:value-type="float" office:value="8" calcext:value-type="float">
            <text:p>8</text:p>
          </table:table-cell>
          <table:table-cell table:formula="of:=INDIRECT(&quot;'../csvs/unc0_arr0_pip0_unr00.csv'#$unc0_arr0_pip0_unr00.r14&quot;)" office:value-type="float" office:value="128" calcext:value-type="float">
            <text:p>128</text:p>
          </table:table-cell>
          <table:table-cell table:formula="of:=INDIRECT(&quot;'../csvs/unc0_arr0_pip0_unr00.csv'#$unc0_arr0_pip0_unr00.s14&quot;)" office:value-type="float" office:value="483" calcext:value-type="float">
            <text:p>483</text:p>
          </table:table-cell>
          <table:table-cell table:formula="of:=INDIRECT(&quot;'../csvs/unc0_arr0_pip0_unr00.csv'#$unc0_arr0_pip0_unr00.t14&quot;)" office:value-type="float" office:value="484" calcext:value-type="float">
            <text:p>484</text:p>
          </table:table-cell>
          <table:table-cell table:formula="of:=INDIRECT(&quot;'../csvs/unc0_arr0_pip0_unr00.csv'#$unc0_arr0_pip0_unr00.u14&quot;)" office:value-type="float" office:value="1" calcext:value-type="float">
            <text:p>1</text:p>
          </table:table-cell>
          <table:table-cell table:formula="of:=INDIRECT(&quot;'../csvs/unc0_arr0_pip0_unr00.csv'#$unc0_arr0_pip0_unr00.v14&quot;)" office:value-type="float" office:value="0" calcext:value-type="float">
            <text:p>0</text:p>
          </table:table-cell>
          <table:table-cell table:formula="of:=INDIRECT(&quot;'../csvs/unc0_arr0_pip0_unr00.csv'#$unc0_arr0_pip0_unr00.w14&quot;)" office:value-type="float" office:value="2" calcext:value-type="float">
            <text:p>2</text:p>
          </table:table-cell>
          <table:table-cell table:formula="of:=INDIRECT(&quot;'../csvs/unc0_arr0_pip0_unr00.csv'#$unc0_arr0_pip0_unr00.x14&quot;)" office:value-type="float" office:value="0" calcext:value-type="float">
            <text:p>0</text:p>
          </table:table-cell>
          <table:table-cell table:formula="of:=INDIRECT(&quot;'../csvs/unc0_arr0_pip0_unr00.csv'#$unc0_arr0_pip0_unr00.y14&quot;)" office:value-type="float" office:value="6" calcext:value-type="float">
            <text:p>6</text:p>
          </table:table-cell>
          <table:table-cell table:formula="of:=INDIRECT(&quot;'../csvs/unc0_arr0_pip0_unr00.csv'#$unc0_arr0_pip0_unr00.z14&quot;)" office:value-type="float" office:value="1" calcext:value-type="float">
            <text:p>1</text:p>
          </table:table-cell>
          <table:table-cell table:formula="of:=INDIRECT(&quot;'../csvs/unc0_arr0_pip0_unr00.csv'#$unc0_arr0_pip0_unr00.aa14&quot;)" office:value-type="float" office:value="6" calcext:value-type="float">
            <text:p>6</text:p>
          </table:table-cell>
          <table:table-cell table:formula="of:=INDIRECT(&quot;'../csvs/unc0_arr0_pip0_unr00.csv'#$unc0_arr0_pip0_unr00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0_unr00.csv'#$unc0_arr0_pip0_unr00.a15&quot;)" office:value-type="float" office:value="27377920" calcext:value-type="float">
            <text:p>27377920</text:p>
          </table:table-cell>
          <table:table-cell table:formula="of:=INDIRECT(&quot;'../csvs/unc0_arr0_pip0_unr00.csv'#$unc0_arr0_pip0_unr00.b15&quot;)" office:value-type="float" office:value="3" calcext:value-type="float">
            <text:p>3</text:p>
          </table:table-cell>
          <table:table-cell table:formula="of:=INDIRECT(&quot;'../csvs/unc0_arr0_pip0_unr00.csv'#$unc0_arr0_pip0_unr00.c15&quot;)" office:value-type="float" office:value="1" calcext:value-type="float">
            <text:p>1</text:p>
          </table:table-cell>
          <table:table-cell table:formula="of:=INDIRECT(&quot;'../csvs/unc0_arr0_pip0_unr00.csv'#$unc0_arr0_pip0_unr00.d15&quot;)" office:value-type="float" office:value="15" calcext:value-type="float">
            <text:p>15</text:p>
          </table:table-cell>
          <table:table-cell table:formula="of:=INDIRECT(&quot;'../csvs/unc0_arr0_pip0_unr00.csv'#$unc0_arr0_pip0_unr00.e15&quot;)" office:value-type="float" office:value="15" calcext:value-type="float">
            <text:p>15</text:p>
          </table:table-cell>
          <table:table-cell table:formula="of:=INDIRECT(&quot;'../csvs/unc0_arr0_pip0_unr00.csv'#$unc0_arr0_pip0_unr00.f15&quot;)" office:value-type="float" office:value="15" calcext:value-type="float">
            <text:p>15</text:p>
          </table:table-cell>
          <table:table-cell table:formula="of:=INDIRECT(&quot;'../csvs/unc0_arr0_pip0_unr00.csv'#$unc0_arr0_pip0_unr00.g15&quot;)" office:value-type="float" office:value="0" calcext:value-type="float">
            <text:p>0</text:p>
          </table:table-cell>
          <table:table-cell table:formula="of:=INDIRECT(&quot;'../csvs/unc0_arr0_pip0_unr00.csv'#$unc0_arr0_pip0_unr00.h15&quot;)" office:value-type="float" office:value="12" calcext:value-type="float">
            <text:p>12</text:p>
          </table:table-cell>
          <table:table-cell table:formula="of:=INDIRECT(&quot;'../csvs/unc0_arr0_pip0_unr00.csv'#$unc0_arr0_pip0_unr00.i15&quot;)" office:value-type="float" office:value="5" calcext:value-type="float">
            <text:p>5</text:p>
          </table:table-cell>
          <table:table-cell table:formula="of:=INDIRECT(&quot;'../csvs/unc0_arr0_pip0_unr00.csv'#$unc0_arr0_pip0_unr00.j15&quot;)" office:value-type="float" office:value="355" calcext:value-type="float">
            <text:p>355</text:p>
          </table:table-cell>
          <table:table-cell table:formula="of:=INDIRECT(&quot;'../csvs/unc0_arr0_pip0_unr00.csv'#$unc0_arr0_pip0_unr00.k15&quot;)" office:value-type="float" office:value="349" calcext:value-type="float">
            <text:p>349</text:p>
          </table:table-cell>
          <table:table-cell table:formula="of:=INDIRECT(&quot;'../csvs/unc0_arr0_pip0_unr00.csv'#$unc0_arr0_pip0_unr00.l15&quot;)" office:value-type="float" office:value="1" calcext:value-type="float">
            <text:p>1</text:p>
          </table:table-cell>
          <table:table-cell table:formula="of:=INDIRECT(&quot;'../csvs/unc0_arr0_pip0_unr00.csv'#$unc0_arr0_pip0_unr00.m15&quot;)" office:value-type="float" office:value="0" calcext:value-type="float">
            <text:p>0</text:p>
          </table:table-cell>
          <table:table-cell table:formula="of:=INDIRECT(&quot;'../csvs/unc0_arr0_pip0_unr00.csv'#$unc0_arr0_pip0_unr00.n15&quot;)" office:value-type="float" office:value="1" calcext:value-type="float">
            <text:p>1</text:p>
          </table:table-cell>
          <table:table-cell table:formula="of:=INDIRECT(&quot;'../csvs/unc0_arr0_pip0_unr00.csv'#$unc0_arr0_pip0_unr00.o15&quot;)" office:value-type="float" office:value="0" calcext:value-type="float">
            <text:p>0</text:p>
          </table:table-cell>
          <table:table-cell table:formula="of:=INDIRECT(&quot;'../csvs/unc0_arr0_pip0_unr00.csv'#$unc0_arr0_pip0_unr00.p15&quot;)" office:value-type="float" office:value="13" calcext:value-type="float">
            <text:p>13</text:p>
          </table:table-cell>
          <table:table-cell table:formula="of:=INDIRECT(&quot;'../csvs/unc0_arr0_pip0_unr00.csv'#$unc0_arr0_pip0_unr00.q15&quot;)" office:value-type="float" office:value="5" calcext:value-type="float">
            <text:p>5</text:p>
          </table:table-cell>
          <table:table-cell table:formula="of:=INDIRECT(&quot;'../csvs/unc0_arr0_pip0_unr00.csv'#$unc0_arr0_pip0_unr00.r15&quot;)" office:value-type="float" office:value="96" calcext:value-type="float">
            <text:p>96</text:p>
          </table:table-cell>
          <table:table-cell table:formula="of:=INDIRECT(&quot;'../csvs/unc0_arr0_pip0_unr00.csv'#$unc0_arr0_pip0_unr00.s15&quot;)" office:value-type="float" office:value="355" calcext:value-type="float">
            <text:p>355</text:p>
          </table:table-cell>
          <table:table-cell table:formula="of:=INDIRECT(&quot;'../csvs/unc0_arr0_pip0_unr00.csv'#$unc0_arr0_pip0_unr00.t15&quot;)" office:value-type="float" office:value="349" calcext:value-type="float">
            <text:p>349</text:p>
          </table:table-cell>
          <table:table-cell table:formula="of:=INDIRECT(&quot;'../csvs/unc0_arr0_pip0_unr00.csv'#$unc0_arr0_pip0_unr00.u15&quot;)" office:value-type="float" office:value="1" calcext:value-type="float">
            <text:p>1</text:p>
          </table:table-cell>
          <table:table-cell table:formula="of:=INDIRECT(&quot;'../csvs/unc0_arr0_pip0_unr00.csv'#$unc0_arr0_pip0_unr00.v15&quot;)" office:value-type="float" office:value="0" calcext:value-type="float">
            <text:p>0</text:p>
          </table:table-cell>
          <table:table-cell table:formula="of:=INDIRECT(&quot;'../csvs/unc0_arr0_pip0_unr00.csv'#$unc0_arr0_pip0_unr00.w15&quot;)" office:value-type="float" office:value="1" calcext:value-type="float">
            <text:p>1</text:p>
          </table:table-cell>
          <table:table-cell table:formula="of:=INDIRECT(&quot;'../csvs/unc0_arr0_pip0_unr00.csv'#$unc0_arr0_pip0_unr00.x15&quot;)" office:value-type="float" office:value="0" calcext:value-type="float">
            <text:p>0</text:p>
          </table:table-cell>
          <table:table-cell table:formula="of:=INDIRECT(&quot;'../csvs/unc0_arr0_pip0_unr00.csv'#$unc0_arr0_pip0_unr00.y15&quot;)" office:value-type="float" office:value="1" calcext:value-type="float">
            <text:p>1</text:p>
          </table:table-cell>
          <table:table-cell table:formula="of:=INDIRECT(&quot;'../csvs/unc0_arr0_pip0_unr00.csv'#$unc0_arr0_pip0_unr00.z15&quot;)" office:value-type="float" office:value="1" calcext:value-type="float">
            <text:p>1</text:p>
          </table:table-cell>
          <table:table-cell table:formula="of:=INDIRECT(&quot;'../csvs/unc0_arr0_pip0_unr00.csv'#$unc0_arr0_pip0_unr00.aa15&quot;)" office:value-type="float" office:value="1" calcext:value-type="float">
            <text:p>1</text:p>
          </table:table-cell>
          <table:table-cell table:formula="of:=INDIRECT(&quot;'../csvs/unc0_arr0_pip0_unr00.csv'#$unc0_arr0_pip0_unr00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0_unr00.csv'#$unc0_arr0_pip0_unr00.a16&quot;)" office:value-type="float" office:value="164736" calcext:value-type="float">
            <text:p>164736</text:p>
          </table:table-cell>
          <table:table-cell table:formula="of:=INDIRECT(&quot;'../csvs/unc0_arr0_pip0_unr00.csv'#$unc0_arr0_pip0_unr00.b16&quot;)" office:value-type="float" office:value="2" calcext:value-type="float">
            <text:p>2</text:p>
          </table:table-cell>
          <table:table-cell table:formula="of:=INDIRECT(&quot;'../csvs/unc0_arr0_pip0_unr00.csv'#$unc0_arr0_pip0_unr00.c16&quot;)" office:value-type="float" office:value="1" calcext:value-type="float">
            <text:p>1</text:p>
          </table:table-cell>
          <table:table-cell table:formula="of:=INDIRECT(&quot;'../csvs/unc0_arr0_pip0_unr00.csv'#$unc0_arr0_pip0_unr00.d16&quot;)" office:value-type="float" office:value="19" calcext:value-type="float">
            <text:p>19</text:p>
          </table:table-cell>
          <table:table-cell table:formula="of:=INDIRECT(&quot;'../csvs/unc0_arr0_pip0_unr00.csv'#$unc0_arr0_pip0_unr00.e16&quot;)" office:value-type="float" office:value="20" calcext:value-type="float">
            <text:p>20</text:p>
          </table:table-cell>
          <table:table-cell table:formula="of:=INDIRECT(&quot;'../csvs/unc0_arr0_pip0_unr00.csv'#$unc0_arr0_pip0_unr00.f16&quot;)" office:value-type="float" office:value="20" calcext:value-type="float">
            <text:p>20</text:p>
          </table:table-cell>
          <table:table-cell table:formula="of:=INDIRECT(&quot;'../csvs/unc0_arr0_pip0_unr00.csv'#$unc0_arr0_pip0_unr00.g16&quot;)" office:value-type="float" office:value="0" calcext:value-type="float">
            <text:p>0</text:p>
          </table:table-cell>
          <table:table-cell table:formula="of:=INDIRECT(&quot;'../csvs/unc0_arr0_pip0_unr00.csv'#$unc0_arr0_pip0_unr00.h16&quot;)" office:value-type="float" office:value="9" calcext:value-type="float">
            <text:p>9</text:p>
          </table:table-cell>
          <table:table-cell table:formula="of:=INDIRECT(&quot;'../csvs/unc0_arr0_pip0_unr00.csv'#$unc0_arr0_pip0_unr00.i16&quot;)" office:value-type="float" office:value="10" calcext:value-type="float">
            <text:p>10</text:p>
          </table:table-cell>
          <table:table-cell table:formula="of:=INDIRECT(&quot;'../csvs/unc0_arr0_pip0_unr00.csv'#$unc0_arr0_pip0_unr00.j16&quot;)" office:value-type="float" office:value="710" calcext:value-type="float">
            <text:p>710</text:p>
          </table:table-cell>
          <table:table-cell table:formula="of:=INDIRECT(&quot;'../csvs/unc0_arr0_pip0_unr00.csv'#$unc0_arr0_pip0_unr00.k16&quot;)" office:value-type="float" office:value="698" calcext:value-type="float">
            <text:p>698</text:p>
          </table:table-cell>
          <table:table-cell table:formula="of:=INDIRECT(&quot;'../csvs/unc0_arr0_pip0_unr00.csv'#$unc0_arr0_pip0_unr00.l16&quot;)" office:value-type="float" office:value="2" calcext:value-type="float">
            <text:p>2</text:p>
          </table:table-cell>
          <table:table-cell table:formula="of:=INDIRECT(&quot;'../csvs/unc0_arr0_pip0_unr00.csv'#$unc0_arr0_pip0_unr00.m16&quot;)" office:value-type="float" office:value="0" calcext:value-type="float">
            <text:p>0</text:p>
          </table:table-cell>
          <table:table-cell table:formula="of:=INDIRECT(&quot;'../csvs/unc0_arr0_pip0_unr00.csv'#$unc0_arr0_pip0_unr00.n16&quot;)" office:value-type="float" office:value="2" calcext:value-type="float">
            <text:p>2</text:p>
          </table:table-cell>
          <table:table-cell table:formula="of:=INDIRECT(&quot;'../csvs/unc0_arr0_pip0_unr00.csv'#$unc0_arr0_pip0_unr00.o16&quot;)" office:value-type="float" office:value="0" calcext:value-type="float">
            <text:p>0</text:p>
          </table:table-cell>
          <table:table-cell table:formula="of:=INDIRECT(&quot;'../csvs/unc0_arr0_pip0_unr00.csv'#$unc0_arr0_pip0_unr00.p16&quot;)" office:value-type="float" office:value="10" calcext:value-type="float">
            <text:p>10</text:p>
          </table:table-cell>
          <table:table-cell table:formula="of:=INDIRECT(&quot;'../csvs/unc0_arr0_pip0_unr00.csv'#$unc0_arr0_pip0_unr00.q16&quot;)" office:value-type="float" office:value="10" calcext:value-type="float">
            <text:p>10</text:p>
          </table:table-cell>
          <table:table-cell table:formula="of:=INDIRECT(&quot;'../csvs/unc0_arr0_pip0_unr00.csv'#$unc0_arr0_pip0_unr00.r16&quot;)" office:value-type="float" office:value="67" calcext:value-type="float">
            <text:p>67</text:p>
          </table:table-cell>
          <table:table-cell table:formula="of:=INDIRECT(&quot;'../csvs/unc0_arr0_pip0_unr00.csv'#$unc0_arr0_pip0_unr00.s16&quot;)" office:value-type="float" office:value="710" calcext:value-type="float">
            <text:p>710</text:p>
          </table:table-cell>
          <table:table-cell table:formula="of:=INDIRECT(&quot;'../csvs/unc0_arr0_pip0_unr00.csv'#$unc0_arr0_pip0_unr00.t16&quot;)" office:value-type="float" office:value="698" calcext:value-type="float">
            <text:p>698</text:p>
          </table:table-cell>
          <table:table-cell table:formula="of:=INDIRECT(&quot;'../csvs/unc0_arr0_pip0_unr00.csv'#$unc0_arr0_pip0_unr00.u16&quot;)" office:value-type="float" office:value="2" calcext:value-type="float">
            <text:p>2</text:p>
          </table:table-cell>
          <table:table-cell table:formula="of:=INDIRECT(&quot;'../csvs/unc0_arr0_pip0_unr00.csv'#$unc0_arr0_pip0_unr00.v16&quot;)" office:value-type="float" office:value="0" calcext:value-type="float">
            <text:p>0</text:p>
          </table:table-cell>
          <table:table-cell table:formula="of:=INDIRECT(&quot;'../csvs/unc0_arr0_pip0_unr00.csv'#$unc0_arr0_pip0_unr00.w16&quot;)" office:value-type="float" office:value="2" calcext:value-type="float">
            <text:p>2</text:p>
          </table:table-cell>
          <table:table-cell table:formula="of:=INDIRECT(&quot;'../csvs/unc0_arr0_pip0_unr00.csv'#$unc0_arr0_pip0_unr00.x16&quot;)" office:value-type="float" office:value="0" calcext:value-type="float">
            <text:p>0</text:p>
          </table:table-cell>
          <table:table-cell table:formula="of:=INDIRECT(&quot;'../csvs/unc0_arr0_pip0_unr00.csv'#$unc0_arr0_pip0_unr00.y16&quot;)" office:value-type="float" office:value="1" calcext:value-type="float">
            <text:p>1</text:p>
          </table:table-cell>
          <table:table-cell table:formula="of:=INDIRECT(&quot;'../csvs/unc0_arr0_pip0_unr00.csv'#$unc0_arr0_pip0_unr00.z16&quot;)" office:value-type="float" office:value="1" calcext:value-type="float">
            <text:p>1</text:p>
          </table:table-cell>
          <table:table-cell table:formula="of:=INDIRECT(&quot;'../csvs/unc0_arr0_pip0_unr00.csv'#$unc0_arr0_pip0_unr00.aa16&quot;)" office:value-type="float" office:value="1" calcext:value-type="float">
            <text:p>1</text:p>
          </table:table-cell>
          <table:table-cell table:formula="of:=INDIRECT(&quot;'../csvs/unc0_arr0_pip0_unr00.csv'#$unc0_arr0_pip0_unr00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0_unr00.csv'#$unc0_arr0_pip0_unr00.a17&quot;)" office:value-type="float" office:value="655872" calcext:value-type="float">
            <text:p>655872</text:p>
          </table:table-cell>
          <table:table-cell table:formula="of:=INDIRECT(&quot;'../csvs/unc0_arr0_pip0_unr00.csv'#$unc0_arr0_pip0_unr00.b17&quot;)" office:value-type="float" office:value="2" calcext:value-type="float">
            <text:p>2</text:p>
          </table:table-cell>
          <table:table-cell table:formula="of:=INDIRECT(&quot;'../csvs/unc0_arr0_pip0_unr00.csv'#$unc0_arr0_pip0_unr00.c17&quot;)" office:value-type="float" office:value="1" calcext:value-type="float">
            <text:p>1</text:p>
          </table:table-cell>
          <table:table-cell table:formula="of:=INDIRECT(&quot;'../csvs/unc0_arr0_pip0_unr00.csv'#$unc0_arr0_pip0_unr00.d17&quot;)" office:value-type="float" office:value="12" calcext:value-type="float">
            <text:p>12</text:p>
          </table:table-cell>
          <table:table-cell table:formula="of:=INDIRECT(&quot;'../csvs/unc0_arr0_pip0_unr00.csv'#$unc0_arr0_pip0_unr00.e17&quot;)" office:value-type="float" office:value="12" calcext:value-type="float">
            <text:p>12</text:p>
          </table:table-cell>
          <table:table-cell table:formula="of:=INDIRECT(&quot;'../csvs/unc0_arr0_pip0_unr00.csv'#$unc0_arr0_pip0_unr00.f17&quot;)" office:value-type="float" office:value="12" calcext:value-type="float">
            <text:p>12</text:p>
          </table:table-cell>
          <table:table-cell table:formula="of:=INDIRECT(&quot;'../csvs/unc0_arr0_pip0_unr00.csv'#$unc0_arr0_pip0_unr00.g17&quot;)" office:value-type="float" office:value="0" calcext:value-type="float">
            <text:p>0</text:p>
          </table:table-cell>
          <table:table-cell table:formula="of:=INDIRECT(&quot;'../csvs/unc0_arr0_pip0_unr00.csv'#$unc0_arr0_pip0_unr00.h17&quot;)" office:value-type="float" office:value="9" calcext:value-type="float">
            <text:p>9</text:p>
          </table:table-cell>
          <table:table-cell table:formula="of:=INDIRECT(&quot;'../csvs/unc0_arr0_pip0_unr00.csv'#$unc0_arr0_pip0_unr00.i17&quot;)" office:value-type="float" office:value="5" calcext:value-type="float">
            <text:p>5</text:p>
          </table:table-cell>
          <table:table-cell table:formula="of:=INDIRECT(&quot;'../csvs/unc0_arr0_pip0_unr00.csv'#$unc0_arr0_pip0_unr00.j17&quot;)" office:value-type="float" office:value="355" calcext:value-type="float">
            <text:p>355</text:p>
          </table:table-cell>
          <table:table-cell table:formula="of:=INDIRECT(&quot;'../csvs/unc0_arr0_pip0_unr00.csv'#$unc0_arr0_pip0_unr00.k17&quot;)" office:value-type="float" office:value="349" calcext:value-type="float">
            <text:p>349</text:p>
          </table:table-cell>
          <table:table-cell table:formula="of:=INDIRECT(&quot;'../csvs/unc0_arr0_pip0_unr00.csv'#$unc0_arr0_pip0_unr00.l17&quot;)" office:value-type="float" office:value="1" calcext:value-type="float">
            <text:p>1</text:p>
          </table:table-cell>
          <table:table-cell table:formula="of:=INDIRECT(&quot;'../csvs/unc0_arr0_pip0_unr00.csv'#$unc0_arr0_pip0_unr00.m17&quot;)" office:value-type="float" office:value="0" calcext:value-type="float">
            <text:p>0</text:p>
          </table:table-cell>
          <table:table-cell table:formula="of:=INDIRECT(&quot;'../csvs/unc0_arr0_pip0_unr00.csv'#$unc0_arr0_pip0_unr00.n17&quot;)" office:value-type="float" office:value="1" calcext:value-type="float">
            <text:p>1</text:p>
          </table:table-cell>
          <table:table-cell table:formula="of:=INDIRECT(&quot;'../csvs/unc0_arr0_pip0_unr00.csv'#$unc0_arr0_pip0_unr00.o17&quot;)" office:value-type="float" office:value="0" calcext:value-type="float">
            <text:p>0</text:p>
          </table:table-cell>
          <table:table-cell table:formula="of:=INDIRECT(&quot;'../csvs/unc0_arr0_pip0_unr00.csv'#$unc0_arr0_pip0_unr00.p17&quot;)" office:value-type="float" office:value="10" calcext:value-type="float">
            <text:p>10</text:p>
          </table:table-cell>
          <table:table-cell table:formula="of:=INDIRECT(&quot;'../csvs/unc0_arr0_pip0_unr00.csv'#$unc0_arr0_pip0_unr00.q17&quot;)" office:value-type="float" office:value="5" calcext:value-type="float">
            <text:p>5</text:p>
          </table:table-cell>
          <table:table-cell table:formula="of:=INDIRECT(&quot;'../csvs/unc0_arr0_pip0_unr00.csv'#$unc0_arr0_pip0_unr00.r17&quot;)" office:value-type="float" office:value="130" calcext:value-type="float">
            <text:p>130</text:p>
          </table:table-cell>
          <table:table-cell table:formula="of:=INDIRECT(&quot;'../csvs/unc0_arr0_pip0_unr00.csv'#$unc0_arr0_pip0_unr00.s17&quot;)" office:value-type="float" office:value="355" calcext:value-type="float">
            <text:p>355</text:p>
          </table:table-cell>
          <table:table-cell table:formula="of:=INDIRECT(&quot;'../csvs/unc0_arr0_pip0_unr00.csv'#$unc0_arr0_pip0_unr00.t17&quot;)" office:value-type="float" office:value="349" calcext:value-type="float">
            <text:p>349</text:p>
          </table:table-cell>
          <table:table-cell table:formula="of:=INDIRECT(&quot;'../csvs/unc0_arr0_pip0_unr00.csv'#$unc0_arr0_pip0_unr00.u17&quot;)" office:value-type="float" office:value="1" calcext:value-type="float">
            <text:p>1</text:p>
          </table:table-cell>
          <table:table-cell table:formula="of:=INDIRECT(&quot;'../csvs/unc0_arr0_pip0_unr00.csv'#$unc0_arr0_pip0_unr00.v17&quot;)" office:value-type="float" office:value="0" calcext:value-type="float">
            <text:p>0</text:p>
          </table:table-cell>
          <table:table-cell table:formula="of:=INDIRECT(&quot;'../csvs/unc0_arr0_pip0_unr00.csv'#$unc0_arr0_pip0_unr00.w17&quot;)" office:value-type="float" office:value="1" calcext:value-type="float">
            <text:p>1</text:p>
          </table:table-cell>
          <table:table-cell table:formula="of:=INDIRECT(&quot;'../csvs/unc0_arr0_pip0_unr00.csv'#$unc0_arr0_pip0_unr00.x17&quot;)" office:value-type="float" office:value="0" calcext:value-type="float">
            <text:p>0</text:p>
          </table:table-cell>
          <table:table-cell table:formula="of:=INDIRECT(&quot;'../csvs/unc0_arr0_pip0_unr00.csv'#$unc0_arr0_pip0_unr00.y17&quot;)" office:value-type="float" office:value="1" calcext:value-type="float">
            <text:p>1</text:p>
          </table:table-cell>
          <table:table-cell table:formula="of:=INDIRECT(&quot;'../csvs/unc0_arr0_pip0_unr00.csv'#$unc0_arr0_pip0_unr00.z17&quot;)" office:value-type="float" office:value="1" calcext:value-type="float">
            <text:p>1</text:p>
          </table:table-cell>
          <table:table-cell table:formula="of:=INDIRECT(&quot;'../csvs/unc0_arr0_pip0_unr00.csv'#$unc0_arr0_pip0_unr00.aa17&quot;)" office:value-type="float" office:value="1" calcext:value-type="float">
            <text:p>1</text:p>
          </table:table-cell>
          <table:table-cell table:formula="of:=INDIRECT(&quot;'../csvs/unc0_arr0_pip0_unr00.csv'#$unc0_arr0_pip0_unr00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0_unr00.csv'#$unc0_arr0_pip0_unr00.a18&quot;)" office:value-type="float" office:value="29393152" calcext:value-type="float">
            <text:p>29393152</text:p>
          </table:table-cell>
          <table:table-cell table:formula="of:=INDIRECT(&quot;'../csvs/unc0_arr0_pip0_unr00.csv'#$unc0_arr0_pip0_unr00.b18&quot;)" office:value-type="float" office:value="3" calcext:value-type="float">
            <text:p>3</text:p>
          </table:table-cell>
          <table:table-cell table:formula="of:=INDIRECT(&quot;'../csvs/unc0_arr0_pip0_unr00.csv'#$unc0_arr0_pip0_unr00.c18&quot;)" office:value-type="float" office:value="1" calcext:value-type="float">
            <text:p>1</text:p>
          </table:table-cell>
          <table:table-cell table:formula="of:=INDIRECT(&quot;'../csvs/unc0_arr0_pip0_unr00.csv'#$unc0_arr0_pip0_unr00.d18&quot;)" office:value-type="float" office:value="20" calcext:value-type="float">
            <text:p>20</text:p>
          </table:table-cell>
          <table:table-cell table:formula="of:=INDIRECT(&quot;'../csvs/unc0_arr0_pip0_unr00.csv'#$unc0_arr0_pip0_unr00.e18&quot;)" office:value-type="float" office:value="22" calcext:value-type="float">
            <text:p>22</text:p>
          </table:table-cell>
          <table:table-cell table:formula="of:=INDIRECT(&quot;'../csvs/unc0_arr0_pip0_unr00.csv'#$unc0_arr0_pip0_unr00.f18&quot;)" office:value-type="float" office:value="22" calcext:value-type="float">
            <text:p>22</text:p>
          </table:table-cell>
          <table:table-cell table:formula="of:=INDIRECT(&quot;'../csvs/unc0_arr0_pip0_unr00.csv'#$unc0_arr0_pip0_unr00.g18&quot;)" office:value-type="float" office:value="0" calcext:value-type="float">
            <text:p>0</text:p>
          </table:table-cell>
          <table:table-cell table:formula="of:=INDIRECT(&quot;'../csvs/unc0_arr0_pip0_unr00.csv'#$unc0_arr0_pip0_unr00.h18&quot;)" office:value-type="float" office:value="13" calcext:value-type="float">
            <text:p>13</text:p>
          </table:table-cell>
          <table:table-cell table:formula="of:=INDIRECT(&quot;'../csvs/unc0_arr0_pip0_unr00.csv'#$unc0_arr0_pip0_unr00.i18&quot;)" office:value-type="float" office:value="5" calcext:value-type="float">
            <text:p>5</text:p>
          </table:table-cell>
          <table:table-cell table:formula="of:=INDIRECT(&quot;'../csvs/unc0_arr0_pip0_unr00.csv'#$unc0_arr0_pip0_unr00.j18&quot;)" office:value-type="float" office:value="355" calcext:value-type="float">
            <text:p>355</text:p>
          </table:table-cell>
          <table:table-cell table:formula="of:=INDIRECT(&quot;'../csvs/unc0_arr0_pip0_unr00.csv'#$unc0_arr0_pip0_unr00.k18&quot;)" office:value-type="float" office:value="349" calcext:value-type="float">
            <text:p>349</text:p>
          </table:table-cell>
          <table:table-cell table:formula="of:=INDIRECT(&quot;'../csvs/unc0_arr0_pip0_unr00.csv'#$unc0_arr0_pip0_unr00.l18&quot;)" office:value-type="float" office:value="1" calcext:value-type="float">
            <text:p>1</text:p>
          </table:table-cell>
          <table:table-cell table:formula="of:=INDIRECT(&quot;'../csvs/unc0_arr0_pip0_unr00.csv'#$unc0_arr0_pip0_unr00.m18&quot;)" office:value-type="float" office:value="0" calcext:value-type="float">
            <text:p>0</text:p>
          </table:table-cell>
          <table:table-cell table:formula="of:=INDIRECT(&quot;'../csvs/unc0_arr0_pip0_unr00.csv'#$unc0_arr0_pip0_unr00.n18&quot;)" office:value-type="float" office:value="1" calcext:value-type="float">
            <text:p>1</text:p>
          </table:table-cell>
          <table:table-cell table:formula="of:=INDIRECT(&quot;'../csvs/unc0_arr0_pip0_unr00.csv'#$unc0_arr0_pip0_unr00.o18&quot;)" office:value-type="float" office:value="0" calcext:value-type="float">
            <text:p>0</text:p>
          </table:table-cell>
          <table:table-cell table:formula="of:=INDIRECT(&quot;'../csvs/unc0_arr0_pip0_unr00.csv'#$unc0_arr0_pip0_unr00.p18&quot;)" office:value-type="float" office:value="14" calcext:value-type="float">
            <text:p>14</text:p>
          </table:table-cell>
          <table:table-cell table:formula="of:=INDIRECT(&quot;'../csvs/unc0_arr0_pip0_unr00.csv'#$unc0_arr0_pip0_unr00.q18&quot;)" office:value-type="float" office:value="5" calcext:value-type="float">
            <text:p>5</text:p>
          </table:table-cell>
          <table:table-cell table:formula="of:=INDIRECT(&quot;'../csvs/unc0_arr0_pip0_unr00.csv'#$unc0_arr0_pip0_unr00.r18&quot;)" office:value-type="float" office:value="96" calcext:value-type="float">
            <text:p>96</text:p>
          </table:table-cell>
          <table:table-cell table:formula="of:=INDIRECT(&quot;'../csvs/unc0_arr0_pip0_unr00.csv'#$unc0_arr0_pip0_unr00.s18&quot;)" office:value-type="float" office:value="355" calcext:value-type="float">
            <text:p>355</text:p>
          </table:table-cell>
          <table:table-cell table:formula="of:=INDIRECT(&quot;'../csvs/unc0_arr0_pip0_unr00.csv'#$unc0_arr0_pip0_unr00.t18&quot;)" office:value-type="float" office:value="349" calcext:value-type="float">
            <text:p>349</text:p>
          </table:table-cell>
          <table:table-cell table:formula="of:=INDIRECT(&quot;'../csvs/unc0_arr0_pip0_unr00.csv'#$unc0_arr0_pip0_unr00.u18&quot;)" office:value-type="float" office:value="1" calcext:value-type="float">
            <text:p>1</text:p>
          </table:table-cell>
          <table:table-cell table:formula="of:=INDIRECT(&quot;'../csvs/unc0_arr0_pip0_unr00.csv'#$unc0_arr0_pip0_unr00.v18&quot;)" office:value-type="float" office:value="0" calcext:value-type="float">
            <text:p>0</text:p>
          </table:table-cell>
          <table:table-cell table:formula="of:=INDIRECT(&quot;'../csvs/unc0_arr0_pip0_unr00.csv'#$unc0_arr0_pip0_unr00.w18&quot;)" office:value-type="float" office:value="1" calcext:value-type="float">
            <text:p>1</text:p>
          </table:table-cell>
          <table:table-cell table:formula="of:=INDIRECT(&quot;'../csvs/unc0_arr0_pip0_unr00.csv'#$unc0_arr0_pip0_unr00.x18&quot;)" office:value-type="float" office:value="0" calcext:value-type="float">
            <text:p>0</text:p>
          </table:table-cell>
          <table:table-cell table:formula="of:=INDIRECT(&quot;'../csvs/unc0_arr0_pip0_unr00.csv'#$unc0_arr0_pip0_unr00.y18&quot;)" office:value-type="float" office:value="1" calcext:value-type="float">
            <text:p>1</text:p>
          </table:table-cell>
          <table:table-cell table:formula="of:=INDIRECT(&quot;'../csvs/unc0_arr0_pip0_unr00.csv'#$unc0_arr0_pip0_unr00.z18&quot;)" office:value-type="float" office:value="1" calcext:value-type="float">
            <text:p>1</text:p>
          </table:table-cell>
          <table:table-cell table:formula="of:=INDIRECT(&quot;'../csvs/unc0_arr0_pip0_unr00.csv'#$unc0_arr0_pip0_unr00.aa18&quot;)" office:value-type="float" office:value="1" calcext:value-type="float">
            <text:p>1</text:p>
          </table:table-cell>
          <table:table-cell table:formula="of:=INDIRECT(&quot;'../csvs/unc0_arr0_pip0_unr00.csv'#$unc0_arr0_pip0_unr00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0_unr00.csv'#$unc0_arr0_pip0_unr00.a19&quot;)" office:value-type="float" office:value="27377920" calcext:value-type="float">
            <text:p>27377920</text:p>
          </table:table-cell>
          <table:table-cell table:formula="of:=INDIRECT(&quot;'../csvs/unc0_arr0_pip0_unr00.csv'#$unc0_arr0_pip0_unr00.b19&quot;)" office:value-type="float" office:value="3" calcext:value-type="float">
            <text:p>3</text:p>
          </table:table-cell>
          <table:table-cell table:formula="of:=INDIRECT(&quot;'../csvs/unc0_arr0_pip0_unr00.csv'#$unc0_arr0_pip0_unr00.c19&quot;)" office:value-type="float" office:value="1" calcext:value-type="float">
            <text:p>1</text:p>
          </table:table-cell>
          <table:table-cell table:formula="of:=INDIRECT(&quot;'../csvs/unc0_arr0_pip0_unr00.csv'#$unc0_arr0_pip0_unr00.d19&quot;)" office:value-type="float" office:value="14" calcext:value-type="float">
            <text:p>14</text:p>
          </table:table-cell>
          <table:table-cell table:formula="of:=INDIRECT(&quot;'../csvs/unc0_arr0_pip0_unr00.csv'#$unc0_arr0_pip0_unr00.e19&quot;)" office:value-type="float" office:value="14" calcext:value-type="float">
            <text:p>14</text:p>
          </table:table-cell>
          <table:table-cell table:formula="of:=INDIRECT(&quot;'../csvs/unc0_arr0_pip0_unr00.csv'#$unc0_arr0_pip0_unr00.f19&quot;)" office:value-type="float" office:value="14" calcext:value-type="float">
            <text:p>14</text:p>
          </table:table-cell>
          <table:table-cell table:formula="of:=INDIRECT(&quot;'../csvs/unc0_arr0_pip0_unr00.csv'#$unc0_arr0_pip0_unr00.g19&quot;)" office:value-type="float" office:value="0" calcext:value-type="float">
            <text:p>0</text:p>
          </table:table-cell>
          <table:table-cell table:formula="of:=INDIRECT(&quot;'../csvs/unc0_arr0_pip0_unr00.csv'#$unc0_arr0_pip0_unr00.h19&quot;)" office:value-type="float" office:value="12" calcext:value-type="float">
            <text:p>12</text:p>
          </table:table-cell>
          <table:table-cell table:formula="of:=INDIRECT(&quot;'../csvs/unc0_arr0_pip0_unr00.csv'#$unc0_arr0_pip0_unr00.i19&quot;)" office:value-type="float" office:value="5" calcext:value-type="float">
            <text:p>5</text:p>
          </table:table-cell>
          <table:table-cell table:formula="of:=INDIRECT(&quot;'../csvs/unc0_arr0_pip0_unr00.csv'#$unc0_arr0_pip0_unr00.j19&quot;)" office:value-type="float" office:value="355" calcext:value-type="float">
            <text:p>355</text:p>
          </table:table-cell>
          <table:table-cell table:formula="of:=INDIRECT(&quot;'../csvs/unc0_arr0_pip0_unr00.csv'#$unc0_arr0_pip0_unr00.k19&quot;)" office:value-type="float" office:value="349" calcext:value-type="float">
            <text:p>349</text:p>
          </table:table-cell>
          <table:table-cell table:formula="of:=INDIRECT(&quot;'../csvs/unc0_arr0_pip0_unr00.csv'#$unc0_arr0_pip0_unr00.l19&quot;)" office:value-type="float" office:value="1" calcext:value-type="float">
            <text:p>1</text:p>
          </table:table-cell>
          <table:table-cell table:formula="of:=INDIRECT(&quot;'../csvs/unc0_arr0_pip0_unr00.csv'#$unc0_arr0_pip0_unr00.m19&quot;)" office:value-type="float" office:value="0" calcext:value-type="float">
            <text:p>0</text:p>
          </table:table-cell>
          <table:table-cell table:formula="of:=INDIRECT(&quot;'../csvs/unc0_arr0_pip0_unr00.csv'#$unc0_arr0_pip0_unr00.n19&quot;)" office:value-type="float" office:value="1" calcext:value-type="float">
            <text:p>1</text:p>
          </table:table-cell>
          <table:table-cell table:formula="of:=INDIRECT(&quot;'../csvs/unc0_arr0_pip0_unr00.csv'#$unc0_arr0_pip0_unr00.o19&quot;)" office:value-type="float" office:value="0" calcext:value-type="float">
            <text:p>0</text:p>
          </table:table-cell>
          <table:table-cell table:formula="of:=INDIRECT(&quot;'../csvs/unc0_arr0_pip0_unr00.csv'#$unc0_arr0_pip0_unr00.p19&quot;)" office:value-type="float" office:value="13" calcext:value-type="float">
            <text:p>13</text:p>
          </table:table-cell>
          <table:table-cell table:formula="of:=INDIRECT(&quot;'../csvs/unc0_arr0_pip0_unr00.csv'#$unc0_arr0_pip0_unr00.q19&quot;)" office:value-type="float" office:value="5" calcext:value-type="float">
            <text:p>5</text:p>
          </table:table-cell>
          <table:table-cell table:formula="of:=INDIRECT(&quot;'../csvs/unc0_arr0_pip0_unr00.csv'#$unc0_arr0_pip0_unr00.r19&quot;)" office:value-type="float" office:value="64" calcext:value-type="float">
            <text:p>64</text:p>
          </table:table-cell>
          <table:table-cell table:formula="of:=INDIRECT(&quot;'../csvs/unc0_arr0_pip0_unr00.csv'#$unc0_arr0_pip0_unr00.s19&quot;)" office:value-type="float" office:value="355" calcext:value-type="float">
            <text:p>355</text:p>
          </table:table-cell>
          <table:table-cell table:formula="of:=INDIRECT(&quot;'../csvs/unc0_arr0_pip0_unr00.csv'#$unc0_arr0_pip0_unr00.t19&quot;)" office:value-type="float" office:value="349" calcext:value-type="float">
            <text:p>349</text:p>
          </table:table-cell>
          <table:table-cell table:formula="of:=INDIRECT(&quot;'../csvs/unc0_arr0_pip0_unr00.csv'#$unc0_arr0_pip0_unr00.u19&quot;)" office:value-type="float" office:value="1" calcext:value-type="float">
            <text:p>1</text:p>
          </table:table-cell>
          <table:table-cell table:formula="of:=INDIRECT(&quot;'../csvs/unc0_arr0_pip0_unr00.csv'#$unc0_arr0_pip0_unr00.v19&quot;)" office:value-type="float" office:value="0" calcext:value-type="float">
            <text:p>0</text:p>
          </table:table-cell>
          <table:table-cell table:formula="of:=INDIRECT(&quot;'../csvs/unc0_arr0_pip0_unr00.csv'#$unc0_arr0_pip0_unr00.w19&quot;)" office:value-type="float" office:value="1" calcext:value-type="float">
            <text:p>1</text:p>
          </table:table-cell>
          <table:table-cell table:formula="of:=INDIRECT(&quot;'../csvs/unc0_arr0_pip0_unr00.csv'#$unc0_arr0_pip0_unr00.x19&quot;)" office:value-type="float" office:value="0" calcext:value-type="float">
            <text:p>0</text:p>
          </table:table-cell>
          <table:table-cell table:formula="of:=INDIRECT(&quot;'../csvs/unc0_arr0_pip0_unr00.csv'#$unc0_arr0_pip0_unr00.y19&quot;)" office:value-type="float" office:value="1" calcext:value-type="float">
            <text:p>1</text:p>
          </table:table-cell>
          <table:table-cell table:formula="of:=INDIRECT(&quot;'../csvs/unc0_arr0_pip0_unr00.csv'#$unc0_arr0_pip0_unr00.z19&quot;)" office:value-type="float" office:value="1" calcext:value-type="float">
            <text:p>1</text:p>
          </table:table-cell>
          <table:table-cell table:formula="of:=INDIRECT(&quot;'../csvs/unc0_arr0_pip0_unr00.csv'#$unc0_arr0_pip0_unr00.aa19&quot;)" office:value-type="float" office:value="1" calcext:value-type="float">
            <text:p>1</text:p>
          </table:table-cell>
          <table:table-cell table:formula="of:=INDIRECT(&quot;'../csvs/unc0_arr0_pip0_unr00.csv'#$unc0_arr0_pip0_unr00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0_pip0_unr00.csv'#$unc0_arr0_pip0_unr00.ac1&quot;)" office:value-type="string" office:string-value="A" calcext:value-type="string">
            <text:p>A</text:p>
          </table:table-cell>
          <table:table-cell table:formula="of:=INDIRECT(&quot;'../csvs/unc0_arr0_pip0_unr00.csv'#$unc0_arr0_pip0_unr00.ad1&quot;)" office:value-type="float" office:value="1" calcext:value-type="float">
            <text:p>1</text:p>
          </table:table-cell>
          <table:table-cell table:formula="of:=INDIRECT(&quot;'../csvs/unc0_arr0_pip0_unr00.csv'#$unc0_arr0_pip0_unr00.ae1&quot;)" office:value-type="string" office:string-value="tmp" calcext:value-type="string">
            <text:p>tmp</text:p>
          </table:table-cell>
          <table:table-cell table:formula="of:=INDIRECT(&quot;'../csvs/unc0_arr0_pip0_unr00.csv'#$unc0_arr0_pip0_unr00.af1&quot;)" office:value-type="float" office:value="1" calcext:value-type="float">
            <text:p>1</text:p>
          </table:table-cell>
          <table:table-cell table:formula="of:=INDIRECT(&quot;'../csvs/unc0_arr0_pip0_unr00.csv'#$unc0_arr0_pip0_unr00.ag1&quot;)" office:value-type="string" office:string-value="x" calcext:value-type="string">
            <text:p>x</text:p>
          </table:table-cell>
          <table:table-cell table:formula="of:=INDIRECT(&quot;'../csvs/unc0_arr0_pip0_unr00.csv'#$unc0_arr0_pip0_unr00.ah1&quot;)" office:value-type="float" office:value="1" calcext:value-type="float">
            <text:p>1</text:p>
          </table:table-cell>
          <table:table-cell table:formula="of:=INDIRECT(&quot;'../csvs/unc0_arr0_pip0_unr00.csv'#$unc0_arr0_pip0_unr00.ai1&quot;)" office:value-type="string" office:string-value=" " calcext:value-type="string">
            <text:p><text:s/></text:p>
          </table:table-cell>
          <table:table-cell table:formula="of:=INDIRECT(&quot;'../csvs/unc0_arr0_pip0_unr00.csv'#$unc0_arr0_pip0_unr00.aj1&quot;)" office:value-type="string" office:string-value=" " calcext:value-type="string">
            <text:p><text:s/></text:p>
          </table:table-cell>
          <table:table-cell table:formula="of:=INDIRECT(&quot;'../csvs/unc0_arr0_pip0_unr00.csv'#$unc0_arr0_pip0_unr00.ak1&quot;)" office:value-type="string" office:string-value=" " calcext:value-type="string">
            <text:p><text:s/></text:p>
          </table:table-cell>
          <table:table-cell table:formula="of:=INDIRECT(&quot;'../csvs/unc0_arr0_pip0_unr00.csv'#$unc0_arr0_pip0_unr00.al1&quot;)" office:value-type="string" office:string-value=" " calcext:value-type="string">
            <text:p><text:s/></text:p>
          </table:table-cell>
          <table:table-cell table:formula="of:=INDIRECT(&quot;'../csvs/unc0_arr0_pip0_unr00.csv'#$unc0_arr0_pip0_unr00.am1&quot;)" office:value-type="string" office:string-value="A" calcext:value-type="string">
            <text:p>A</text:p>
          </table:table-cell>
          <table:table-cell table:formula="of:=INDIRECT(&quot;'../csvs/unc0_arr0_pip0_unr00.csv'#$unc0_arr0_pip0_unr00.an1&quot;)" office:value-type="float" office:value="1" calcext:value-type="float">
            <text:p>1</text:p>
          </table:table-cell>
          <table:table-cell table:formula="of:=INDIRECT(&quot;'../csvs/unc0_arr0_pip0_unr00.csv'#$unc0_arr0_pip0_unr00.ao1&quot;)" office:value-type="string" office:string-value="tmp" calcext:value-type="string">
            <text:p>tmp</text:p>
          </table:table-cell>
          <table:table-cell table:formula="of:=INDIRECT(&quot;'../csvs/unc0_arr0_pip0_unr00.csv'#$unc0_arr0_pip0_unr00.ap1&quot;)" office:value-type="float" office:value="1" calcext:value-type="float">
            <text:p>1</text:p>
          </table:table-cell>
          <table:table-cell table:formula="of:=INDIRECT(&quot;'../csvs/unc0_arr0_pip0_unr00.csv'#$unc0_arr0_pip0_unr00.aq1&quot;)" office:value-type="string" office:string-value="x" calcext:value-type="string">
            <text:p>x</text:p>
          </table:table-cell>
          <table:table-cell table:formula="of:=INDIRECT(&quot;'../csvs/unc0_arr0_pip0_unr00.csv'#$unc0_arr0_pip0_unr00.ar1&quot;)" office:value-type="float" office:value="1" calcext:value-type="float">
            <text:p>1</text:p>
          </table:table-cell>
          <table:table-cell table:formula="of:=INDIRECT(&quot;'../csvs/unc0_arr0_pip0_unr00.csv'#$unc0_arr0_pip0_unr00.as1&quot;)" office:value-type="string" office:string-value=" " calcext:value-type="string">
            <text:p><text:s/></text:p>
          </table:table-cell>
          <table:table-cell table:formula="of:=INDIRECT(&quot;'../csvs/unc0_arr0_pip0_unr00.csv'#$unc0_arr0_pip0_unr00.at1&quot;)" office:value-type="string" office:string-value=" " calcext:value-type="string">
            <text:p><text:s/></text:p>
          </table:table-cell>
          <table:table-cell table:formula="of:=INDIRECT(&quot;'../csvs/unc0_arr0_pip0_unr00.csv'#$unc0_arr0_pip0_unr00.au1&quot;)" office:value-type="string" office:string-value=" " calcext:value-type="string">
            <text:p><text:s/></text:p>
          </table:table-cell>
          <table:table-cell table:formula="of:=INDIRECT(&quot;'../csvs/unc0_arr0_pip0_unr00.csv'#$unc0_arr0_pip0_unr00.av1&quot;)" office:value-type="string" office:string-value=" " calcext:value-type="string">
            <text:p><text:s/></text:p>
          </table:table-cell>
          <table:table-cell table:formula="of:=INDIRECT(&quot;'../csvs/unc0_arr0_pip0_unr00.csv'#$unc0_arr0_pip0_unr00.aw1&quot;)" office:value-type="string" office:string-value="A" calcext:value-type="string">
            <text:p>A</text:p>
          </table:table-cell>
          <table:table-cell table:formula="of:=INDIRECT(&quot;'../csvs/unc0_arr0_pip0_unr00.csv'#$unc0_arr0_pip0_unr00.ax1&quot;)" office:value-type="float" office:value="32" calcext:value-type="float">
            <text:p>32</text:p>
          </table:table-cell>
          <table:table-cell table:formula="of:=INDIRECT(&quot;'../csvs/unc0_arr0_pip0_unr00.csv'#$unc0_arr0_pip0_unr00.ay1&quot;)" office:value-type="string" office:string-value="tmp" calcext:value-type="string">
            <text:p>tmp</text:p>
          </table:table-cell>
          <table:table-cell table:formula="of:=INDIRECT(&quot;'../csvs/unc0_arr0_pip0_unr00.csv'#$unc0_arr0_pip0_unr00.az1&quot;)" office:value-type="float" office:value="1" calcext:value-type="float">
            <text:p>1</text:p>
          </table:table-cell>
          <table:table-cell table:formula="of:=INDIRECT(&quot;'../csvs/unc0_arr0_pip0_unr00.csv'#$unc0_arr0_pip0_unr00.ba1&quot;)" office:value-type="string" office:string-value="x" calcext:value-type="string">
            <text:p>x</text:p>
          </table:table-cell>
          <table:table-cell table:formula="of:=INDIRECT(&quot;'../csvs/unc0_arr0_pip0_unr00.csv'#$unc0_arr0_pip0_unr00.bb1&quot;)" office:value-type="float" office:value="1" calcext:value-type="float">
            <text:p>1</text:p>
          </table:table-cell>
          <table:table-cell table:formula="of:=INDIRECT(&quot;'../csvs/unc0_arr0_pip0_unr00.csv'#$unc0_arr0_pip0_unr00.bc1&quot;)" office:value-type="string" office:string-value=" " calcext:value-type="string">
            <text:p><text:s/></text:p>
          </table:table-cell>
          <table:table-cell table:formula="of:=INDIRECT(&quot;'../csvs/unc0_arr0_pip0_unr00.csv'#$unc0_arr0_pip0_unr00.bd1&quot;)" office:value-type="string" office:string-value=" " calcext:value-type="string">
            <text:p><text:s/></text:p>
          </table:table-cell>
          <table:table-cell table:formula="of:=INDIRECT(&quot;'../csvs/unc0_arr0_pip0_unr00.csv'#$unc0_arr0_pip0_unr00.be1&quot;)" office:value-type="string" office:string-value=" " calcext:value-type="string">
            <text:p><text:s/></text:p>
          </table:table-cell>
          <table:table-cell table:formula="of:=INDIRECT(&quot;'../csvs/unc0_arr0_pip0_unr00.csv'#$unc0_arr0_pip0_unr00.bf1&quot;)" office:value-type="string" office:string-value=" " calcext:value-type="string">
            <text:p><text:s/></text:p>
          </table:table-cell>
          <table:table-cell table:formula="of:=INDIRECT(&quot;'../csvs/unc0_arr0_pip0_unr00.csv'#$unc0_arr0_pip0_unr00.bg1&quot;)" office:value-type="string" office:string-value="A" calcext:value-type="string">
            <text:p>A</text:p>
          </table:table-cell>
          <table:table-cell table:formula="of:=INDIRECT(&quot;'../csvs/unc0_arr0_pip0_unr00.csv'#$unc0_arr0_pip0_unr00.bh1&quot;)" office:value-type="float" office:value="0.888889" calcext:value-type="float">
            <text:p>0.888889</text:p>
          </table:table-cell>
          <table:table-cell table:formula="of:=INDIRECT(&quot;'../csvs/unc0_arr0_pip0_unr00.csv'#$unc0_arr0_pip0_unr00.bi1&quot;)" office:value-type="string" office:string-value="tmp" calcext:value-type="string">
            <text:p>tmp</text:p>
          </table:table-cell>
          <table:table-cell table:formula="of:=INDIRECT(&quot;'../csvs/unc0_arr0_pip0_unr00.csv'#$unc0_arr0_pip0_unr00.bj1&quot;)" office:value-type="float" office:value="0.222222" calcext:value-type="float">
            <text:p>0.222222</text:p>
          </table:table-cell>
          <table:table-cell table:formula="of:=INDIRECT(&quot;'../csvs/unc0_arr0_pip0_unr00.csv'#$unc0_arr0_pip0_unr00.bk1&quot;)" office:value-type="string" office:string-value="x" calcext:value-type="string">
            <text:p>x</text:p>
          </table:table-cell>
          <table:table-cell table:formula="of:=INDIRECT(&quot;'../csvs/unc0_arr0_pip0_unr00.csv'#$unc0_arr0_pip0_unr00.bl1&quot;)" office:value-type="float" office:value="0.222222" calcext:value-type="float">
            <text:p>0.222222</text:p>
          </table:table-cell>
          <table:table-cell table:formula="of:=INDIRECT(&quot;'../csvs/unc0_arr0_pip0_unr00.csv'#$unc0_arr0_pip0_unr00.bm1&quot;)" office:value-type="string" office:string-value=" " calcext:value-type="string">
            <text:p><text:s/></text:p>
          </table:table-cell>
          <table:table-cell table:formula="of:=INDIRECT(&quot;'../csvs/unc0_arr0_pip0_unr00.csv'#$unc0_arr0_pip0_unr00.bn1&quot;)" office:value-type="string" office:string-value=" " calcext:value-type="string">
            <text:p><text:s/></text:p>
          </table:table-cell>
          <table:table-cell table:formula="of:=INDIRECT(&quot;'../csvs/unc0_arr0_pip0_unr00.csv'#$unc0_arr0_pip0_unr00.bo1&quot;)" office:value-type="string" office:string-value=" " calcext:value-type="string">
            <text:p><text:s/></text:p>
          </table:table-cell>
          <table:table-cell table:formula="of:=INDIRECT(&quot;'../csvs/unc0_arr0_pip0_unr00.csv'#$unc0_arr0_pip0_unr00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0_pip0_unr00.csv'#$unc0_arr0_pip0_unr00.ac2&quot;)" office:value-type="string" office:string-value="A" calcext:value-type="string">
            <text:p>A</text:p>
          </table:table-cell>
          <table:table-cell table:formula="of:=INDIRECT(&quot;'../csvs/unc0_arr0_pip0_unr00.csv'#$unc0_arr0_pip0_unr00.ad2&quot;)" office:value-type="float" office:value="1" calcext:value-type="float">
            <text:p>1</text:p>
          </table:table-cell>
          <table:table-cell table:formula="of:=INDIRECT(&quot;'../csvs/unc0_arr0_pip0_unr00.csv'#$unc0_arr0_pip0_unr00.ae2&quot;)" office:value-type="string" office:string-value="p" calcext:value-type="string">
            <text:p>p</text:p>
          </table:table-cell>
          <table:table-cell table:formula="of:=INDIRECT(&quot;'../csvs/unc0_arr0_pip0_unr00.csv'#$unc0_arr0_pip0_unr00.af2&quot;)" office:value-type="float" office:value="1" calcext:value-type="float">
            <text:p>1</text:p>
          </table:table-cell>
          <table:table-cell table:formula="of:=INDIRECT(&quot;'../csvs/unc0_arr0_pip0_unr00.csv'#$unc0_arr0_pip0_unr00.ag2&quot;)" office:value-type="string" office:string-value="q" calcext:value-type="string">
            <text:p>q</text:p>
          </table:table-cell>
          <table:table-cell table:formula="of:=INDIRECT(&quot;'../csvs/unc0_arr0_pip0_unr00.csv'#$unc0_arr0_pip0_unr00.ah2&quot;)" office:value-type="float" office:value="1" calcext:value-type="float">
            <text:p>1</text:p>
          </table:table-cell>
          <table:table-cell table:formula="of:=INDIRECT(&quot;'../csvs/unc0_arr0_pip0_unr00.csv'#$unc0_arr0_pip0_unr00.ai2&quot;)" office:value-type="string" office:string-value="r" calcext:value-type="string">
            <text:p>r</text:p>
          </table:table-cell>
          <table:table-cell table:formula="of:=INDIRECT(&quot;'../csvs/unc0_arr0_pip0_unr00.csv'#$unc0_arr0_pip0_unr00.aj2&quot;)" office:value-type="float" office:value="1" calcext:value-type="float">
            <text:p>1</text:p>
          </table:table-cell>
          <table:table-cell table:formula="of:=INDIRECT(&quot;'../csvs/unc0_arr0_pip0_unr00.csv'#$unc0_arr0_pip0_unr00.ak2&quot;)" office:value-type="string" office:string-value="s" calcext:value-type="string">
            <text:p>s</text:p>
          </table:table-cell>
          <table:table-cell table:formula="of:=INDIRECT(&quot;'../csvs/unc0_arr0_pip0_unr00.csv'#$unc0_arr0_pip0_unr00.al2&quot;)" office:value-type="float" office:value="1" calcext:value-type="float">
            <text:p>1</text:p>
          </table:table-cell>
          <table:table-cell table:formula="of:=INDIRECT(&quot;'../csvs/unc0_arr0_pip0_unr00.csv'#$unc0_arr0_pip0_unr00.am2&quot;)" office:value-type="string" office:string-value="A" calcext:value-type="string">
            <text:p>A</text:p>
          </table:table-cell>
          <table:table-cell table:formula="of:=INDIRECT(&quot;'../csvs/unc0_arr0_pip0_unr00.csv'#$unc0_arr0_pip0_unr00.an2&quot;)" office:value-type="float" office:value="1" calcext:value-type="float">
            <text:p>1</text:p>
          </table:table-cell>
          <table:table-cell table:formula="of:=INDIRECT(&quot;'../csvs/unc0_arr0_pip0_unr00.csv'#$unc0_arr0_pip0_unr00.ao2&quot;)" office:value-type="string" office:string-value="p" calcext:value-type="string">
            <text:p>p</text:p>
          </table:table-cell>
          <table:table-cell table:formula="of:=INDIRECT(&quot;'../csvs/unc0_arr0_pip0_unr00.csv'#$unc0_arr0_pip0_unr00.ap2&quot;)" office:value-type="float" office:value="1" calcext:value-type="float">
            <text:p>1</text:p>
          </table:table-cell>
          <table:table-cell table:formula="of:=INDIRECT(&quot;'../csvs/unc0_arr0_pip0_unr00.csv'#$unc0_arr0_pip0_unr00.aq2&quot;)" office:value-type="string" office:string-value="q" calcext:value-type="string">
            <text:p>q</text:p>
          </table:table-cell>
          <table:table-cell table:formula="of:=INDIRECT(&quot;'../csvs/unc0_arr0_pip0_unr00.csv'#$unc0_arr0_pip0_unr00.ar2&quot;)" office:value-type="float" office:value="1" calcext:value-type="float">
            <text:p>1</text:p>
          </table:table-cell>
          <table:table-cell table:formula="of:=INDIRECT(&quot;'../csvs/unc0_arr0_pip0_unr00.csv'#$unc0_arr0_pip0_unr00.as2&quot;)" office:value-type="string" office:string-value="r" calcext:value-type="string">
            <text:p>r</text:p>
          </table:table-cell>
          <table:table-cell table:formula="of:=INDIRECT(&quot;'../csvs/unc0_arr0_pip0_unr00.csv'#$unc0_arr0_pip0_unr00.at2&quot;)" office:value-type="float" office:value="1" calcext:value-type="float">
            <text:p>1</text:p>
          </table:table-cell>
          <table:table-cell table:formula="of:=INDIRECT(&quot;'../csvs/unc0_arr0_pip0_unr00.csv'#$unc0_arr0_pip0_unr00.au2&quot;)" office:value-type="string" office:string-value="s" calcext:value-type="string">
            <text:p>s</text:p>
          </table:table-cell>
          <table:table-cell table:formula="of:=INDIRECT(&quot;'../csvs/unc0_arr0_pip0_unr00.csv'#$unc0_arr0_pip0_unr00.av2&quot;)" office:value-type="float" office:value="1" calcext:value-type="float">
            <text:p>1</text:p>
          </table:table-cell>
          <table:table-cell table:formula="of:=INDIRECT(&quot;'../csvs/unc0_arr0_pip0_unr00.csv'#$unc0_arr0_pip0_unr00.aw2&quot;)" office:value-type="string" office:string-value="A" calcext:value-type="string">
            <text:p>A</text:p>
          </table:table-cell>
          <table:table-cell table:formula="of:=INDIRECT(&quot;'../csvs/unc0_arr0_pip0_unr00.csv'#$unc0_arr0_pip0_unr00.ax2&quot;)" office:value-type="float" office:value="128" calcext:value-type="float">
            <text:p>128</text:p>
          </table:table-cell>
          <table:table-cell table:formula="of:=INDIRECT(&quot;'../csvs/unc0_arr0_pip0_unr00.csv'#$unc0_arr0_pip0_unr00.ay2&quot;)" office:value-type="string" office:string-value="p" calcext:value-type="string">
            <text:p>p</text:p>
          </table:table-cell>
          <table:table-cell table:formula="of:=INDIRECT(&quot;'../csvs/unc0_arr0_pip0_unr00.csv'#$unc0_arr0_pip0_unr00.az2&quot;)" office:value-type="float" office:value="1" calcext:value-type="float">
            <text:p>1</text:p>
          </table:table-cell>
          <table:table-cell table:formula="of:=INDIRECT(&quot;'../csvs/unc0_arr0_pip0_unr00.csv'#$unc0_arr0_pip0_unr00.ba2&quot;)" office:value-type="string" office:string-value="q" calcext:value-type="string">
            <text:p>q</text:p>
          </table:table-cell>
          <table:table-cell table:formula="of:=INDIRECT(&quot;'../csvs/unc0_arr0_pip0_unr00.csv'#$unc0_arr0_pip0_unr00.bb2&quot;)" office:value-type="float" office:value="1" calcext:value-type="float">
            <text:p>1</text:p>
          </table:table-cell>
          <table:table-cell table:formula="of:=INDIRECT(&quot;'../csvs/unc0_arr0_pip0_unr00.csv'#$unc0_arr0_pip0_unr00.bc2&quot;)" office:value-type="string" office:string-value="r" calcext:value-type="string">
            <text:p>r</text:p>
          </table:table-cell>
          <table:table-cell table:formula="of:=INDIRECT(&quot;'../csvs/unc0_arr0_pip0_unr00.csv'#$unc0_arr0_pip0_unr00.bd2&quot;)" office:value-type="float" office:value="1" calcext:value-type="float">
            <text:p>1</text:p>
          </table:table-cell>
          <table:table-cell table:formula="of:=INDIRECT(&quot;'../csvs/unc0_arr0_pip0_unr00.csv'#$unc0_arr0_pip0_unr00.be2&quot;)" office:value-type="string" office:string-value="s" calcext:value-type="string">
            <text:p>s</text:p>
          </table:table-cell>
          <table:table-cell table:formula="of:=INDIRECT(&quot;'../csvs/unc0_arr0_pip0_unr00.csv'#$unc0_arr0_pip0_unr00.bf2&quot;)" office:value-type="float" office:value="1" calcext:value-type="float">
            <text:p>1</text:p>
          </table:table-cell>
          <table:table-cell table:formula="of:=INDIRECT(&quot;'../csvs/unc0_arr0_pip0_unr00.csv'#$unc0_arr0_pip0_unr00.bg2&quot;)" office:value-type="string" office:string-value="A" calcext:value-type="string">
            <text:p>A</text:p>
          </table:table-cell>
          <table:table-cell table:formula="of:=INDIRECT(&quot;'../csvs/unc0_arr0_pip0_unr00.csv'#$unc0_arr0_pip0_unr00.bh2&quot;)" office:value-type="float" office:value="0.888889" calcext:value-type="float">
            <text:p>0.888889</text:p>
          </table:table-cell>
          <table:table-cell table:formula="of:=INDIRECT(&quot;'../csvs/unc0_arr0_pip0_unr00.csv'#$unc0_arr0_pip0_unr00.bi2&quot;)" office:value-type="string" office:string-value="p" calcext:value-type="string">
            <text:p>p</text:p>
          </table:table-cell>
          <table:table-cell table:formula="of:=INDIRECT(&quot;'../csvs/unc0_arr0_pip0_unr00.csv'#$unc0_arr0_pip0_unr00.bj2&quot;)" office:value-type="float" office:value="0.444444" calcext:value-type="float">
            <text:p>0.444444</text:p>
          </table:table-cell>
          <table:table-cell table:formula="of:=INDIRECT(&quot;'../csvs/unc0_arr0_pip0_unr00.csv'#$unc0_arr0_pip0_unr00.bk2&quot;)" office:value-type="string" office:string-value="q" calcext:value-type="string">
            <text:p>q</text:p>
          </table:table-cell>
          <table:table-cell table:formula="of:=INDIRECT(&quot;'../csvs/unc0_arr0_pip0_unr00.csv'#$unc0_arr0_pip0_unr00.bl2&quot;)" office:value-type="float" office:value="0.444444" calcext:value-type="float">
            <text:p>0.444444</text:p>
          </table:table-cell>
          <table:table-cell table:formula="of:=INDIRECT(&quot;'../csvs/unc0_arr0_pip0_unr00.csv'#$unc0_arr0_pip0_unr00.bm2&quot;)" office:value-type="string" office:string-value="r" calcext:value-type="string">
            <text:p>r</text:p>
          </table:table-cell>
          <table:table-cell table:formula="of:=INDIRECT(&quot;'../csvs/unc0_arr0_pip0_unr00.csv'#$unc0_arr0_pip0_unr00.bn2&quot;)" office:value-type="float" office:value="0.444444" calcext:value-type="float">
            <text:p>0.444444</text:p>
          </table:table-cell>
          <table:table-cell table:formula="of:=INDIRECT(&quot;'../csvs/unc0_arr0_pip0_unr00.csv'#$unc0_arr0_pip0_unr00.bo2&quot;)" office:value-type="string" office:string-value="s" calcext:value-type="string">
            <text:p>s</text:p>
          </table:table-cell>
          <table:table-cell table:formula="of:=INDIRECT(&quot;'../csvs/unc0_arr0_pip0_unr00.csv'#$unc0_arr0_pip0_unr00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0_pip0_unr00.csv'#$unc0_arr0_pip0_unr00.ac3&quot;)" office:value-type="string" office:string-value="A" calcext:value-type="string">
            <text:p>A</text:p>
          </table:table-cell>
          <table:table-cell table:formula="of:=INDIRECT(&quot;'../csvs/unc0_arr0_pip0_unr00.csv'#$unc0_arr0_pip0_unr00.ad3&quot;)" office:value-type="float" office:value="1" calcext:value-type="float">
            <text:p>1</text:p>
          </table:table-cell>
          <table:table-cell table:formula="of:=INDIRECT(&quot;'../csvs/unc0_arr0_pip0_unr00.csv'#$unc0_arr0_pip0_unr00.ae3&quot;)" office:value-type="string" office:string-value="B" calcext:value-type="string">
            <text:p>B</text:p>
          </table:table-cell>
          <table:table-cell table:formula="of:=INDIRECT(&quot;'../csvs/unc0_arr0_pip0_unr00.csv'#$unc0_arr0_pip0_unr00.af3&quot;)" office:value-type="float" office:value="1" calcext:value-type="float">
            <text:p>1</text:p>
          </table:table-cell>
          <table:table-cell table:formula="of:=INDIRECT(&quot;'../csvs/unc0_arr0_pip0_unr00.csv'#$unc0_arr0_pip0_unr00.ag3&quot;)" office:value-type="string" office:string-value=" " calcext:value-type="string">
            <text:p><text:s/></text:p>
          </table:table-cell>
          <table:table-cell table:formula="of:=INDIRECT(&quot;'../csvs/unc0_arr0_pip0_unr00.csv'#$unc0_arr0_pip0_unr00.ah3&quot;)" office:value-type="string" office:string-value=" " calcext:value-type="string">
            <text:p><text:s/></text:p>
          </table:table-cell>
          <table:table-cell table:formula="of:=INDIRECT(&quot;'../csvs/unc0_arr0_pip0_unr00.csv'#$unc0_arr0_pip0_unr00.ai3&quot;)" office:value-type="string" office:string-value=" " calcext:value-type="string">
            <text:p><text:s/></text:p>
          </table:table-cell>
          <table:table-cell table:formula="of:=INDIRECT(&quot;'../csvs/unc0_arr0_pip0_unr00.csv'#$unc0_arr0_pip0_unr00.aj3&quot;)" office:value-type="string" office:string-value=" " calcext:value-type="string">
            <text:p><text:s/></text:p>
          </table:table-cell>
          <table:table-cell table:formula="of:=INDIRECT(&quot;'../csvs/unc0_arr0_pip0_unr00.csv'#$unc0_arr0_pip0_unr00.ak3&quot;)" office:value-type="string" office:string-value=" " calcext:value-type="string">
            <text:p><text:s/></text:p>
          </table:table-cell>
          <table:table-cell table:formula="of:=INDIRECT(&quot;'../csvs/unc0_arr0_pip0_unr00.csv'#$unc0_arr0_pip0_unr00.al3&quot;)" office:value-type="string" office:string-value=" " calcext:value-type="string">
            <text:p><text:s/></text:p>
          </table:table-cell>
          <table:table-cell table:formula="of:=INDIRECT(&quot;'../csvs/unc0_arr0_pip0_unr00.csv'#$unc0_arr0_pip0_unr00.am3&quot;)" office:value-type="string" office:string-value="A" calcext:value-type="string">
            <text:p>A</text:p>
          </table:table-cell>
          <table:table-cell table:formula="of:=INDIRECT(&quot;'../csvs/unc0_arr0_pip0_unr00.csv'#$unc0_arr0_pip0_unr00.an3&quot;)" office:value-type="float" office:value="1" calcext:value-type="float">
            <text:p>1</text:p>
          </table:table-cell>
          <table:table-cell table:formula="of:=INDIRECT(&quot;'../csvs/unc0_arr0_pip0_unr00.csv'#$unc0_arr0_pip0_unr00.ao3&quot;)" office:value-type="string" office:string-value="B" calcext:value-type="string">
            <text:p>B</text:p>
          </table:table-cell>
          <table:table-cell table:formula="of:=INDIRECT(&quot;'../csvs/unc0_arr0_pip0_unr00.csv'#$unc0_arr0_pip0_unr00.ap3&quot;)" office:value-type="float" office:value="1" calcext:value-type="float">
            <text:p>1</text:p>
          </table:table-cell>
          <table:table-cell table:formula="of:=INDIRECT(&quot;'../csvs/unc0_arr0_pip0_unr00.csv'#$unc0_arr0_pip0_unr00.aq3&quot;)" office:value-type="string" office:string-value=" " calcext:value-type="string">
            <text:p><text:s/></text:p>
          </table:table-cell>
          <table:table-cell table:formula="of:=INDIRECT(&quot;'../csvs/unc0_arr0_pip0_unr00.csv'#$unc0_arr0_pip0_unr00.ar3&quot;)" office:value-type="string" office:string-value=" " calcext:value-type="string">
            <text:p><text:s/></text:p>
          </table:table-cell>
          <table:table-cell table:formula="of:=INDIRECT(&quot;'../csvs/unc0_arr0_pip0_unr00.csv'#$unc0_arr0_pip0_unr00.as3&quot;)" office:value-type="string" office:string-value=" " calcext:value-type="string">
            <text:p><text:s/></text:p>
          </table:table-cell>
          <table:table-cell table:formula="of:=INDIRECT(&quot;'../csvs/unc0_arr0_pip0_unr00.csv'#$unc0_arr0_pip0_unr00.at3&quot;)" office:value-type="string" office:string-value=" " calcext:value-type="string">
            <text:p><text:s/></text:p>
          </table:table-cell>
          <table:table-cell table:formula="of:=INDIRECT(&quot;'../csvs/unc0_arr0_pip0_unr00.csv'#$unc0_arr0_pip0_unr00.au3&quot;)" office:value-type="string" office:string-value=" " calcext:value-type="string">
            <text:p><text:s/></text:p>
          </table:table-cell>
          <table:table-cell table:formula="of:=INDIRECT(&quot;'../csvs/unc0_arr0_pip0_unr00.csv'#$unc0_arr0_pip0_unr00.av3&quot;)" office:value-type="string" office:string-value=" " calcext:value-type="string">
            <text:p><text:s/></text:p>
          </table:table-cell>
          <table:table-cell table:formula="of:=INDIRECT(&quot;'../csvs/unc0_arr0_pip0_unr00.csv'#$unc0_arr0_pip0_unr00.aw3&quot;)" office:value-type="string" office:string-value="A" calcext:value-type="string">
            <text:p>A</text:p>
          </table:table-cell>
          <table:table-cell table:formula="of:=INDIRECT(&quot;'../csvs/unc0_arr0_pip0_unr00.csv'#$unc0_arr0_pip0_unr00.ax3&quot;)" office:value-type="float" office:value="32" calcext:value-type="float">
            <text:p>32</text:p>
          </table:table-cell>
          <table:table-cell table:formula="of:=INDIRECT(&quot;'../csvs/unc0_arr0_pip0_unr00.csv'#$unc0_arr0_pip0_unr00.ay3&quot;)" office:value-type="string" office:string-value="B" calcext:value-type="string">
            <text:p>B</text:p>
          </table:table-cell>
          <table:table-cell table:formula="of:=INDIRECT(&quot;'../csvs/unc0_arr0_pip0_unr00.csv'#$unc0_arr0_pip0_unr00.az3&quot;)" office:value-type="float" office:value="32" calcext:value-type="float">
            <text:p>32</text:p>
          </table:table-cell>
          <table:table-cell table:formula="of:=INDIRECT(&quot;'../csvs/unc0_arr0_pip0_unr00.csv'#$unc0_arr0_pip0_unr00.ba3&quot;)" office:value-type="string" office:string-value=" " calcext:value-type="string">
            <text:p><text:s/></text:p>
          </table:table-cell>
          <table:table-cell table:formula="of:=INDIRECT(&quot;'../csvs/unc0_arr0_pip0_unr00.csv'#$unc0_arr0_pip0_unr00.bb3&quot;)" office:value-type="string" office:string-value=" " calcext:value-type="string">
            <text:p><text:s/></text:p>
          </table:table-cell>
          <table:table-cell table:formula="of:=INDIRECT(&quot;'../csvs/unc0_arr0_pip0_unr00.csv'#$unc0_arr0_pip0_unr00.bc3&quot;)" office:value-type="string" office:string-value=" " calcext:value-type="string">
            <text:p><text:s/></text:p>
          </table:table-cell>
          <table:table-cell table:formula="of:=INDIRECT(&quot;'../csvs/unc0_arr0_pip0_unr00.csv'#$unc0_arr0_pip0_unr00.bd3&quot;)" office:value-type="string" office:string-value=" " calcext:value-type="string">
            <text:p><text:s/></text:p>
          </table:table-cell>
          <table:table-cell table:formula="of:=INDIRECT(&quot;'../csvs/unc0_arr0_pip0_unr00.csv'#$unc0_arr0_pip0_unr00.be3&quot;)" office:value-type="string" office:string-value=" " calcext:value-type="string">
            <text:p><text:s/></text:p>
          </table:table-cell>
          <table:table-cell table:formula="of:=INDIRECT(&quot;'../csvs/unc0_arr0_pip0_unr00.csv'#$unc0_arr0_pip0_unr00.bf3&quot;)" office:value-type="string" office:string-value=" " calcext:value-type="string">
            <text:p><text:s/></text:p>
          </table:table-cell>
          <table:table-cell table:formula="of:=INDIRECT(&quot;'../csvs/unc0_arr0_pip0_unr00.csv'#$unc0_arr0_pip0_unr00.bg3&quot;)" office:value-type="string" office:string-value="A" calcext:value-type="string">
            <text:p>A</text:p>
          </table:table-cell>
          <table:table-cell table:formula="of:=INDIRECT(&quot;'../csvs/unc0_arr0_pip0_unr00.csv'#$unc0_arr0_pip0_unr00.bh3&quot;)" office:value-type="float" office:value="0.888889" calcext:value-type="float">
            <text:p>0.888889</text:p>
          </table:table-cell>
          <table:table-cell table:formula="of:=INDIRECT(&quot;'../csvs/unc0_arr0_pip0_unr00.csv'#$unc0_arr0_pip0_unr00.bi3&quot;)" office:value-type="string" office:string-value="B" calcext:value-type="string">
            <text:p>B</text:p>
          </table:table-cell>
          <table:table-cell table:formula="of:=INDIRECT(&quot;'../csvs/unc0_arr0_pip0_unr00.csv'#$unc0_arr0_pip0_unr00.bj3&quot;)" office:value-type="float" office:value="0.888889" calcext:value-type="float">
            <text:p>0.888889</text:p>
          </table:table-cell>
          <table:table-cell table:formula="of:=INDIRECT(&quot;'../csvs/unc0_arr0_pip0_unr00.csv'#$unc0_arr0_pip0_unr00.bk3&quot;)" office:value-type="string" office:string-value=" " calcext:value-type="string">
            <text:p><text:s/></text:p>
          </table:table-cell>
          <table:table-cell table:formula="of:=INDIRECT(&quot;'../csvs/unc0_arr0_pip0_unr00.csv'#$unc0_arr0_pip0_unr00.bl3&quot;)" office:value-type="string" office:string-value=" " calcext:value-type="string">
            <text:p><text:s/></text:p>
          </table:table-cell>
          <table:table-cell table:formula="of:=INDIRECT(&quot;'../csvs/unc0_arr0_pip0_unr00.csv'#$unc0_arr0_pip0_unr00.bm3&quot;)" office:value-type="string" office:string-value=" " calcext:value-type="string">
            <text:p><text:s/></text:p>
          </table:table-cell>
          <table:table-cell table:formula="of:=INDIRECT(&quot;'../csvs/unc0_arr0_pip0_unr00.csv'#$unc0_arr0_pip0_unr00.bn3&quot;)" office:value-type="string" office:string-value=" " calcext:value-type="string">
            <text:p><text:s/></text:p>
          </table:table-cell>
          <table:table-cell table:formula="of:=INDIRECT(&quot;'../csvs/unc0_arr0_pip0_unr00.csv'#$unc0_arr0_pip0_unr00.bo3&quot;)" office:value-type="string" office:string-value=" " calcext:value-type="string">
            <text:p><text:s/></text:p>
          </table:table-cell>
          <table:table-cell table:formula="of:=INDIRECT(&quot;'../csvs/unc0_arr0_pip0_unr00.csv'#$unc0_arr0_pip0_unr00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0_pip0_unr00.csv'#$unc0_arr0_pip0_unr00.ac4&quot;)" office:value-type="string" office:string-value="A" calcext:value-type="string">
            <text:p>A</text:p>
          </table:table-cell>
          <table:table-cell table:formula="of:=INDIRECT(&quot;'../csvs/unc0_arr0_pip0_unr00.csv'#$unc0_arr0_pip0_unr00.ad4&quot;)" office:value-type="float" office:value="1" calcext:value-type="float">
            <text:p>1</text:p>
          </table:table-cell>
          <table:table-cell table:formula="of:=INDIRECT(&quot;'../csvs/unc0_arr0_pip0_unr00.csv'#$unc0_arr0_pip0_unr00.ae4&quot;)" office:value-type="string" office:string-value="B" calcext:value-type="string">
            <text:p>B</text:p>
          </table:table-cell>
          <table:table-cell table:formula="of:=INDIRECT(&quot;'../csvs/unc0_arr0_pip0_unr00.csv'#$unc0_arr0_pip0_unr00.af4&quot;)" office:value-type="float" office:value="1" calcext:value-type="float">
            <text:p>1</text:p>
          </table:table-cell>
          <table:table-cell table:formula="of:=INDIRECT(&quot;'../csvs/unc0_arr0_pip0_unr00.csv'#$unc0_arr0_pip0_unr00.ag4&quot;)" office:value-type="string" office:string-value=" " calcext:value-type="string">
            <text:p><text:s/></text:p>
          </table:table-cell>
          <table:table-cell table:formula="of:=INDIRECT(&quot;'../csvs/unc0_arr0_pip0_unr00.csv'#$unc0_arr0_pip0_unr00.ah4&quot;)" office:value-type="string" office:string-value=" " calcext:value-type="string">
            <text:p><text:s/></text:p>
          </table:table-cell>
          <table:table-cell table:formula="of:=INDIRECT(&quot;'../csvs/unc0_arr0_pip0_unr00.csv'#$unc0_arr0_pip0_unr00.ai4&quot;)" office:value-type="string" office:string-value=" " calcext:value-type="string">
            <text:p><text:s/></text:p>
          </table:table-cell>
          <table:table-cell table:formula="of:=INDIRECT(&quot;'../csvs/unc0_arr0_pip0_unr00.csv'#$unc0_arr0_pip0_unr00.aj4&quot;)" office:value-type="string" office:string-value=" " calcext:value-type="string">
            <text:p><text:s/></text:p>
          </table:table-cell>
          <table:table-cell table:formula="of:=INDIRECT(&quot;'../csvs/unc0_arr0_pip0_unr00.csv'#$unc0_arr0_pip0_unr00.ak4&quot;)" office:value-type="string" office:string-value=" " calcext:value-type="string">
            <text:p><text:s/></text:p>
          </table:table-cell>
          <table:table-cell table:formula="of:=INDIRECT(&quot;'../csvs/unc0_arr0_pip0_unr00.csv'#$unc0_arr0_pip0_unr00.al4&quot;)" office:value-type="string" office:string-value=" " calcext:value-type="string">
            <text:p><text:s/></text:p>
          </table:table-cell>
          <table:table-cell table:formula="of:=INDIRECT(&quot;'../csvs/unc0_arr0_pip0_unr00.csv'#$unc0_arr0_pip0_unr00.am4&quot;)" office:value-type="string" office:string-value="A" calcext:value-type="string">
            <text:p>A</text:p>
          </table:table-cell>
          <table:table-cell table:formula="of:=INDIRECT(&quot;'../csvs/unc0_arr0_pip0_unr00.csv'#$unc0_arr0_pip0_unr00.an4&quot;)" office:value-type="float" office:value="1" calcext:value-type="float">
            <text:p>1</text:p>
          </table:table-cell>
          <table:table-cell table:formula="of:=INDIRECT(&quot;'../csvs/unc0_arr0_pip0_unr00.csv'#$unc0_arr0_pip0_unr00.ao4&quot;)" office:value-type="string" office:string-value="B" calcext:value-type="string">
            <text:p>B</text:p>
          </table:table-cell>
          <table:table-cell table:formula="of:=INDIRECT(&quot;'../csvs/unc0_arr0_pip0_unr00.csv'#$unc0_arr0_pip0_unr00.ap4&quot;)" office:value-type="float" office:value="1" calcext:value-type="float">
            <text:p>1</text:p>
          </table:table-cell>
          <table:table-cell table:formula="of:=INDIRECT(&quot;'../csvs/unc0_arr0_pip0_unr00.csv'#$unc0_arr0_pip0_unr00.aq4&quot;)" office:value-type="string" office:string-value=" " calcext:value-type="string">
            <text:p><text:s/></text:p>
          </table:table-cell>
          <table:table-cell table:formula="of:=INDIRECT(&quot;'../csvs/unc0_arr0_pip0_unr00.csv'#$unc0_arr0_pip0_unr00.ar4&quot;)" office:value-type="string" office:string-value=" " calcext:value-type="string">
            <text:p><text:s/></text:p>
          </table:table-cell>
          <table:table-cell table:formula="of:=INDIRECT(&quot;'../csvs/unc0_arr0_pip0_unr00.csv'#$unc0_arr0_pip0_unr00.as4&quot;)" office:value-type="string" office:string-value=" " calcext:value-type="string">
            <text:p><text:s/></text:p>
          </table:table-cell>
          <table:table-cell table:formula="of:=INDIRECT(&quot;'../csvs/unc0_arr0_pip0_unr00.csv'#$unc0_arr0_pip0_unr00.at4&quot;)" office:value-type="string" office:string-value=" " calcext:value-type="string">
            <text:p><text:s/></text:p>
          </table:table-cell>
          <table:table-cell table:formula="of:=INDIRECT(&quot;'../csvs/unc0_arr0_pip0_unr00.csv'#$unc0_arr0_pip0_unr00.au4&quot;)" office:value-type="string" office:string-value=" " calcext:value-type="string">
            <text:p><text:s/></text:p>
          </table:table-cell>
          <table:table-cell table:formula="of:=INDIRECT(&quot;'../csvs/unc0_arr0_pip0_unr00.csv'#$unc0_arr0_pip0_unr00.av4&quot;)" office:value-type="string" office:string-value=" " calcext:value-type="string">
            <text:p><text:s/></text:p>
          </table:table-cell>
          <table:table-cell table:formula="of:=INDIRECT(&quot;'../csvs/unc0_arr0_pip0_unr00.csv'#$unc0_arr0_pip0_unr00.aw4&quot;)" office:value-type="string" office:string-value="A" calcext:value-type="string">
            <text:p>A</text:p>
          </table:table-cell>
          <table:table-cell table:formula="of:=INDIRECT(&quot;'../csvs/unc0_arr0_pip0_unr00.csv'#$unc0_arr0_pip0_unr00.ax4&quot;)" office:value-type="float" office:value="64" calcext:value-type="float">
            <text:p>64</text:p>
          </table:table-cell>
          <table:table-cell table:formula="of:=INDIRECT(&quot;'../csvs/unc0_arr0_pip0_unr00.csv'#$unc0_arr0_pip0_unr00.ay4&quot;)" office:value-type="string" office:string-value="B" calcext:value-type="string">
            <text:p>B</text:p>
          </table:table-cell>
          <table:table-cell table:formula="of:=INDIRECT(&quot;'../csvs/unc0_arr0_pip0_unr00.csv'#$unc0_arr0_pip0_unr00.az4&quot;)" office:value-type="float" office:value="64" calcext:value-type="float">
            <text:p>64</text:p>
          </table:table-cell>
          <table:table-cell table:formula="of:=INDIRECT(&quot;'../csvs/unc0_arr0_pip0_unr00.csv'#$unc0_arr0_pip0_unr00.ba4&quot;)" office:value-type="string" office:string-value=" " calcext:value-type="string">
            <text:p><text:s/></text:p>
          </table:table-cell>
          <table:table-cell table:formula="of:=INDIRECT(&quot;'../csvs/unc0_arr0_pip0_unr00.csv'#$unc0_arr0_pip0_unr00.bb4&quot;)" office:value-type="string" office:string-value=" " calcext:value-type="string">
            <text:p><text:s/></text:p>
          </table:table-cell>
          <table:table-cell table:formula="of:=INDIRECT(&quot;'../csvs/unc0_arr0_pip0_unr00.csv'#$unc0_arr0_pip0_unr00.bc4&quot;)" office:value-type="string" office:string-value=" " calcext:value-type="string">
            <text:p><text:s/></text:p>
          </table:table-cell>
          <table:table-cell table:formula="of:=INDIRECT(&quot;'../csvs/unc0_arr0_pip0_unr00.csv'#$unc0_arr0_pip0_unr00.bd4&quot;)" office:value-type="string" office:string-value=" " calcext:value-type="string">
            <text:p><text:s/></text:p>
          </table:table-cell>
          <table:table-cell table:formula="of:=INDIRECT(&quot;'../csvs/unc0_arr0_pip0_unr00.csv'#$unc0_arr0_pip0_unr00.be4&quot;)" office:value-type="string" office:string-value=" " calcext:value-type="string">
            <text:p><text:s/></text:p>
          </table:table-cell>
          <table:table-cell table:formula="of:=INDIRECT(&quot;'../csvs/unc0_arr0_pip0_unr00.csv'#$unc0_arr0_pip0_unr00.bf4&quot;)" office:value-type="string" office:string-value=" " calcext:value-type="string">
            <text:p><text:s/></text:p>
          </table:table-cell>
          <table:table-cell table:formula="of:=INDIRECT(&quot;'../csvs/unc0_arr0_pip0_unr00.csv'#$unc0_arr0_pip0_unr00.bg4&quot;)" office:value-type="string" office:string-value="A" calcext:value-type="string">
            <text:p>A</text:p>
          </table:table-cell>
          <table:table-cell table:formula="of:=INDIRECT(&quot;'../csvs/unc0_arr0_pip0_unr00.csv'#$unc0_arr0_pip0_unr00.bh4&quot;)" office:value-type="float" office:value="0.888889" calcext:value-type="float">
            <text:p>0.888889</text:p>
          </table:table-cell>
          <table:table-cell table:formula="of:=INDIRECT(&quot;'../csvs/unc0_arr0_pip0_unr00.csv'#$unc0_arr0_pip0_unr00.bi4&quot;)" office:value-type="string" office:string-value="B" calcext:value-type="string">
            <text:p>B</text:p>
          </table:table-cell>
          <table:table-cell table:formula="of:=INDIRECT(&quot;'../csvs/unc0_arr0_pip0_unr00.csv'#$unc0_arr0_pip0_unr00.bj4&quot;)" office:value-type="float" office:value="0.888889" calcext:value-type="float">
            <text:p>0.888889</text:p>
          </table:table-cell>
          <table:table-cell table:formula="of:=INDIRECT(&quot;'../csvs/unc0_arr0_pip0_unr00.csv'#$unc0_arr0_pip0_unr00.bk4&quot;)" office:value-type="string" office:string-value=" " calcext:value-type="string">
            <text:p><text:s/></text:p>
          </table:table-cell>
          <table:table-cell table:formula="of:=INDIRECT(&quot;'../csvs/unc0_arr0_pip0_unr00.csv'#$unc0_arr0_pip0_unr00.bl4&quot;)" office:value-type="string" office:string-value=" " calcext:value-type="string">
            <text:p><text:s/></text:p>
          </table:table-cell>
          <table:table-cell table:formula="of:=INDIRECT(&quot;'../csvs/unc0_arr0_pip0_unr00.csv'#$unc0_arr0_pip0_unr00.bm4&quot;)" office:value-type="string" office:string-value=" " calcext:value-type="string">
            <text:p><text:s/></text:p>
          </table:table-cell>
          <table:table-cell table:formula="of:=INDIRECT(&quot;'../csvs/unc0_arr0_pip0_unr00.csv'#$unc0_arr0_pip0_unr00.bn4&quot;)" office:value-type="string" office:string-value=" " calcext:value-type="string">
            <text:p><text:s/></text:p>
          </table:table-cell>
          <table:table-cell table:formula="of:=INDIRECT(&quot;'../csvs/unc0_arr0_pip0_unr00.csv'#$unc0_arr0_pip0_unr00.bo4&quot;)" office:value-type="string" office:string-value=" " calcext:value-type="string">
            <text:p><text:s/></text:p>
          </table:table-cell>
          <table:table-cell table:formula="of:=INDIRECT(&quot;'../csvs/unc0_arr0_pip0_unr00.csv'#$unc0_arr0_pip0_unr00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0_pip0_unr00.csv'#$unc0_arr0_pip0_unr00.ac5&quot;)" office:value-type="string" office:string-value="A" calcext:value-type="string">
            <text:p>A</text:p>
          </table:table-cell>
          <table:table-cell table:formula="of:=INDIRECT(&quot;'../csvs/unc0_arr0_pip0_unr00.csv'#$unc0_arr0_pip0_unr00.ad5&quot;)" office:value-type="float" office:value="1" calcext:value-type="float">
            <text:p>1</text:p>
          </table:table-cell>
          <table:table-cell table:formula="of:=INDIRECT(&quot;'../csvs/unc0_arr0_pip0_unr00.csv'#$unc0_arr0_pip0_unr00.ae5&quot;)" office:value-type="string" office:string-value="B" calcext:value-type="string">
            <text:p>B</text:p>
          </table:table-cell>
          <table:table-cell table:formula="of:=INDIRECT(&quot;'../csvs/unc0_arr0_pip0_unr00.csv'#$unc0_arr0_pip0_unr00.af5&quot;)" office:value-type="float" office:value="1" calcext:value-type="float">
            <text:p>1</text:p>
          </table:table-cell>
          <table:table-cell table:formula="of:=INDIRECT(&quot;'../csvs/unc0_arr0_pip0_unr00.csv'#$unc0_arr0_pip0_unr00.ag5&quot;)" office:value-type="string" office:string-value="C" calcext:value-type="string">
            <text:p>C</text:p>
          </table:table-cell>
          <table:table-cell table:formula="of:=INDIRECT(&quot;'../csvs/unc0_arr0_pip0_unr00.csv'#$unc0_arr0_pip0_unr00.ah5&quot;)" office:value-type="float" office:value="1" calcext:value-type="float">
            <text:p>1</text:p>
          </table:table-cell>
          <table:table-cell table:formula="of:=INDIRECT(&quot;'../csvs/unc0_arr0_pip0_unr00.csv'#$unc0_arr0_pip0_unr00.ai5&quot;)" office:value-type="string" office:string-value=" " calcext:value-type="string">
            <text:p><text:s/></text:p>
          </table:table-cell>
          <table:table-cell table:formula="of:=INDIRECT(&quot;'../csvs/unc0_arr0_pip0_unr00.csv'#$unc0_arr0_pip0_unr00.aj5&quot;)" office:value-type="string" office:string-value=" " calcext:value-type="string">
            <text:p><text:s/></text:p>
          </table:table-cell>
          <table:table-cell table:formula="of:=INDIRECT(&quot;'../csvs/unc0_arr0_pip0_unr00.csv'#$unc0_arr0_pip0_unr00.ak5&quot;)" office:value-type="string" office:string-value=" " calcext:value-type="string">
            <text:p><text:s/></text:p>
          </table:table-cell>
          <table:table-cell table:formula="of:=INDIRECT(&quot;'../csvs/unc0_arr0_pip0_unr00.csv'#$unc0_arr0_pip0_unr00.al5&quot;)" office:value-type="string" office:string-value=" " calcext:value-type="string">
            <text:p><text:s/></text:p>
          </table:table-cell>
          <table:table-cell table:formula="of:=INDIRECT(&quot;'../csvs/unc0_arr0_pip0_unr00.csv'#$unc0_arr0_pip0_unr00.am5&quot;)" office:value-type="string" office:string-value="A" calcext:value-type="string">
            <text:p>A</text:p>
          </table:table-cell>
          <table:table-cell table:formula="of:=INDIRECT(&quot;'../csvs/unc0_arr0_pip0_unr00.csv'#$unc0_arr0_pip0_unr00.an5&quot;)" office:value-type="float" office:value="1" calcext:value-type="float">
            <text:p>1</text:p>
          </table:table-cell>
          <table:table-cell table:formula="of:=INDIRECT(&quot;'../csvs/unc0_arr0_pip0_unr00.csv'#$unc0_arr0_pip0_unr00.ao5&quot;)" office:value-type="string" office:string-value="B" calcext:value-type="string">
            <text:p>B</text:p>
          </table:table-cell>
          <table:table-cell table:formula="of:=INDIRECT(&quot;'../csvs/unc0_arr0_pip0_unr00.csv'#$unc0_arr0_pip0_unr00.ap5&quot;)" office:value-type="float" office:value="1" calcext:value-type="float">
            <text:p>1</text:p>
          </table:table-cell>
          <table:table-cell table:formula="of:=INDIRECT(&quot;'../csvs/unc0_arr0_pip0_unr00.csv'#$unc0_arr0_pip0_unr00.aq5&quot;)" office:value-type="string" office:string-value="C" calcext:value-type="string">
            <text:p>C</text:p>
          </table:table-cell>
          <table:table-cell table:formula="of:=INDIRECT(&quot;'../csvs/unc0_arr0_pip0_unr00.csv'#$unc0_arr0_pip0_unr00.ar5&quot;)" office:value-type="float" office:value="1" calcext:value-type="float">
            <text:p>1</text:p>
          </table:table-cell>
          <table:table-cell table:formula="of:=INDIRECT(&quot;'../csvs/unc0_arr0_pip0_unr00.csv'#$unc0_arr0_pip0_unr00.as5&quot;)" office:value-type="string" office:string-value=" " calcext:value-type="string">
            <text:p><text:s/></text:p>
          </table:table-cell>
          <table:table-cell table:formula="of:=INDIRECT(&quot;'../csvs/unc0_arr0_pip0_unr00.csv'#$unc0_arr0_pip0_unr00.at5&quot;)" office:value-type="string" office:string-value=" " calcext:value-type="string">
            <text:p><text:s/></text:p>
          </table:table-cell>
          <table:table-cell table:formula="of:=INDIRECT(&quot;'../csvs/unc0_arr0_pip0_unr00.csv'#$unc0_arr0_pip0_unr00.au5&quot;)" office:value-type="string" office:string-value=" " calcext:value-type="string">
            <text:p><text:s/></text:p>
          </table:table-cell>
          <table:table-cell table:formula="of:=INDIRECT(&quot;'../csvs/unc0_arr0_pip0_unr00.csv'#$unc0_arr0_pip0_unr00.av5&quot;)" office:value-type="string" office:string-value=" " calcext:value-type="string">
            <text:p><text:s/></text:p>
          </table:table-cell>
          <table:table-cell table:formula="of:=INDIRECT(&quot;'../csvs/unc0_arr0_pip0_unr00.csv'#$unc0_arr0_pip0_unr00.aw5&quot;)" office:value-type="string" office:string-value="A" calcext:value-type="string">
            <text:p>A</text:p>
          </table:table-cell>
          <table:table-cell table:formula="of:=INDIRECT(&quot;'../csvs/unc0_arr0_pip0_unr00.csv'#$unc0_arr0_pip0_unr00.ax5&quot;)" office:value-type="float" office:value="32" calcext:value-type="float">
            <text:p>32</text:p>
          </table:table-cell>
          <table:table-cell table:formula="of:=INDIRECT(&quot;'../csvs/unc0_arr0_pip0_unr00.csv'#$unc0_arr0_pip0_unr00.ay5&quot;)" office:value-type="string" office:string-value="B" calcext:value-type="string">
            <text:p>B</text:p>
          </table:table-cell>
          <table:table-cell table:formula="of:=INDIRECT(&quot;'../csvs/unc0_arr0_pip0_unr00.csv'#$unc0_arr0_pip0_unr00.az5&quot;)" office:value-type="float" office:value="32" calcext:value-type="float">
            <text:p>32</text:p>
          </table:table-cell>
          <table:table-cell table:formula="of:=INDIRECT(&quot;'../csvs/unc0_arr0_pip0_unr00.csv'#$unc0_arr0_pip0_unr00.ba5&quot;)" office:value-type="string" office:string-value="C" calcext:value-type="string">
            <text:p>C</text:p>
          </table:table-cell>
          <table:table-cell table:formula="of:=INDIRECT(&quot;'../csvs/unc0_arr0_pip0_unr00.csv'#$unc0_arr0_pip0_unr00.bb5&quot;)" office:value-type="float" office:value="32" calcext:value-type="float">
            <text:p>32</text:p>
          </table:table-cell>
          <table:table-cell table:formula="of:=INDIRECT(&quot;'../csvs/unc0_arr0_pip0_unr00.csv'#$unc0_arr0_pip0_unr00.bc5&quot;)" office:value-type="string" office:string-value=" " calcext:value-type="string">
            <text:p><text:s/></text:p>
          </table:table-cell>
          <table:table-cell table:formula="of:=INDIRECT(&quot;'../csvs/unc0_arr0_pip0_unr00.csv'#$unc0_arr0_pip0_unr00.bd5&quot;)" office:value-type="string" office:string-value=" " calcext:value-type="string">
            <text:p><text:s/></text:p>
          </table:table-cell>
          <table:table-cell table:formula="of:=INDIRECT(&quot;'../csvs/unc0_arr0_pip0_unr00.csv'#$unc0_arr0_pip0_unr00.be5&quot;)" office:value-type="string" office:string-value=" " calcext:value-type="string">
            <text:p><text:s/></text:p>
          </table:table-cell>
          <table:table-cell table:formula="of:=INDIRECT(&quot;'../csvs/unc0_arr0_pip0_unr00.csv'#$unc0_arr0_pip0_unr00.bf5&quot;)" office:value-type="string" office:string-value=" " calcext:value-type="string">
            <text:p><text:s/></text:p>
          </table:table-cell>
          <table:table-cell table:formula="of:=INDIRECT(&quot;'../csvs/unc0_arr0_pip0_unr00.csv'#$unc0_arr0_pip0_unr00.bg5&quot;)" office:value-type="string" office:string-value="A" calcext:value-type="string">
            <text:p>A</text:p>
          </table:table-cell>
          <table:table-cell table:formula="of:=INDIRECT(&quot;'../csvs/unc0_arr0_pip0_unr00.csv'#$unc0_arr0_pip0_unr00.bh5&quot;)" office:value-type="float" office:value="0.888889" calcext:value-type="float">
            <text:p>0.888889</text:p>
          </table:table-cell>
          <table:table-cell table:formula="of:=INDIRECT(&quot;'../csvs/unc0_arr0_pip0_unr00.csv'#$unc0_arr0_pip0_unr00.bi5&quot;)" office:value-type="string" office:string-value="B" calcext:value-type="string">
            <text:p>B</text:p>
          </table:table-cell>
          <table:table-cell table:formula="of:=INDIRECT(&quot;'../csvs/unc0_arr0_pip0_unr00.csv'#$unc0_arr0_pip0_unr00.bj5&quot;)" office:value-type="float" office:value="0.888889" calcext:value-type="float">
            <text:p>0.888889</text:p>
          </table:table-cell>
          <table:table-cell table:formula="of:=INDIRECT(&quot;'../csvs/unc0_arr0_pip0_unr00.csv'#$unc0_arr0_pip0_unr00.bk5&quot;)" office:value-type="string" office:string-value="C" calcext:value-type="string">
            <text:p>C</text:p>
          </table:table-cell>
          <table:table-cell table:formula="of:=INDIRECT(&quot;'../csvs/unc0_arr0_pip0_unr00.csv'#$unc0_arr0_pip0_unr00.bl5&quot;)" office:value-type="float" office:value="0.888889" calcext:value-type="float">
            <text:p>0.888889</text:p>
          </table:table-cell>
          <table:table-cell table:formula="of:=INDIRECT(&quot;'../csvs/unc0_arr0_pip0_unr00.csv'#$unc0_arr0_pip0_unr00.bm5&quot;)" office:value-type="string" office:string-value=" " calcext:value-type="string">
            <text:p><text:s/></text:p>
          </table:table-cell>
          <table:table-cell table:formula="of:=INDIRECT(&quot;'../csvs/unc0_arr0_pip0_unr00.csv'#$unc0_arr0_pip0_unr00.bn5&quot;)" office:value-type="string" office:string-value=" " calcext:value-type="string">
            <text:p><text:s/></text:p>
          </table:table-cell>
          <table:table-cell table:formula="of:=INDIRECT(&quot;'../csvs/unc0_arr0_pip0_unr00.csv'#$unc0_arr0_pip0_unr00.bo5&quot;)" office:value-type="string" office:string-value=" " calcext:value-type="string">
            <text:p><text:s/></text:p>
          </table:table-cell>
          <table:table-cell table:formula="of:=INDIRECT(&quot;'../csvs/unc0_arr0_pip0_unr00.csv'#$unc0_arr0_pip0_unr00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0_pip0_unr00.csv'#$unc0_arr0_pip0_unr00.ac6&quot;)" office:value-type="string" office:string-value="A" calcext:value-type="string">
            <text:p>A</text:p>
          </table:table-cell>
          <table:table-cell table:formula="of:=INDIRECT(&quot;'../csvs/unc0_arr0_pip0_unr00.csv'#$unc0_arr0_pip0_unr00.ad6&quot;)" office:value-type="float" office:value="1" calcext:value-type="float">
            <text:p>1</text:p>
          </table:table-cell>
          <table:table-cell table:formula="of:=INDIRECT(&quot;'../csvs/unc0_arr0_pip0_unr00.csv'#$unc0_arr0_pip0_unr00.ae6&quot;)" office:value-type="string" office:string-value="B" calcext:value-type="string">
            <text:p>B</text:p>
          </table:table-cell>
          <table:table-cell table:formula="of:=INDIRECT(&quot;'../csvs/unc0_arr0_pip0_unr00.csv'#$unc0_arr0_pip0_unr00.af6&quot;)" office:value-type="float" office:value="1" calcext:value-type="float">
            <text:p>1</text:p>
          </table:table-cell>
          <table:table-cell table:formula="of:=INDIRECT(&quot;'../csvs/unc0_arr0_pip0_unr00.csv'#$unc0_arr0_pip0_unr00.ag6&quot;)" office:value-type="string" office:string-value="tmp" calcext:value-type="string">
            <text:p>tmp</text:p>
          </table:table-cell>
          <table:table-cell table:formula="of:=INDIRECT(&quot;'../csvs/unc0_arr0_pip0_unr00.csv'#$unc0_arr0_pip0_unr00.ah6&quot;)" office:value-type="float" office:value="1" calcext:value-type="float">
            <text:p>1</text:p>
          </table:table-cell>
          <table:table-cell table:formula="of:=INDIRECT(&quot;'../csvs/unc0_arr0_pip0_unr00.csv'#$unc0_arr0_pip0_unr00.ai6&quot;)" office:value-type="string" office:string-value="x" calcext:value-type="string">
            <text:p>x</text:p>
          </table:table-cell>
          <table:table-cell table:formula="of:=INDIRECT(&quot;'../csvs/unc0_arr0_pip0_unr00.csv'#$unc0_arr0_pip0_unr00.aj6&quot;)" office:value-type="float" office:value="1" calcext:value-type="float">
            <text:p>1</text:p>
          </table:table-cell>
          <table:table-cell table:formula="of:=INDIRECT(&quot;'../csvs/unc0_arr0_pip0_unr00.csv'#$unc0_arr0_pip0_unr00.ak6&quot;)" office:value-type="string" office:string-value="y" calcext:value-type="string">
            <text:p>y</text:p>
          </table:table-cell>
          <table:table-cell table:formula="of:=INDIRECT(&quot;'../csvs/unc0_arr0_pip0_unr00.csv'#$unc0_arr0_pip0_unr00.al6&quot;)" office:value-type="float" office:value="1" calcext:value-type="float">
            <text:p>1</text:p>
          </table:table-cell>
          <table:table-cell table:formula="of:=INDIRECT(&quot;'../csvs/unc0_arr0_pip0_unr00.csv'#$unc0_arr0_pip0_unr00.am6&quot;)" office:value-type="string" office:string-value="A" calcext:value-type="string">
            <text:p>A</text:p>
          </table:table-cell>
          <table:table-cell table:formula="of:=INDIRECT(&quot;'../csvs/unc0_arr0_pip0_unr00.csv'#$unc0_arr0_pip0_unr00.an6&quot;)" office:value-type="float" office:value="1" calcext:value-type="float">
            <text:p>1</text:p>
          </table:table-cell>
          <table:table-cell table:formula="of:=INDIRECT(&quot;'../csvs/unc0_arr0_pip0_unr00.csv'#$unc0_arr0_pip0_unr00.ao6&quot;)" office:value-type="string" office:string-value="B" calcext:value-type="string">
            <text:p>B</text:p>
          </table:table-cell>
          <table:table-cell table:formula="of:=INDIRECT(&quot;'../csvs/unc0_arr0_pip0_unr00.csv'#$unc0_arr0_pip0_unr00.ap6&quot;)" office:value-type="float" office:value="1" calcext:value-type="float">
            <text:p>1</text:p>
          </table:table-cell>
          <table:table-cell table:formula="of:=INDIRECT(&quot;'../csvs/unc0_arr0_pip0_unr00.csv'#$unc0_arr0_pip0_unr00.aq6&quot;)" office:value-type="string" office:string-value="tmp" calcext:value-type="string">
            <text:p>tmp</text:p>
          </table:table-cell>
          <table:table-cell table:formula="of:=INDIRECT(&quot;'../csvs/unc0_arr0_pip0_unr00.csv'#$unc0_arr0_pip0_unr00.ar6&quot;)" office:value-type="float" office:value="1" calcext:value-type="float">
            <text:p>1</text:p>
          </table:table-cell>
          <table:table-cell table:formula="of:=INDIRECT(&quot;'../csvs/unc0_arr0_pip0_unr00.csv'#$unc0_arr0_pip0_unr00.as6&quot;)" office:value-type="string" office:string-value="x" calcext:value-type="string">
            <text:p>x</text:p>
          </table:table-cell>
          <table:table-cell table:formula="of:=INDIRECT(&quot;'../csvs/unc0_arr0_pip0_unr00.csv'#$unc0_arr0_pip0_unr00.at6&quot;)" office:value-type="float" office:value="1" calcext:value-type="float">
            <text:p>1</text:p>
          </table:table-cell>
          <table:table-cell table:formula="of:=INDIRECT(&quot;'../csvs/unc0_arr0_pip0_unr00.csv'#$unc0_arr0_pip0_unr00.au6&quot;)" office:value-type="string" office:string-value="y" calcext:value-type="string">
            <text:p>y</text:p>
          </table:table-cell>
          <table:table-cell table:formula="of:=INDIRECT(&quot;'../csvs/unc0_arr0_pip0_unr00.csv'#$unc0_arr0_pip0_unr00.av6&quot;)" office:value-type="float" office:value="1" calcext:value-type="float">
            <text:p>1</text:p>
          </table:table-cell>
          <table:table-cell table:formula="of:=INDIRECT(&quot;'../csvs/unc0_arr0_pip0_unr00.csv'#$unc0_arr0_pip0_unr00.aw6&quot;)" office:value-type="string" office:string-value="A" calcext:value-type="string">
            <text:p>A</text:p>
          </table:table-cell>
          <table:table-cell table:formula="of:=INDIRECT(&quot;'../csvs/unc0_arr0_pip0_unr00.csv'#$unc0_arr0_pip0_unr00.ax6&quot;)" office:value-type="float" office:value="32" calcext:value-type="float">
            <text:p>32</text:p>
          </table:table-cell>
          <table:table-cell table:formula="of:=INDIRECT(&quot;'../csvs/unc0_arr0_pip0_unr00.csv'#$unc0_arr0_pip0_unr00.ay6&quot;)" office:value-type="string" office:string-value="B" calcext:value-type="string">
            <text:p>B</text:p>
          </table:table-cell>
          <table:table-cell table:formula="of:=INDIRECT(&quot;'../csvs/unc0_arr0_pip0_unr00.csv'#$unc0_arr0_pip0_unr00.az6&quot;)" office:value-type="float" office:value="32" calcext:value-type="float">
            <text:p>32</text:p>
          </table:table-cell>
          <table:table-cell table:formula="of:=INDIRECT(&quot;'../csvs/unc0_arr0_pip0_unr00.csv'#$unc0_arr0_pip0_unr00.ba6&quot;)" office:value-type="string" office:string-value="tmp" calcext:value-type="string">
            <text:p>tmp</text:p>
          </table:table-cell>
          <table:table-cell table:formula="of:=INDIRECT(&quot;'../csvs/unc0_arr0_pip0_unr00.csv'#$unc0_arr0_pip0_unr00.bb6&quot;)" office:value-type="float" office:value="1" calcext:value-type="float">
            <text:p>1</text:p>
          </table:table-cell>
          <table:table-cell table:formula="of:=INDIRECT(&quot;'../csvs/unc0_arr0_pip0_unr00.csv'#$unc0_arr0_pip0_unr00.bc6&quot;)" office:value-type="string" office:string-value="x" calcext:value-type="string">
            <text:p>x</text:p>
          </table:table-cell>
          <table:table-cell table:formula="of:=INDIRECT(&quot;'../csvs/unc0_arr0_pip0_unr00.csv'#$unc0_arr0_pip0_unr00.bd6&quot;)" office:value-type="float" office:value="1" calcext:value-type="float">
            <text:p>1</text:p>
          </table:table-cell>
          <table:table-cell table:formula="of:=INDIRECT(&quot;'../csvs/unc0_arr0_pip0_unr00.csv'#$unc0_arr0_pip0_unr00.be6&quot;)" office:value-type="string" office:string-value="y" calcext:value-type="string">
            <text:p>y</text:p>
          </table:table-cell>
          <table:table-cell table:formula="of:=INDIRECT(&quot;'../csvs/unc0_arr0_pip0_unr00.csv'#$unc0_arr0_pip0_unr00.bf6&quot;)" office:value-type="float" office:value="1" calcext:value-type="float">
            <text:p>1</text:p>
          </table:table-cell>
          <table:table-cell table:formula="of:=INDIRECT(&quot;'../csvs/unc0_arr0_pip0_unr00.csv'#$unc0_arr0_pip0_unr00.bg6&quot;)" office:value-type="string" office:string-value="A" calcext:value-type="string">
            <text:p>A</text:p>
          </table:table-cell>
          <table:table-cell table:formula="of:=INDIRECT(&quot;'../csvs/unc0_arr0_pip0_unr00.csv'#$unc0_arr0_pip0_unr00.bh6&quot;)" office:value-type="float" office:value="0.888889" calcext:value-type="float">
            <text:p>0.888889</text:p>
          </table:table-cell>
          <table:table-cell table:formula="of:=INDIRECT(&quot;'../csvs/unc0_arr0_pip0_unr00.csv'#$unc0_arr0_pip0_unr00.bi6&quot;)" office:value-type="string" office:string-value="B" calcext:value-type="string">
            <text:p>B</text:p>
          </table:table-cell>
          <table:table-cell table:formula="of:=INDIRECT(&quot;'../csvs/unc0_arr0_pip0_unr00.csv'#$unc0_arr0_pip0_unr00.bj6&quot;)" office:value-type="float" office:value="0.888889" calcext:value-type="float">
            <text:p>0.888889</text:p>
          </table:table-cell>
          <table:table-cell table:formula="of:=INDIRECT(&quot;'../csvs/unc0_arr0_pip0_unr00.csv'#$unc0_arr0_pip0_unr00.bk6&quot;)" office:value-type="string" office:string-value="tmp" calcext:value-type="string">
            <text:p>tmp</text:p>
          </table:table-cell>
          <table:table-cell table:formula="of:=INDIRECT(&quot;'../csvs/unc0_arr0_pip0_unr00.csv'#$unc0_arr0_pip0_unr00.bl6&quot;)" office:value-type="float" office:value="0.222222" calcext:value-type="float">
            <text:p>0.222222</text:p>
          </table:table-cell>
          <table:table-cell table:formula="of:=INDIRECT(&quot;'../csvs/unc0_arr0_pip0_unr00.csv'#$unc0_arr0_pip0_unr00.bm6&quot;)" office:value-type="string" office:string-value="x" calcext:value-type="string">
            <text:p>x</text:p>
          </table:table-cell>
          <table:table-cell table:formula="of:=INDIRECT(&quot;'../csvs/unc0_arr0_pip0_unr00.csv'#$unc0_arr0_pip0_unr00.bn6&quot;)" office:value-type="float" office:value="0.222222" calcext:value-type="float">
            <text:p>0.222222</text:p>
          </table:table-cell>
          <table:table-cell table:formula="of:=INDIRECT(&quot;'../csvs/unc0_arr0_pip0_unr00.csv'#$unc0_arr0_pip0_unr00.bo6&quot;)" office:value-type="string" office:string-value="y" calcext:value-type="string">
            <text:p>y</text:p>
          </table:table-cell>
          <table:table-cell table:formula="of:=INDIRECT(&quot;'../csvs/unc0_arr0_pip0_unr00.csv'#$unc0_arr0_pip0_unr00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0_pip0_unr00.csv'#$unc0_arr0_pip0_unr00.ac7&quot;)" office:value-type="string" office:string-value="a" calcext:value-type="string">
            <text:p>a</text:p>
          </table:table-cell>
          <table:table-cell table:formula="of:=INDIRECT(&quot;'../csvs/unc0_arr0_pip0_unr00.csv'#$unc0_arr0_pip0_unr00.ad7&quot;)" office:value-type="float" office:value="1" calcext:value-type="float">
            <text:p>1</text:p>
          </table:table-cell>
          <table:table-cell table:formula="of:=INDIRECT(&quot;'../csvs/unc0_arr0_pip0_unr00.csv'#$unc0_arr0_pip0_unr00.ae7&quot;)" office:value-type="string" office:string-value="x" calcext:value-type="string">
            <text:p>x</text:p>
          </table:table-cell>
          <table:table-cell table:formula="of:=INDIRECT(&quot;'../csvs/unc0_arr0_pip0_unr00.csv'#$unc0_arr0_pip0_unr00.af7&quot;)" office:value-type="float" office:value="1" calcext:value-type="float">
            <text:p>1</text:p>
          </table:table-cell>
          <table:table-cell table:formula="of:=INDIRECT(&quot;'../csvs/unc0_arr0_pip0_unr00.csv'#$unc0_arr0_pip0_unr00.ag7&quot;)" office:value-type="string" office:string-value="y" calcext:value-type="string">
            <text:p>y</text:p>
          </table:table-cell>
          <table:table-cell table:formula="of:=INDIRECT(&quot;'../csvs/unc0_arr0_pip0_unr00.csv'#$unc0_arr0_pip0_unr00.ah7&quot;)" office:value-type="float" office:value="1" calcext:value-type="float">
            <text:p>1</text:p>
          </table:table-cell>
          <table:table-cell table:formula="of:=INDIRECT(&quot;'../csvs/unc0_arr0_pip0_unr00.csv'#$unc0_arr0_pip0_unr00.ai7&quot;)" office:value-type="string" office:string-value=" " calcext:value-type="string">
            <text:p><text:s/></text:p>
          </table:table-cell>
          <table:table-cell table:formula="of:=INDIRECT(&quot;'../csvs/unc0_arr0_pip0_unr00.csv'#$unc0_arr0_pip0_unr00.aj7&quot;)" office:value-type="string" office:string-value=" " calcext:value-type="string">
            <text:p><text:s/></text:p>
          </table:table-cell>
          <table:table-cell table:formula="of:=INDIRECT(&quot;'../csvs/unc0_arr0_pip0_unr00.csv'#$unc0_arr0_pip0_unr00.ak7&quot;)" office:value-type="string" office:string-value=" " calcext:value-type="string">
            <text:p><text:s/></text:p>
          </table:table-cell>
          <table:table-cell table:formula="of:=INDIRECT(&quot;'../csvs/unc0_arr0_pip0_unr00.csv'#$unc0_arr0_pip0_unr00.al7&quot;)" office:value-type="string" office:string-value=" " calcext:value-type="string">
            <text:p><text:s/></text:p>
          </table:table-cell>
          <table:table-cell table:formula="of:=INDIRECT(&quot;'../csvs/unc0_arr0_pip0_unr00.csv'#$unc0_arr0_pip0_unr00.am7&quot;)" office:value-type="string" office:string-value="a" calcext:value-type="string">
            <text:p>a</text:p>
          </table:table-cell>
          <table:table-cell table:formula="of:=INDIRECT(&quot;'../csvs/unc0_arr0_pip0_unr00.csv'#$unc0_arr0_pip0_unr00.an7&quot;)" office:value-type="float" office:value="1" calcext:value-type="float">
            <text:p>1</text:p>
          </table:table-cell>
          <table:table-cell table:formula="of:=INDIRECT(&quot;'../csvs/unc0_arr0_pip0_unr00.csv'#$unc0_arr0_pip0_unr00.ao7&quot;)" office:value-type="string" office:string-value="x" calcext:value-type="string">
            <text:p>x</text:p>
          </table:table-cell>
          <table:table-cell table:formula="of:=INDIRECT(&quot;'../csvs/unc0_arr0_pip0_unr00.csv'#$unc0_arr0_pip0_unr00.ap7&quot;)" office:value-type="float" office:value="1" calcext:value-type="float">
            <text:p>1</text:p>
          </table:table-cell>
          <table:table-cell table:formula="of:=INDIRECT(&quot;'../csvs/unc0_arr0_pip0_unr00.csv'#$unc0_arr0_pip0_unr00.aq7&quot;)" office:value-type="string" office:string-value="y" calcext:value-type="string">
            <text:p>y</text:p>
          </table:table-cell>
          <table:table-cell table:formula="of:=INDIRECT(&quot;'../csvs/unc0_arr0_pip0_unr00.csv'#$unc0_arr0_pip0_unr00.ar7&quot;)" office:value-type="float" office:value="1" calcext:value-type="float">
            <text:p>1</text:p>
          </table:table-cell>
          <table:table-cell table:formula="of:=INDIRECT(&quot;'../csvs/unc0_arr0_pip0_unr00.csv'#$unc0_arr0_pip0_unr00.as7&quot;)" office:value-type="string" office:string-value=" " calcext:value-type="string">
            <text:p><text:s/></text:p>
          </table:table-cell>
          <table:table-cell table:formula="of:=INDIRECT(&quot;'../csvs/unc0_arr0_pip0_unr00.csv'#$unc0_arr0_pip0_unr00.at7&quot;)" office:value-type="string" office:string-value=" " calcext:value-type="string">
            <text:p><text:s/></text:p>
          </table:table-cell>
          <table:table-cell table:formula="of:=INDIRECT(&quot;'../csvs/unc0_arr0_pip0_unr00.csv'#$unc0_arr0_pip0_unr00.au7&quot;)" office:value-type="string" office:string-value=" " calcext:value-type="string">
            <text:p><text:s/></text:p>
          </table:table-cell>
          <table:table-cell table:formula="of:=INDIRECT(&quot;'../csvs/unc0_arr0_pip0_unr00.csv'#$unc0_arr0_pip0_unr00.av7&quot;)" office:value-type="string" office:string-value=" " calcext:value-type="string">
            <text:p><text:s/></text:p>
          </table:table-cell>
          <table:table-cell table:formula="of:=INDIRECT(&quot;'../csvs/unc0_arr0_pip0_unr00.csv'#$unc0_arr0_pip0_unr00.aw7&quot;)" office:value-type="string" office:string-value="a" calcext:value-type="string">
            <text:p>a</text:p>
          </table:table-cell>
          <table:table-cell table:formula="of:=INDIRECT(&quot;'../csvs/unc0_arr0_pip0_unr00.csv'#$unc0_arr0_pip0_unr00.ax7&quot;)" office:value-type="float" office:value="128" calcext:value-type="float">
            <text:p>128</text:p>
          </table:table-cell>
          <table:table-cell table:formula="of:=INDIRECT(&quot;'../csvs/unc0_arr0_pip0_unr00.csv'#$unc0_arr0_pip0_unr00.ay7&quot;)" office:value-type="string" office:string-value="x" calcext:value-type="string">
            <text:p>x</text:p>
          </table:table-cell>
          <table:table-cell table:formula="of:=INDIRECT(&quot;'../csvs/unc0_arr0_pip0_unr00.csv'#$unc0_arr0_pip0_unr00.az7&quot;)" office:value-type="float" office:value="1" calcext:value-type="float">
            <text:p>1</text:p>
          </table:table-cell>
          <table:table-cell table:formula="of:=INDIRECT(&quot;'../csvs/unc0_arr0_pip0_unr00.csv'#$unc0_arr0_pip0_unr00.ba7&quot;)" office:value-type="string" office:string-value="y" calcext:value-type="string">
            <text:p>y</text:p>
          </table:table-cell>
          <table:table-cell table:formula="of:=INDIRECT(&quot;'../csvs/unc0_arr0_pip0_unr00.csv'#$unc0_arr0_pip0_unr00.bb7&quot;)" office:value-type="float" office:value="1" calcext:value-type="float">
            <text:p>1</text:p>
          </table:table-cell>
          <table:table-cell table:formula="of:=INDIRECT(&quot;'../csvs/unc0_arr0_pip0_unr00.csv'#$unc0_arr0_pip0_unr00.bc7&quot;)" office:value-type="string" office:string-value=" " calcext:value-type="string">
            <text:p><text:s/></text:p>
          </table:table-cell>
          <table:table-cell table:formula="of:=INDIRECT(&quot;'../csvs/unc0_arr0_pip0_unr00.csv'#$unc0_arr0_pip0_unr00.bd7&quot;)" office:value-type="string" office:string-value=" " calcext:value-type="string">
            <text:p><text:s/></text:p>
          </table:table-cell>
          <table:table-cell table:formula="of:=INDIRECT(&quot;'../csvs/unc0_arr0_pip0_unr00.csv'#$unc0_arr0_pip0_unr00.be7&quot;)" office:value-type="string" office:string-value=" " calcext:value-type="string">
            <text:p><text:s/></text:p>
          </table:table-cell>
          <table:table-cell table:formula="of:=INDIRECT(&quot;'../csvs/unc0_arr0_pip0_unr00.csv'#$unc0_arr0_pip0_unr00.bf7&quot;)" office:value-type="string" office:string-value=" " calcext:value-type="string">
            <text:p><text:s/></text:p>
          </table:table-cell>
          <table:table-cell table:formula="of:=INDIRECT(&quot;'../csvs/unc0_arr0_pip0_unr00.csv'#$unc0_arr0_pip0_unr00.bg7&quot;)" office:value-type="string" office:string-value="a" calcext:value-type="string">
            <text:p>a</text:p>
          </table:table-cell>
          <table:table-cell table:formula="of:=INDIRECT(&quot;'../csvs/unc0_arr0_pip0_unr00.csv'#$unc0_arr0_pip0_unr00.bh7&quot;)" office:value-type="float" office:value="0.888889" calcext:value-type="float">
            <text:p>0.888889</text:p>
          </table:table-cell>
          <table:table-cell table:formula="of:=INDIRECT(&quot;'../csvs/unc0_arr0_pip0_unr00.csv'#$unc0_arr0_pip0_unr00.bi7&quot;)" office:value-type="string" office:string-value="x" calcext:value-type="string">
            <text:p>x</text:p>
          </table:table-cell>
          <table:table-cell table:formula="of:=INDIRECT(&quot;'../csvs/unc0_arr0_pip0_unr00.csv'#$unc0_arr0_pip0_unr00.bj7&quot;)" office:value-type="float" office:value="0.444444" calcext:value-type="float">
            <text:p>0.444444</text:p>
          </table:table-cell>
          <table:table-cell table:formula="of:=INDIRECT(&quot;'../csvs/unc0_arr0_pip0_unr00.csv'#$unc0_arr0_pip0_unr00.bk7&quot;)" office:value-type="string" office:string-value="y" calcext:value-type="string">
            <text:p>y</text:p>
          </table:table-cell>
          <table:table-cell table:formula="of:=INDIRECT(&quot;'../csvs/unc0_arr0_pip0_unr00.csv'#$unc0_arr0_pip0_unr00.bl7&quot;)" office:value-type="float" office:value="0.444444" calcext:value-type="float">
            <text:p>0.444444</text:p>
          </table:table-cell>
          <table:table-cell table:formula="of:=INDIRECT(&quot;'../csvs/unc0_arr0_pip0_unr00.csv'#$unc0_arr0_pip0_unr00.bm7&quot;)" office:value-type="string" office:string-value=" " calcext:value-type="string">
            <text:p><text:s/></text:p>
          </table:table-cell>
          <table:table-cell table:formula="of:=INDIRECT(&quot;'../csvs/unc0_arr0_pip0_unr00.csv'#$unc0_arr0_pip0_unr00.bn7&quot;)" office:value-type="string" office:string-value=" " calcext:value-type="string">
            <text:p><text:s/></text:p>
          </table:table-cell>
          <table:table-cell table:formula="of:=INDIRECT(&quot;'../csvs/unc0_arr0_pip0_unr00.csv'#$unc0_arr0_pip0_unr00.bo7&quot;)" office:value-type="string" office:string-value=" " calcext:value-type="string">
            <text:p><text:s/></text:p>
          </table:table-cell>
          <table:table-cell table:formula="of:=INDIRECT(&quot;'../csvs/unc0_arr0_pip0_unr00.csv'#$unc0_arr0_pip0_unr00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0_pip0_unr00.csv'#$unc0_arr0_pip0_unr00.ac8&quot;)" office:value-type="string" office:string-value="A" calcext:value-type="string">
            <text:p>A</text:p>
          </table:table-cell>
          <table:table-cell table:formula="of:=INDIRECT(&quot;'../csvs/unc0_arr0_pip0_unr00.csv'#$unc0_arr0_pip0_unr00.ad8&quot;)" office:value-type="float" office:value="1" calcext:value-type="float">
            <text:p>1</text:p>
          </table:table-cell>
          <table:table-cell table:formula="of:=INDIRECT(&quot;'../csvs/unc0_arr0_pip0_unr00.csv'#$unc0_arr0_pip0_unr00.ae8&quot;)" office:value-type="string" office:string-value="B" calcext:value-type="string">
            <text:p>B</text:p>
          </table:table-cell>
          <table:table-cell table:formula="of:=INDIRECT(&quot;'../csvs/unc0_arr0_pip0_unr00.csv'#$unc0_arr0_pip0_unr00.af8&quot;)" office:value-type="float" office:value="1" calcext:value-type="float">
            <text:p>1</text:p>
          </table:table-cell>
          <table:table-cell table:formula="of:=INDIRECT(&quot;'../csvs/unc0_arr0_pip0_unr00.csv'#$unc0_arr0_pip0_unr00.ag8&quot;)" office:value-type="string" office:string-value="C" calcext:value-type="string">
            <text:p>C</text:p>
          </table:table-cell>
          <table:table-cell table:formula="of:=INDIRECT(&quot;'../csvs/unc0_arr0_pip0_unr00.csv'#$unc0_arr0_pip0_unr00.ah8&quot;)" office:value-type="float" office:value="1" calcext:value-type="float">
            <text:p>1</text:p>
          </table:table-cell>
          <table:table-cell table:formula="of:=INDIRECT(&quot;'../csvs/unc0_arr0_pip0_unr00.csv'#$unc0_arr0_pip0_unr00.ai8&quot;)" office:value-type="string" office:string-value=" " calcext:value-type="string">
            <text:p><text:s/></text:p>
          </table:table-cell>
          <table:table-cell table:formula="of:=INDIRECT(&quot;'../csvs/unc0_arr0_pip0_unr00.csv'#$unc0_arr0_pip0_unr00.aj8&quot;)" office:value-type="string" office:string-value=" " calcext:value-type="string">
            <text:p><text:s/></text:p>
          </table:table-cell>
          <table:table-cell table:formula="of:=INDIRECT(&quot;'../csvs/unc0_arr0_pip0_unr00.csv'#$unc0_arr0_pip0_unr00.ak8&quot;)" office:value-type="string" office:string-value=" " calcext:value-type="string">
            <text:p><text:s/></text:p>
          </table:table-cell>
          <table:table-cell table:formula="of:=INDIRECT(&quot;'../csvs/unc0_arr0_pip0_unr00.csv'#$unc0_arr0_pip0_unr00.al8&quot;)" office:value-type="string" office:string-value=" " calcext:value-type="string">
            <text:p><text:s/></text:p>
          </table:table-cell>
          <table:table-cell table:formula="of:=INDIRECT(&quot;'../csvs/unc0_arr0_pip0_unr00.csv'#$unc0_arr0_pip0_unr00.am8&quot;)" office:value-type="string" office:string-value="A" calcext:value-type="string">
            <text:p>A</text:p>
          </table:table-cell>
          <table:table-cell table:formula="of:=INDIRECT(&quot;'../csvs/unc0_arr0_pip0_unr00.csv'#$unc0_arr0_pip0_unr00.an8&quot;)" office:value-type="float" office:value="1" calcext:value-type="float">
            <text:p>1</text:p>
          </table:table-cell>
          <table:table-cell table:formula="of:=INDIRECT(&quot;'../csvs/unc0_arr0_pip0_unr00.csv'#$unc0_arr0_pip0_unr00.ao8&quot;)" office:value-type="string" office:string-value="B" calcext:value-type="string">
            <text:p>B</text:p>
          </table:table-cell>
          <table:table-cell table:formula="of:=INDIRECT(&quot;'../csvs/unc0_arr0_pip0_unr00.csv'#$unc0_arr0_pip0_unr00.ap8&quot;)" office:value-type="float" office:value="1" calcext:value-type="float">
            <text:p>1</text:p>
          </table:table-cell>
          <table:table-cell table:formula="of:=INDIRECT(&quot;'../csvs/unc0_arr0_pip0_unr00.csv'#$unc0_arr0_pip0_unr00.aq8&quot;)" office:value-type="string" office:string-value="C" calcext:value-type="string">
            <text:p>C</text:p>
          </table:table-cell>
          <table:table-cell table:formula="of:=INDIRECT(&quot;'../csvs/unc0_arr0_pip0_unr00.csv'#$unc0_arr0_pip0_unr00.ar8&quot;)" office:value-type="float" office:value="1" calcext:value-type="float">
            <text:p>1</text:p>
          </table:table-cell>
          <table:table-cell table:formula="of:=INDIRECT(&quot;'../csvs/unc0_arr0_pip0_unr00.csv'#$unc0_arr0_pip0_unr00.as8&quot;)" office:value-type="string" office:string-value=" " calcext:value-type="string">
            <text:p><text:s/></text:p>
          </table:table-cell>
          <table:table-cell table:formula="of:=INDIRECT(&quot;'../csvs/unc0_arr0_pip0_unr00.csv'#$unc0_arr0_pip0_unr00.at8&quot;)" office:value-type="string" office:string-value=" " calcext:value-type="string">
            <text:p><text:s/></text:p>
          </table:table-cell>
          <table:table-cell table:formula="of:=INDIRECT(&quot;'../csvs/unc0_arr0_pip0_unr00.csv'#$unc0_arr0_pip0_unr00.au8&quot;)" office:value-type="string" office:string-value=" " calcext:value-type="string">
            <text:p><text:s/></text:p>
          </table:table-cell>
          <table:table-cell table:formula="of:=INDIRECT(&quot;'../csvs/unc0_arr0_pip0_unr00.csv'#$unc0_arr0_pip0_unr00.av8&quot;)" office:value-type="string" office:string-value=" " calcext:value-type="string">
            <text:p><text:s/></text:p>
          </table:table-cell>
          <table:table-cell table:formula="of:=INDIRECT(&quot;'../csvs/unc0_arr0_pip0_unr00.csv'#$unc0_arr0_pip0_unr00.aw8&quot;)" office:value-type="string" office:string-value="A" calcext:value-type="string">
            <text:p>A</text:p>
          </table:table-cell>
          <table:table-cell table:formula="of:=INDIRECT(&quot;'../csvs/unc0_arr0_pip0_unr00.csv'#$unc0_arr0_pip0_unr00.ax8&quot;)" office:value-type="float" office:value="32" calcext:value-type="float">
            <text:p>32</text:p>
          </table:table-cell>
          <table:table-cell table:formula="of:=INDIRECT(&quot;'../csvs/unc0_arr0_pip0_unr00.csv'#$unc0_arr0_pip0_unr00.ay8&quot;)" office:value-type="string" office:string-value="B" calcext:value-type="string">
            <text:p>B</text:p>
          </table:table-cell>
          <table:table-cell table:formula="of:=INDIRECT(&quot;'../csvs/unc0_arr0_pip0_unr00.csv'#$unc0_arr0_pip0_unr00.az8&quot;)" office:value-type="float" office:value="32" calcext:value-type="float">
            <text:p>32</text:p>
          </table:table-cell>
          <table:table-cell table:formula="of:=INDIRECT(&quot;'../csvs/unc0_arr0_pip0_unr00.csv'#$unc0_arr0_pip0_unr00.ba8&quot;)" office:value-type="string" office:string-value="C" calcext:value-type="string">
            <text:p>C</text:p>
          </table:table-cell>
          <table:table-cell table:formula="of:=INDIRECT(&quot;'../csvs/unc0_arr0_pip0_unr00.csv'#$unc0_arr0_pip0_unr00.bb8&quot;)" office:value-type="float" office:value="32" calcext:value-type="float">
            <text:p>32</text:p>
          </table:table-cell>
          <table:table-cell table:formula="of:=INDIRECT(&quot;'../csvs/unc0_arr0_pip0_unr00.csv'#$unc0_arr0_pip0_unr00.bc8&quot;)" office:value-type="string" office:string-value=" " calcext:value-type="string">
            <text:p><text:s/></text:p>
          </table:table-cell>
          <table:table-cell table:formula="of:=INDIRECT(&quot;'../csvs/unc0_arr0_pip0_unr00.csv'#$unc0_arr0_pip0_unr00.bd8&quot;)" office:value-type="string" office:string-value=" " calcext:value-type="string">
            <text:p><text:s/></text:p>
          </table:table-cell>
          <table:table-cell table:formula="of:=INDIRECT(&quot;'../csvs/unc0_arr0_pip0_unr00.csv'#$unc0_arr0_pip0_unr00.be8&quot;)" office:value-type="string" office:string-value=" " calcext:value-type="string">
            <text:p><text:s/></text:p>
          </table:table-cell>
          <table:table-cell table:formula="of:=INDIRECT(&quot;'../csvs/unc0_arr0_pip0_unr00.csv'#$unc0_arr0_pip0_unr00.bf8&quot;)" office:value-type="string" office:string-value=" " calcext:value-type="string">
            <text:p><text:s/></text:p>
          </table:table-cell>
          <table:table-cell table:formula="of:=INDIRECT(&quot;'../csvs/unc0_arr0_pip0_unr00.csv'#$unc0_arr0_pip0_unr00.bg8&quot;)" office:value-type="string" office:string-value="A" calcext:value-type="string">
            <text:p>A</text:p>
          </table:table-cell>
          <table:table-cell table:formula="of:=INDIRECT(&quot;'../csvs/unc0_arr0_pip0_unr00.csv'#$unc0_arr0_pip0_unr00.bh8&quot;)" office:value-type="float" office:value="0.888889" calcext:value-type="float">
            <text:p>0.888889</text:p>
          </table:table-cell>
          <table:table-cell table:formula="of:=INDIRECT(&quot;'../csvs/unc0_arr0_pip0_unr00.csv'#$unc0_arr0_pip0_unr00.bi8&quot;)" office:value-type="string" office:string-value="B" calcext:value-type="string">
            <text:p>B</text:p>
          </table:table-cell>
          <table:table-cell table:formula="of:=INDIRECT(&quot;'../csvs/unc0_arr0_pip0_unr00.csv'#$unc0_arr0_pip0_unr00.bj8&quot;)" office:value-type="float" office:value="0.888889" calcext:value-type="float">
            <text:p>0.888889</text:p>
          </table:table-cell>
          <table:table-cell table:formula="of:=INDIRECT(&quot;'../csvs/unc0_arr0_pip0_unr00.csv'#$unc0_arr0_pip0_unr00.bk8&quot;)" office:value-type="string" office:string-value="C" calcext:value-type="string">
            <text:p>C</text:p>
          </table:table-cell>
          <table:table-cell table:formula="of:=INDIRECT(&quot;'../csvs/unc0_arr0_pip0_unr00.csv'#$unc0_arr0_pip0_unr00.bl8&quot;)" office:value-type="float" office:value="0.888889" calcext:value-type="float">
            <text:p>0.888889</text:p>
          </table:table-cell>
          <table:table-cell table:formula="of:=INDIRECT(&quot;'../csvs/unc0_arr0_pip0_unr00.csv'#$unc0_arr0_pip0_unr00.bm8&quot;)" office:value-type="string" office:string-value=" " calcext:value-type="string">
            <text:p><text:s/></text:p>
          </table:table-cell>
          <table:table-cell table:formula="of:=INDIRECT(&quot;'../csvs/unc0_arr0_pip0_unr00.csv'#$unc0_arr0_pip0_unr00.bn8&quot;)" office:value-type="string" office:string-value=" " calcext:value-type="string">
            <text:p><text:s/></text:p>
          </table:table-cell>
          <table:table-cell table:formula="of:=INDIRECT(&quot;'../csvs/unc0_arr0_pip0_unr00.csv'#$unc0_arr0_pip0_unr00.bo8&quot;)" office:value-type="string" office:string-value=" " calcext:value-type="string">
            <text:p><text:s/></text:p>
          </table:table-cell>
          <table:table-cell table:formula="of:=INDIRECT(&quot;'../csvs/unc0_arr0_pip0_unr00.csv'#$unc0_arr0_pip0_unr00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0_pip0_unr00.csv'#$unc0_arr0_pip0_unr00.ac9&quot;)" office:value-type="string" office:string-value="A" calcext:value-type="string">
            <text:p>A</text:p>
          </table:table-cell>
          <table:table-cell table:formula="of:=INDIRECT(&quot;'../csvs/unc0_arr0_pip0_unr00.csv'#$unc0_arr0_pip0_unr00.ad9&quot;)" office:value-type="float" office:value="1" calcext:value-type="float">
            <text:p>1</text:p>
          </table:table-cell>
          <table:table-cell table:formula="of:=INDIRECT(&quot;'../csvs/unc0_arr0_pip0_unr00.csv'#$unc0_arr0_pip0_unr00.ae9&quot;)" office:value-type="string" office:string-value="C" calcext:value-type="string">
            <text:p>C</text:p>
          </table:table-cell>
          <table:table-cell table:formula="of:=INDIRECT(&quot;'../csvs/unc0_arr0_pip0_unr00.csv'#$unc0_arr0_pip0_unr00.af9&quot;)" office:value-type="float" office:value="1" calcext:value-type="float">
            <text:p>1</text:p>
          </table:table-cell>
          <table:table-cell table:formula="of:=INDIRECT(&quot;'../csvs/unc0_arr0_pip0_unr00.csv'#$unc0_arr0_pip0_unr00.ag9&quot;)" office:value-type="string" office:string-value=" " calcext:value-type="string">
            <text:p><text:s/></text:p>
          </table:table-cell>
          <table:table-cell table:formula="of:=INDIRECT(&quot;'../csvs/unc0_arr0_pip0_unr00.csv'#$unc0_arr0_pip0_unr00.ah9&quot;)" office:value-type="string" office:string-value=" " calcext:value-type="string">
            <text:p><text:s/></text:p>
          </table:table-cell>
          <table:table-cell table:formula="of:=INDIRECT(&quot;'../csvs/unc0_arr0_pip0_unr00.csv'#$unc0_arr0_pip0_unr00.ai9&quot;)" office:value-type="string" office:string-value=" " calcext:value-type="string">
            <text:p><text:s/></text:p>
          </table:table-cell>
          <table:table-cell table:formula="of:=INDIRECT(&quot;'../csvs/unc0_arr0_pip0_unr00.csv'#$unc0_arr0_pip0_unr00.aj9&quot;)" office:value-type="string" office:string-value=" " calcext:value-type="string">
            <text:p><text:s/></text:p>
          </table:table-cell>
          <table:table-cell table:formula="of:=INDIRECT(&quot;'../csvs/unc0_arr0_pip0_unr00.csv'#$unc0_arr0_pip0_unr00.ak9&quot;)" office:value-type="string" office:string-value=" " calcext:value-type="string">
            <text:p><text:s/></text:p>
          </table:table-cell>
          <table:table-cell table:formula="of:=INDIRECT(&quot;'../csvs/unc0_arr0_pip0_unr00.csv'#$unc0_arr0_pip0_unr00.al9&quot;)" office:value-type="string" office:string-value=" " calcext:value-type="string">
            <text:p><text:s/></text:p>
          </table:table-cell>
          <table:table-cell table:formula="of:=INDIRECT(&quot;'../csvs/unc0_arr0_pip0_unr00.csv'#$unc0_arr0_pip0_unr00.am9&quot;)" office:value-type="string" office:string-value="A" calcext:value-type="string">
            <text:p>A</text:p>
          </table:table-cell>
          <table:table-cell table:formula="of:=INDIRECT(&quot;'../csvs/unc0_arr0_pip0_unr00.csv'#$unc0_arr0_pip0_unr00.an9&quot;)" office:value-type="float" office:value="1" calcext:value-type="float">
            <text:p>1</text:p>
          </table:table-cell>
          <table:table-cell table:formula="of:=INDIRECT(&quot;'../csvs/unc0_arr0_pip0_unr00.csv'#$unc0_arr0_pip0_unr00.ao9&quot;)" office:value-type="string" office:string-value="C" calcext:value-type="string">
            <text:p>C</text:p>
          </table:table-cell>
          <table:table-cell table:formula="of:=INDIRECT(&quot;'../csvs/unc0_arr0_pip0_unr00.csv'#$unc0_arr0_pip0_unr00.ap9&quot;)" office:value-type="float" office:value="1" calcext:value-type="float">
            <text:p>1</text:p>
          </table:table-cell>
          <table:table-cell table:formula="of:=INDIRECT(&quot;'../csvs/unc0_arr0_pip0_unr00.csv'#$unc0_arr0_pip0_unr00.aq9&quot;)" office:value-type="string" office:string-value=" " calcext:value-type="string">
            <text:p><text:s/></text:p>
          </table:table-cell>
          <table:table-cell table:formula="of:=INDIRECT(&quot;'../csvs/unc0_arr0_pip0_unr00.csv'#$unc0_arr0_pip0_unr00.ar9&quot;)" office:value-type="string" office:string-value=" " calcext:value-type="string">
            <text:p><text:s/></text:p>
          </table:table-cell>
          <table:table-cell table:formula="of:=INDIRECT(&quot;'../csvs/unc0_arr0_pip0_unr00.csv'#$unc0_arr0_pip0_unr00.as9&quot;)" office:value-type="string" office:string-value=" " calcext:value-type="string">
            <text:p><text:s/></text:p>
          </table:table-cell>
          <table:table-cell table:formula="of:=INDIRECT(&quot;'../csvs/unc0_arr0_pip0_unr00.csv'#$unc0_arr0_pip0_unr00.at9&quot;)" office:value-type="string" office:string-value=" " calcext:value-type="string">
            <text:p><text:s/></text:p>
          </table:table-cell>
          <table:table-cell table:formula="of:=INDIRECT(&quot;'../csvs/unc0_arr0_pip0_unr00.csv'#$unc0_arr0_pip0_unr00.au9&quot;)" office:value-type="string" office:string-value=" " calcext:value-type="string">
            <text:p><text:s/></text:p>
          </table:table-cell>
          <table:table-cell table:formula="of:=INDIRECT(&quot;'../csvs/unc0_arr0_pip0_unr00.csv'#$unc0_arr0_pip0_unr00.av9&quot;)" office:value-type="string" office:string-value=" " calcext:value-type="string">
            <text:p><text:s/></text:p>
          </table:table-cell>
          <table:table-cell table:formula="of:=INDIRECT(&quot;'../csvs/unc0_arr0_pip0_unr00.csv'#$unc0_arr0_pip0_unr00.aw9&quot;)" office:value-type="string" office:string-value="A" calcext:value-type="string">
            <text:p>A</text:p>
          </table:table-cell>
          <table:table-cell table:formula="of:=INDIRECT(&quot;'../csvs/unc0_arr0_pip0_unr00.csv'#$unc0_arr0_pip0_unr00.ax9&quot;)" office:value-type="float" office:value="32" calcext:value-type="float">
            <text:p>32</text:p>
          </table:table-cell>
          <table:table-cell table:formula="of:=INDIRECT(&quot;'../csvs/unc0_arr0_pip0_unr00.csv'#$unc0_arr0_pip0_unr00.ay9&quot;)" office:value-type="string" office:string-value="C" calcext:value-type="string">
            <text:p>C</text:p>
          </table:table-cell>
          <table:table-cell table:formula="of:=INDIRECT(&quot;'../csvs/unc0_arr0_pip0_unr00.csv'#$unc0_arr0_pip0_unr00.az9&quot;)" office:value-type="float" office:value="32" calcext:value-type="float">
            <text:p>32</text:p>
          </table:table-cell>
          <table:table-cell table:formula="of:=INDIRECT(&quot;'../csvs/unc0_arr0_pip0_unr00.csv'#$unc0_arr0_pip0_unr00.ba9&quot;)" office:value-type="string" office:string-value=" " calcext:value-type="string">
            <text:p><text:s/></text:p>
          </table:table-cell>
          <table:table-cell table:formula="of:=INDIRECT(&quot;'../csvs/unc0_arr0_pip0_unr00.csv'#$unc0_arr0_pip0_unr00.bb9&quot;)" office:value-type="string" office:string-value=" " calcext:value-type="string">
            <text:p><text:s/></text:p>
          </table:table-cell>
          <table:table-cell table:formula="of:=INDIRECT(&quot;'../csvs/unc0_arr0_pip0_unr00.csv'#$unc0_arr0_pip0_unr00.bc9&quot;)" office:value-type="string" office:string-value=" " calcext:value-type="string">
            <text:p><text:s/></text:p>
          </table:table-cell>
          <table:table-cell table:formula="of:=INDIRECT(&quot;'../csvs/unc0_arr0_pip0_unr00.csv'#$unc0_arr0_pip0_unr00.bd9&quot;)" office:value-type="string" office:string-value=" " calcext:value-type="string">
            <text:p><text:s/></text:p>
          </table:table-cell>
          <table:table-cell table:formula="of:=INDIRECT(&quot;'../csvs/unc0_arr0_pip0_unr00.csv'#$unc0_arr0_pip0_unr00.be9&quot;)" office:value-type="string" office:string-value=" " calcext:value-type="string">
            <text:p><text:s/></text:p>
          </table:table-cell>
          <table:table-cell table:formula="of:=INDIRECT(&quot;'../csvs/unc0_arr0_pip0_unr00.csv'#$unc0_arr0_pip0_unr00.bf9&quot;)" office:value-type="string" office:string-value=" " calcext:value-type="string">
            <text:p><text:s/></text:p>
          </table:table-cell>
          <table:table-cell table:formula="of:=INDIRECT(&quot;'../csvs/unc0_arr0_pip0_unr00.csv'#$unc0_arr0_pip0_unr00.bg9&quot;)" office:value-type="string" office:string-value="A" calcext:value-type="string">
            <text:p>A</text:p>
          </table:table-cell>
          <table:table-cell table:formula="of:=INDIRECT(&quot;'../csvs/unc0_arr0_pip0_unr00.csv'#$unc0_arr0_pip0_unr00.bh9&quot;)" office:value-type="float" office:value="0.888889" calcext:value-type="float">
            <text:p>0.888889</text:p>
          </table:table-cell>
          <table:table-cell table:formula="of:=INDIRECT(&quot;'../csvs/unc0_arr0_pip0_unr00.csv'#$unc0_arr0_pip0_unr00.bi9&quot;)" office:value-type="string" office:string-value="C" calcext:value-type="string">
            <text:p>C</text:p>
          </table:table-cell>
          <table:table-cell table:formula="of:=INDIRECT(&quot;'../csvs/unc0_arr0_pip0_unr00.csv'#$unc0_arr0_pip0_unr00.bj9&quot;)" office:value-type="float" office:value="0.888889" calcext:value-type="float">
            <text:p>0.888889</text:p>
          </table:table-cell>
          <table:table-cell table:formula="of:=INDIRECT(&quot;'../csvs/unc0_arr0_pip0_unr00.csv'#$unc0_arr0_pip0_unr00.bk9&quot;)" office:value-type="string" office:string-value=" " calcext:value-type="string">
            <text:p><text:s/></text:p>
          </table:table-cell>
          <table:table-cell table:formula="of:=INDIRECT(&quot;'../csvs/unc0_arr0_pip0_unr00.csv'#$unc0_arr0_pip0_unr00.bl9&quot;)" office:value-type="string" office:string-value=" " calcext:value-type="string">
            <text:p><text:s/></text:p>
          </table:table-cell>
          <table:table-cell table:formula="of:=INDIRECT(&quot;'../csvs/unc0_arr0_pip0_unr00.csv'#$unc0_arr0_pip0_unr00.bm9&quot;)" office:value-type="string" office:string-value=" " calcext:value-type="string">
            <text:p><text:s/></text:p>
          </table:table-cell>
          <table:table-cell table:formula="of:=INDIRECT(&quot;'../csvs/unc0_arr0_pip0_unr00.csv'#$unc0_arr0_pip0_unr00.bn9&quot;)" office:value-type="string" office:string-value=" " calcext:value-type="string">
            <text:p><text:s/></text:p>
          </table:table-cell>
          <table:table-cell table:formula="of:=INDIRECT(&quot;'../csvs/unc0_arr0_pip0_unr00.csv'#$unc0_arr0_pip0_unr00.bo9&quot;)" office:value-type="string" office:string-value=" " calcext:value-type="string">
            <text:p><text:s/></text:p>
          </table:table-cell>
          <table:table-cell table:formula="of:=INDIRECT(&quot;'../csvs/unc0_arr0_pip0_unr00.csv'#$unc0_arr0_pip0_unr00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0_pip0_unr00.csv'#$unc0_arr0_pip0_unr00.ac11&quot;)" office:value-type="string" office:string-value="A" calcext:value-type="string">
            <text:p>A</text:p>
          </table:table-cell>
          <table:table-cell table:formula="of:=INDIRECT(&quot;'../csvs/unc0_arr0_pip0_unr00.csv'#$unc0_arr0_pip0_unr00.ad11&quot;)" office:value-type="float" office:value="1" calcext:value-type="float">
            <text:p>1</text:p>
          </table:table-cell>
          <table:table-cell table:formula="of:=INDIRECT(&quot;'../csvs/unc0_arr0_pip0_unr00.csv'#$unc0_arr0_pip0_unr00.ae11&quot;)" office:value-type="string" office:string-value="tmp" calcext:value-type="string">
            <text:p>tmp</text:p>
          </table:table-cell>
          <table:table-cell table:formula="of:=INDIRECT(&quot;'../csvs/unc0_arr0_pip0_unr00.csv'#$unc0_arr0_pip0_unr00.af11&quot;)" office:value-type="float" office:value="1" calcext:value-type="float">
            <text:p>1</text:p>
          </table:table-cell>
          <table:table-cell table:formula="of:=INDIRECT(&quot;'../csvs/unc0_arr0_pip0_unr00.csv'#$unc0_arr0_pip0_unr00.ag11&quot;)" office:value-type="string" office:string-value="x" calcext:value-type="string">
            <text:p>x</text:p>
          </table:table-cell>
          <table:table-cell table:formula="of:=INDIRECT(&quot;'../csvs/unc0_arr0_pip0_unr00.csv'#$unc0_arr0_pip0_unr00.ah11&quot;)" office:value-type="float" office:value="1" calcext:value-type="float">
            <text:p>1</text:p>
          </table:table-cell>
          <table:table-cell table:formula="of:=INDIRECT(&quot;'../csvs/unc0_arr0_pip0_unr00.csv'#$unc0_arr0_pip0_unr00.ai11&quot;)" office:value-type="string" office:string-value=" " calcext:value-type="string">
            <text:p><text:s/></text:p>
          </table:table-cell>
          <table:table-cell table:formula="of:=INDIRECT(&quot;'../csvs/unc0_arr0_pip0_unr00.csv'#$unc0_arr0_pip0_unr00.aj11&quot;)" office:value-type="string" office:string-value=" " calcext:value-type="string">
            <text:p><text:s/></text:p>
          </table:table-cell>
          <table:table-cell table:formula="of:=INDIRECT(&quot;'../csvs/unc0_arr0_pip0_unr00.csv'#$unc0_arr0_pip0_unr00.ak11&quot;)" office:value-type="string" office:string-value=" " calcext:value-type="string">
            <text:p><text:s/></text:p>
          </table:table-cell>
          <table:table-cell table:formula="of:=INDIRECT(&quot;'../csvs/unc0_arr0_pip0_unr00.csv'#$unc0_arr0_pip0_unr00.al11&quot;)" office:value-type="string" office:string-value=" " calcext:value-type="string">
            <text:p><text:s/></text:p>
          </table:table-cell>
          <table:table-cell table:formula="of:=INDIRECT(&quot;'../csvs/unc0_arr0_pip0_unr00.csv'#$unc0_arr0_pip0_unr00.am11&quot;)" office:value-type="string" office:string-value="A" calcext:value-type="string">
            <text:p>A</text:p>
          </table:table-cell>
          <table:table-cell table:formula="of:=INDIRECT(&quot;'../csvs/unc0_arr0_pip0_unr00.csv'#$unc0_arr0_pip0_unr00.an11&quot;)" office:value-type="float" office:value="1" calcext:value-type="float">
            <text:p>1</text:p>
          </table:table-cell>
          <table:table-cell table:formula="of:=INDIRECT(&quot;'../csvs/unc0_arr0_pip0_unr00.csv'#$unc0_arr0_pip0_unr00.ao11&quot;)" office:value-type="string" office:string-value="tmp" calcext:value-type="string">
            <text:p>tmp</text:p>
          </table:table-cell>
          <table:table-cell table:formula="of:=INDIRECT(&quot;'../csvs/unc0_arr0_pip0_unr00.csv'#$unc0_arr0_pip0_unr00.ap11&quot;)" office:value-type="float" office:value="1" calcext:value-type="float">
            <text:p>1</text:p>
          </table:table-cell>
          <table:table-cell table:formula="of:=INDIRECT(&quot;'../csvs/unc0_arr0_pip0_unr00.csv'#$unc0_arr0_pip0_unr00.aq11&quot;)" office:value-type="string" office:string-value="x" calcext:value-type="string">
            <text:p>x</text:p>
          </table:table-cell>
          <table:table-cell table:formula="of:=INDIRECT(&quot;'../csvs/unc0_arr0_pip0_unr00.csv'#$unc0_arr0_pip0_unr00.ar11&quot;)" office:value-type="float" office:value="1" calcext:value-type="float">
            <text:p>1</text:p>
          </table:table-cell>
          <table:table-cell table:formula="of:=INDIRECT(&quot;'../csvs/unc0_arr0_pip0_unr00.csv'#$unc0_arr0_pip0_unr00.as11&quot;)" office:value-type="string" office:string-value=" " calcext:value-type="string">
            <text:p><text:s/></text:p>
          </table:table-cell>
          <table:table-cell table:formula="of:=INDIRECT(&quot;'../csvs/unc0_arr0_pip0_unr00.csv'#$unc0_arr0_pip0_unr00.at11&quot;)" office:value-type="string" office:string-value=" " calcext:value-type="string">
            <text:p><text:s/></text:p>
          </table:table-cell>
          <table:table-cell table:formula="of:=INDIRECT(&quot;'../csvs/unc0_arr0_pip0_unr00.csv'#$unc0_arr0_pip0_unr00.au11&quot;)" office:value-type="string" office:string-value=" " calcext:value-type="string">
            <text:p><text:s/></text:p>
          </table:table-cell>
          <table:table-cell table:formula="of:=INDIRECT(&quot;'../csvs/unc0_arr0_pip0_unr00.csv'#$unc0_arr0_pip0_unr00.av11&quot;)" office:value-type="string" office:string-value=" " calcext:value-type="string">
            <text:p><text:s/></text:p>
          </table:table-cell>
          <table:table-cell table:formula="of:=INDIRECT(&quot;'../csvs/unc0_arr0_pip0_unr00.csv'#$unc0_arr0_pip0_unr00.aw11&quot;)" office:value-type="string" office:string-value="A" calcext:value-type="string">
            <text:p>A</text:p>
          </table:table-cell>
          <table:table-cell table:formula="of:=INDIRECT(&quot;'../csvs/unc0_arr0_pip0_unr00.csv'#$unc0_arr0_pip0_unr00.ax11&quot;)" office:value-type="float" office:value="32" calcext:value-type="float">
            <text:p>32</text:p>
          </table:table-cell>
          <table:table-cell table:formula="of:=INDIRECT(&quot;'../csvs/unc0_arr0_pip0_unr00.csv'#$unc0_arr0_pip0_unr00.ay11&quot;)" office:value-type="string" office:string-value="tmp" calcext:value-type="string">
            <text:p>tmp</text:p>
          </table:table-cell>
          <table:table-cell table:formula="of:=INDIRECT(&quot;'../csvs/unc0_arr0_pip0_unr00.csv'#$unc0_arr0_pip0_unr00.az11&quot;)" office:value-type="float" office:value="1" calcext:value-type="float">
            <text:p>1</text:p>
          </table:table-cell>
          <table:table-cell table:formula="of:=INDIRECT(&quot;'../csvs/unc0_arr0_pip0_unr00.csv'#$unc0_arr0_pip0_unr00.ba11&quot;)" office:value-type="string" office:string-value="x" calcext:value-type="string">
            <text:p>x</text:p>
          </table:table-cell>
          <table:table-cell table:formula="of:=INDIRECT(&quot;'../csvs/unc0_arr0_pip0_unr00.csv'#$unc0_arr0_pip0_unr00.bb11&quot;)" office:value-type="float" office:value="1" calcext:value-type="float">
            <text:p>1</text:p>
          </table:table-cell>
          <table:table-cell table:formula="of:=INDIRECT(&quot;'../csvs/unc0_arr0_pip0_unr00.csv'#$unc0_arr0_pip0_unr00.bc11&quot;)" office:value-type="string" office:string-value=" " calcext:value-type="string">
            <text:p><text:s/></text:p>
          </table:table-cell>
          <table:table-cell table:formula="of:=INDIRECT(&quot;'../csvs/unc0_arr0_pip0_unr00.csv'#$unc0_arr0_pip0_unr00.bd11&quot;)" office:value-type="string" office:string-value=" " calcext:value-type="string">
            <text:p><text:s/></text:p>
          </table:table-cell>
          <table:table-cell table:formula="of:=INDIRECT(&quot;'../csvs/unc0_arr0_pip0_unr00.csv'#$unc0_arr0_pip0_unr00.be11&quot;)" office:value-type="string" office:string-value=" " calcext:value-type="string">
            <text:p><text:s/></text:p>
          </table:table-cell>
          <table:table-cell table:formula="of:=INDIRECT(&quot;'../csvs/unc0_arr0_pip0_unr00.csv'#$unc0_arr0_pip0_unr00.bf11&quot;)" office:value-type="string" office:string-value=" " calcext:value-type="string">
            <text:p><text:s/></text:p>
          </table:table-cell>
          <table:table-cell table:formula="of:=INDIRECT(&quot;'../csvs/unc0_arr0_pip0_unr00.csv'#$unc0_arr0_pip0_unr00.bg11&quot;)" office:value-type="string" office:string-value="A" calcext:value-type="string">
            <text:p>A</text:p>
          </table:table-cell>
          <table:table-cell table:formula="of:=INDIRECT(&quot;'../csvs/unc0_arr0_pip0_unr00.csv'#$unc0_arr0_pip0_unr00.bh11&quot;)" office:value-type="float" office:value="0.888889" calcext:value-type="float">
            <text:p>0.888889</text:p>
          </table:table-cell>
          <table:table-cell table:formula="of:=INDIRECT(&quot;'../csvs/unc0_arr0_pip0_unr00.csv'#$unc0_arr0_pip0_unr00.bi11&quot;)" office:value-type="string" office:string-value="tmp" calcext:value-type="string">
            <text:p>tmp</text:p>
          </table:table-cell>
          <table:table-cell table:formula="of:=INDIRECT(&quot;'../csvs/unc0_arr0_pip0_unr00.csv'#$unc0_arr0_pip0_unr00.bj11&quot;)" office:value-type="float" office:value="0.222222" calcext:value-type="float">
            <text:p>0.222222</text:p>
          </table:table-cell>
          <table:table-cell table:formula="of:=INDIRECT(&quot;'../csvs/unc0_arr0_pip0_unr00.csv'#$unc0_arr0_pip0_unr00.bk11&quot;)" office:value-type="string" office:string-value="x" calcext:value-type="string">
            <text:p>x</text:p>
          </table:table-cell>
          <table:table-cell table:formula="of:=INDIRECT(&quot;'../csvs/unc0_arr0_pip0_unr00.csv'#$unc0_arr0_pip0_unr00.bl11&quot;)" office:value-type="float" office:value="0.222222" calcext:value-type="float">
            <text:p>0.222222</text:p>
          </table:table-cell>
          <table:table-cell table:formula="of:=INDIRECT(&quot;'../csvs/unc0_arr0_pip0_unr00.csv'#$unc0_arr0_pip0_unr00.bm11&quot;)" office:value-type="string" office:string-value=" " calcext:value-type="string">
            <text:p><text:s/></text:p>
          </table:table-cell>
          <table:table-cell table:formula="of:=INDIRECT(&quot;'../csvs/unc0_arr0_pip0_unr00.csv'#$unc0_arr0_pip0_unr00.bn11&quot;)" office:value-type="string" office:string-value=" " calcext:value-type="string">
            <text:p><text:s/></text:p>
          </table:table-cell>
          <table:table-cell table:formula="of:=INDIRECT(&quot;'../csvs/unc0_arr0_pip0_unr00.csv'#$unc0_arr0_pip0_unr00.bo11&quot;)" office:value-type="string" office:string-value=" " calcext:value-type="string">
            <text:p><text:s/></text:p>
          </table:table-cell>
          <table:table-cell table:formula="of:=INDIRECT(&quot;'../csvs/unc0_arr0_pip0_unr00.csv'#$unc0_arr0_pip0_unr00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0_pip0_unr00.csv'#$unc0_arr0_pip0_unr00.ac12&quot;)" office:value-type="string" office:string-value="A" calcext:value-type="string">
            <text:p>A</text:p>
          </table:table-cell>
          <table:table-cell table:formula="of:=INDIRECT(&quot;'../csvs/unc0_arr0_pip0_unr00.csv'#$unc0_arr0_pip0_unr00.ad12&quot;)" office:value-type="float" office:value="1" calcext:value-type="float">
            <text:p>1</text:p>
          </table:table-cell>
          <table:table-cell table:formula="of:=INDIRECT(&quot;'../csvs/unc0_arr0_pip0_unr00.csv'#$unc0_arr0_pip0_unr00.ae12&quot;)" office:value-type="string" office:string-value="p" calcext:value-type="string">
            <text:p>p</text:p>
          </table:table-cell>
          <table:table-cell table:formula="of:=INDIRECT(&quot;'../csvs/unc0_arr0_pip0_unr00.csv'#$unc0_arr0_pip0_unr00.af12&quot;)" office:value-type="float" office:value="1" calcext:value-type="float">
            <text:p>1</text:p>
          </table:table-cell>
          <table:table-cell table:formula="of:=INDIRECT(&quot;'../csvs/unc0_arr0_pip0_unr00.csv'#$unc0_arr0_pip0_unr00.ag12&quot;)" office:value-type="string" office:string-value="q" calcext:value-type="string">
            <text:p>q</text:p>
          </table:table-cell>
          <table:table-cell table:formula="of:=INDIRECT(&quot;'../csvs/unc0_arr0_pip0_unr00.csv'#$unc0_arr0_pip0_unr00.ah12&quot;)" office:value-type="float" office:value="1" calcext:value-type="float">
            <text:p>1</text:p>
          </table:table-cell>
          <table:table-cell table:formula="of:=INDIRECT(&quot;'../csvs/unc0_arr0_pip0_unr00.csv'#$unc0_arr0_pip0_unr00.ai12&quot;)" office:value-type="string" office:string-value="r" calcext:value-type="string">
            <text:p>r</text:p>
          </table:table-cell>
          <table:table-cell table:formula="of:=INDIRECT(&quot;'../csvs/unc0_arr0_pip0_unr00.csv'#$unc0_arr0_pip0_unr00.aj12&quot;)" office:value-type="float" office:value="1" calcext:value-type="float">
            <text:p>1</text:p>
          </table:table-cell>
          <table:table-cell table:formula="of:=INDIRECT(&quot;'../csvs/unc0_arr0_pip0_unr00.csv'#$unc0_arr0_pip0_unr00.ak12&quot;)" office:value-type="string" office:string-value="s" calcext:value-type="string">
            <text:p>s</text:p>
          </table:table-cell>
          <table:table-cell table:formula="of:=INDIRECT(&quot;'../csvs/unc0_arr0_pip0_unr00.csv'#$unc0_arr0_pip0_unr00.al12&quot;)" office:value-type="float" office:value="1" calcext:value-type="float">
            <text:p>1</text:p>
          </table:table-cell>
          <table:table-cell table:formula="of:=INDIRECT(&quot;'../csvs/unc0_arr0_pip0_unr00.csv'#$unc0_arr0_pip0_unr00.am12&quot;)" office:value-type="string" office:string-value="A" calcext:value-type="string">
            <text:p>A</text:p>
          </table:table-cell>
          <table:table-cell table:formula="of:=INDIRECT(&quot;'../csvs/unc0_arr0_pip0_unr00.csv'#$unc0_arr0_pip0_unr00.an12&quot;)" office:value-type="float" office:value="1" calcext:value-type="float">
            <text:p>1</text:p>
          </table:table-cell>
          <table:table-cell table:formula="of:=INDIRECT(&quot;'../csvs/unc0_arr0_pip0_unr00.csv'#$unc0_arr0_pip0_unr00.ao12&quot;)" office:value-type="string" office:string-value="p" calcext:value-type="string">
            <text:p>p</text:p>
          </table:table-cell>
          <table:table-cell table:formula="of:=INDIRECT(&quot;'../csvs/unc0_arr0_pip0_unr00.csv'#$unc0_arr0_pip0_unr00.ap12&quot;)" office:value-type="float" office:value="1" calcext:value-type="float">
            <text:p>1</text:p>
          </table:table-cell>
          <table:table-cell table:formula="of:=INDIRECT(&quot;'../csvs/unc0_arr0_pip0_unr00.csv'#$unc0_arr0_pip0_unr00.aq12&quot;)" office:value-type="string" office:string-value="q" calcext:value-type="string">
            <text:p>q</text:p>
          </table:table-cell>
          <table:table-cell table:formula="of:=INDIRECT(&quot;'../csvs/unc0_arr0_pip0_unr00.csv'#$unc0_arr0_pip0_unr00.ar12&quot;)" office:value-type="float" office:value="1" calcext:value-type="float">
            <text:p>1</text:p>
          </table:table-cell>
          <table:table-cell table:formula="of:=INDIRECT(&quot;'../csvs/unc0_arr0_pip0_unr00.csv'#$unc0_arr0_pip0_unr00.as12&quot;)" office:value-type="string" office:string-value="r" calcext:value-type="string">
            <text:p>r</text:p>
          </table:table-cell>
          <table:table-cell table:formula="of:=INDIRECT(&quot;'../csvs/unc0_arr0_pip0_unr00.csv'#$unc0_arr0_pip0_unr00.at12&quot;)" office:value-type="float" office:value="1" calcext:value-type="float">
            <text:p>1</text:p>
          </table:table-cell>
          <table:table-cell table:formula="of:=INDIRECT(&quot;'../csvs/unc0_arr0_pip0_unr00.csv'#$unc0_arr0_pip0_unr00.au12&quot;)" office:value-type="string" office:string-value="s" calcext:value-type="string">
            <text:p>s</text:p>
          </table:table-cell>
          <table:table-cell table:formula="of:=INDIRECT(&quot;'../csvs/unc0_arr0_pip0_unr00.csv'#$unc0_arr0_pip0_unr00.av12&quot;)" office:value-type="float" office:value="1" calcext:value-type="float">
            <text:p>1</text:p>
          </table:table-cell>
          <table:table-cell table:formula="of:=INDIRECT(&quot;'../csvs/unc0_arr0_pip0_unr00.csv'#$unc0_arr0_pip0_unr00.aw12&quot;)" office:value-type="string" office:string-value="A" calcext:value-type="string">
            <text:p>A</text:p>
          </table:table-cell>
          <table:table-cell table:formula="of:=INDIRECT(&quot;'../csvs/unc0_arr0_pip0_unr00.csv'#$unc0_arr0_pip0_unr00.ax12&quot;)" office:value-type="float" office:value="128" calcext:value-type="float">
            <text:p>128</text:p>
          </table:table-cell>
          <table:table-cell table:formula="of:=INDIRECT(&quot;'../csvs/unc0_arr0_pip0_unr00.csv'#$unc0_arr0_pip0_unr00.ay12&quot;)" office:value-type="string" office:string-value="p" calcext:value-type="string">
            <text:p>p</text:p>
          </table:table-cell>
          <table:table-cell table:formula="of:=INDIRECT(&quot;'../csvs/unc0_arr0_pip0_unr00.csv'#$unc0_arr0_pip0_unr00.az12&quot;)" office:value-type="float" office:value="1" calcext:value-type="float">
            <text:p>1</text:p>
          </table:table-cell>
          <table:table-cell table:formula="of:=INDIRECT(&quot;'../csvs/unc0_arr0_pip0_unr00.csv'#$unc0_arr0_pip0_unr00.ba12&quot;)" office:value-type="string" office:string-value="q" calcext:value-type="string">
            <text:p>q</text:p>
          </table:table-cell>
          <table:table-cell table:formula="of:=INDIRECT(&quot;'../csvs/unc0_arr0_pip0_unr00.csv'#$unc0_arr0_pip0_unr00.bb12&quot;)" office:value-type="float" office:value="1" calcext:value-type="float">
            <text:p>1</text:p>
          </table:table-cell>
          <table:table-cell table:formula="of:=INDIRECT(&quot;'../csvs/unc0_arr0_pip0_unr00.csv'#$unc0_arr0_pip0_unr00.bc12&quot;)" office:value-type="string" office:string-value="r" calcext:value-type="string">
            <text:p>r</text:p>
          </table:table-cell>
          <table:table-cell table:formula="of:=INDIRECT(&quot;'../csvs/unc0_arr0_pip0_unr00.csv'#$unc0_arr0_pip0_unr00.bd12&quot;)" office:value-type="float" office:value="1" calcext:value-type="float">
            <text:p>1</text:p>
          </table:table-cell>
          <table:table-cell table:formula="of:=INDIRECT(&quot;'../csvs/unc0_arr0_pip0_unr00.csv'#$unc0_arr0_pip0_unr00.be12&quot;)" office:value-type="string" office:string-value="s" calcext:value-type="string">
            <text:p>s</text:p>
          </table:table-cell>
          <table:table-cell table:formula="of:=INDIRECT(&quot;'../csvs/unc0_arr0_pip0_unr00.csv'#$unc0_arr0_pip0_unr00.bf12&quot;)" office:value-type="float" office:value="1" calcext:value-type="float">
            <text:p>1</text:p>
          </table:table-cell>
          <table:table-cell table:formula="of:=INDIRECT(&quot;'../csvs/unc0_arr0_pip0_unr00.csv'#$unc0_arr0_pip0_unr00.bg12&quot;)" office:value-type="string" office:string-value="A" calcext:value-type="string">
            <text:p>A</text:p>
          </table:table-cell>
          <table:table-cell table:formula="of:=INDIRECT(&quot;'../csvs/unc0_arr0_pip0_unr00.csv'#$unc0_arr0_pip0_unr00.bh12&quot;)" office:value-type="float" office:value="0.888889" calcext:value-type="float">
            <text:p>0.888889</text:p>
          </table:table-cell>
          <table:table-cell table:formula="of:=INDIRECT(&quot;'../csvs/unc0_arr0_pip0_unr00.csv'#$unc0_arr0_pip0_unr00.bi12&quot;)" office:value-type="string" office:string-value="p" calcext:value-type="string">
            <text:p>p</text:p>
          </table:table-cell>
          <table:table-cell table:formula="of:=INDIRECT(&quot;'../csvs/unc0_arr0_pip0_unr00.csv'#$unc0_arr0_pip0_unr00.bj12&quot;)" office:value-type="float" office:value="0.444444" calcext:value-type="float">
            <text:p>0.444444</text:p>
          </table:table-cell>
          <table:table-cell table:formula="of:=INDIRECT(&quot;'../csvs/unc0_arr0_pip0_unr00.csv'#$unc0_arr0_pip0_unr00.bk12&quot;)" office:value-type="string" office:string-value="q" calcext:value-type="string">
            <text:p>q</text:p>
          </table:table-cell>
          <table:table-cell table:formula="of:=INDIRECT(&quot;'../csvs/unc0_arr0_pip0_unr00.csv'#$unc0_arr0_pip0_unr00.bl12&quot;)" office:value-type="float" office:value="0.444444" calcext:value-type="float">
            <text:p>0.444444</text:p>
          </table:table-cell>
          <table:table-cell table:formula="of:=INDIRECT(&quot;'../csvs/unc0_arr0_pip0_unr00.csv'#$unc0_arr0_pip0_unr00.bm12&quot;)" office:value-type="string" office:string-value="r" calcext:value-type="string">
            <text:p>r</text:p>
          </table:table-cell>
          <table:table-cell table:formula="of:=INDIRECT(&quot;'../csvs/unc0_arr0_pip0_unr00.csv'#$unc0_arr0_pip0_unr00.bn12&quot;)" office:value-type="float" office:value="0.444444" calcext:value-type="float">
            <text:p>0.444444</text:p>
          </table:table-cell>
          <table:table-cell table:formula="of:=INDIRECT(&quot;'../csvs/unc0_arr0_pip0_unr00.csv'#$unc0_arr0_pip0_unr00.bo12&quot;)" office:value-type="string" office:string-value="s" calcext:value-type="string">
            <text:p>s</text:p>
          </table:table-cell>
          <table:table-cell table:formula="of:=INDIRECT(&quot;'../csvs/unc0_arr0_pip0_unr00.csv'#$unc0_arr0_pip0_unr00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0_pip0_unr00.csv'#$unc0_arr0_pip0_unr00.ac13&quot;)" office:value-type="string" office:string-value="A" calcext:value-type="string">
            <text:p>A</text:p>
          </table:table-cell>
          <table:table-cell table:formula="of:=INDIRECT(&quot;'../csvs/unc0_arr0_pip0_unr00.csv'#$unc0_arr0_pip0_unr00.ad13&quot;)" office:value-type="float" office:value="1" calcext:value-type="float">
            <text:p>1</text:p>
          </table:table-cell>
          <table:table-cell table:formula="of:=INDIRECT(&quot;'../csvs/unc0_arr0_pip0_unr00.csv'#$unc0_arr0_pip0_unr00.ae13&quot;)" office:value-type="string" office:string-value="B" calcext:value-type="string">
            <text:p>B</text:p>
          </table:table-cell>
          <table:table-cell table:formula="of:=INDIRECT(&quot;'../csvs/unc0_arr0_pip0_unr00.csv'#$unc0_arr0_pip0_unr00.af13&quot;)" office:value-type="float" office:value="1" calcext:value-type="float">
            <text:p>1</text:p>
          </table:table-cell>
          <table:table-cell table:formula="of:=INDIRECT(&quot;'../csvs/unc0_arr0_pip0_unr00.csv'#$unc0_arr0_pip0_unr00.ag13&quot;)" office:value-type="string" office:string-value=" " calcext:value-type="string">
            <text:p><text:s/></text:p>
          </table:table-cell>
          <table:table-cell table:formula="of:=INDIRECT(&quot;'../csvs/unc0_arr0_pip0_unr00.csv'#$unc0_arr0_pip0_unr00.ah13&quot;)" office:value-type="string" office:string-value=" " calcext:value-type="string">
            <text:p><text:s/></text:p>
          </table:table-cell>
          <table:table-cell table:formula="of:=INDIRECT(&quot;'../csvs/unc0_arr0_pip0_unr00.csv'#$unc0_arr0_pip0_unr00.ai13&quot;)" office:value-type="string" office:string-value=" " calcext:value-type="string">
            <text:p><text:s/></text:p>
          </table:table-cell>
          <table:table-cell table:formula="of:=INDIRECT(&quot;'../csvs/unc0_arr0_pip0_unr00.csv'#$unc0_arr0_pip0_unr00.aj13&quot;)" office:value-type="string" office:string-value=" " calcext:value-type="string">
            <text:p><text:s/></text:p>
          </table:table-cell>
          <table:table-cell table:formula="of:=INDIRECT(&quot;'../csvs/unc0_arr0_pip0_unr00.csv'#$unc0_arr0_pip0_unr00.ak13&quot;)" office:value-type="string" office:string-value=" " calcext:value-type="string">
            <text:p><text:s/></text:p>
          </table:table-cell>
          <table:table-cell table:formula="of:=INDIRECT(&quot;'../csvs/unc0_arr0_pip0_unr00.csv'#$unc0_arr0_pip0_unr00.al13&quot;)" office:value-type="string" office:string-value=" " calcext:value-type="string">
            <text:p><text:s/></text:p>
          </table:table-cell>
          <table:table-cell table:formula="of:=INDIRECT(&quot;'../csvs/unc0_arr0_pip0_unr00.csv'#$unc0_arr0_pip0_unr00.am13&quot;)" office:value-type="string" office:string-value="A" calcext:value-type="string">
            <text:p>A</text:p>
          </table:table-cell>
          <table:table-cell table:formula="of:=INDIRECT(&quot;'../csvs/unc0_arr0_pip0_unr00.csv'#$unc0_arr0_pip0_unr00.an13&quot;)" office:value-type="float" office:value="1" calcext:value-type="float">
            <text:p>1</text:p>
          </table:table-cell>
          <table:table-cell table:formula="of:=INDIRECT(&quot;'../csvs/unc0_arr0_pip0_unr00.csv'#$unc0_arr0_pip0_unr00.ao13&quot;)" office:value-type="string" office:string-value="B" calcext:value-type="string">
            <text:p>B</text:p>
          </table:table-cell>
          <table:table-cell table:formula="of:=INDIRECT(&quot;'../csvs/unc0_arr0_pip0_unr00.csv'#$unc0_arr0_pip0_unr00.ap13&quot;)" office:value-type="float" office:value="1" calcext:value-type="float">
            <text:p>1</text:p>
          </table:table-cell>
          <table:table-cell table:formula="of:=INDIRECT(&quot;'../csvs/unc0_arr0_pip0_unr00.csv'#$unc0_arr0_pip0_unr00.aq13&quot;)" office:value-type="string" office:string-value=" " calcext:value-type="string">
            <text:p><text:s/></text:p>
          </table:table-cell>
          <table:table-cell table:formula="of:=INDIRECT(&quot;'../csvs/unc0_arr0_pip0_unr00.csv'#$unc0_arr0_pip0_unr00.ar13&quot;)" office:value-type="string" office:string-value=" " calcext:value-type="string">
            <text:p><text:s/></text:p>
          </table:table-cell>
          <table:table-cell table:formula="of:=INDIRECT(&quot;'../csvs/unc0_arr0_pip0_unr00.csv'#$unc0_arr0_pip0_unr00.as13&quot;)" office:value-type="string" office:string-value=" " calcext:value-type="string">
            <text:p><text:s/></text:p>
          </table:table-cell>
          <table:table-cell table:formula="of:=INDIRECT(&quot;'../csvs/unc0_arr0_pip0_unr00.csv'#$unc0_arr0_pip0_unr00.at13&quot;)" office:value-type="string" office:string-value=" " calcext:value-type="string">
            <text:p><text:s/></text:p>
          </table:table-cell>
          <table:table-cell table:formula="of:=INDIRECT(&quot;'../csvs/unc0_arr0_pip0_unr00.csv'#$unc0_arr0_pip0_unr00.au13&quot;)" office:value-type="string" office:string-value=" " calcext:value-type="string">
            <text:p><text:s/></text:p>
          </table:table-cell>
          <table:table-cell table:formula="of:=INDIRECT(&quot;'../csvs/unc0_arr0_pip0_unr00.csv'#$unc0_arr0_pip0_unr00.av13&quot;)" office:value-type="string" office:string-value=" " calcext:value-type="string">
            <text:p><text:s/></text:p>
          </table:table-cell>
          <table:table-cell table:formula="of:=INDIRECT(&quot;'../csvs/unc0_arr0_pip0_unr00.csv'#$unc0_arr0_pip0_unr00.aw13&quot;)" office:value-type="string" office:string-value="A" calcext:value-type="string">
            <text:p>A</text:p>
          </table:table-cell>
          <table:table-cell table:formula="of:=INDIRECT(&quot;'../csvs/unc0_arr0_pip0_unr00.csv'#$unc0_arr0_pip0_unr00.ax13&quot;)" office:value-type="float" office:value="32" calcext:value-type="float">
            <text:p>32</text:p>
          </table:table-cell>
          <table:table-cell table:formula="of:=INDIRECT(&quot;'../csvs/unc0_arr0_pip0_unr00.csv'#$unc0_arr0_pip0_unr00.ay13&quot;)" office:value-type="string" office:string-value="B" calcext:value-type="string">
            <text:p>B</text:p>
          </table:table-cell>
          <table:table-cell table:formula="of:=INDIRECT(&quot;'../csvs/unc0_arr0_pip0_unr00.csv'#$unc0_arr0_pip0_unr00.az13&quot;)" office:value-type="float" office:value="32" calcext:value-type="float">
            <text:p>32</text:p>
          </table:table-cell>
          <table:table-cell table:formula="of:=INDIRECT(&quot;'../csvs/unc0_arr0_pip0_unr00.csv'#$unc0_arr0_pip0_unr00.ba13&quot;)" office:value-type="string" office:string-value=" " calcext:value-type="string">
            <text:p><text:s/></text:p>
          </table:table-cell>
          <table:table-cell table:formula="of:=INDIRECT(&quot;'../csvs/unc0_arr0_pip0_unr00.csv'#$unc0_arr0_pip0_unr00.bb13&quot;)" office:value-type="string" office:string-value=" " calcext:value-type="string">
            <text:p><text:s/></text:p>
          </table:table-cell>
          <table:table-cell table:formula="of:=INDIRECT(&quot;'../csvs/unc0_arr0_pip0_unr00.csv'#$unc0_arr0_pip0_unr00.bc13&quot;)" office:value-type="string" office:string-value=" " calcext:value-type="string">
            <text:p><text:s/></text:p>
          </table:table-cell>
          <table:table-cell table:formula="of:=INDIRECT(&quot;'../csvs/unc0_arr0_pip0_unr00.csv'#$unc0_arr0_pip0_unr00.bd13&quot;)" office:value-type="string" office:string-value=" " calcext:value-type="string">
            <text:p><text:s/></text:p>
          </table:table-cell>
          <table:table-cell table:formula="of:=INDIRECT(&quot;'../csvs/unc0_arr0_pip0_unr00.csv'#$unc0_arr0_pip0_unr00.be13&quot;)" office:value-type="string" office:string-value=" " calcext:value-type="string">
            <text:p><text:s/></text:p>
          </table:table-cell>
          <table:table-cell table:formula="of:=INDIRECT(&quot;'../csvs/unc0_arr0_pip0_unr00.csv'#$unc0_arr0_pip0_unr00.bf13&quot;)" office:value-type="string" office:string-value=" " calcext:value-type="string">
            <text:p><text:s/></text:p>
          </table:table-cell>
          <table:table-cell table:formula="of:=INDIRECT(&quot;'../csvs/unc0_arr0_pip0_unr00.csv'#$unc0_arr0_pip0_unr00.bg13&quot;)" office:value-type="string" office:string-value="A" calcext:value-type="string">
            <text:p>A</text:p>
          </table:table-cell>
          <table:table-cell table:formula="of:=INDIRECT(&quot;'../csvs/unc0_arr0_pip0_unr00.csv'#$unc0_arr0_pip0_unr00.bh13&quot;)" office:value-type="float" office:value="0.888889" calcext:value-type="float">
            <text:p>0.888889</text:p>
          </table:table-cell>
          <table:table-cell table:formula="of:=INDIRECT(&quot;'../csvs/unc0_arr0_pip0_unr00.csv'#$unc0_arr0_pip0_unr00.bi13&quot;)" office:value-type="string" office:string-value="B" calcext:value-type="string">
            <text:p>B</text:p>
          </table:table-cell>
          <table:table-cell table:formula="of:=INDIRECT(&quot;'../csvs/unc0_arr0_pip0_unr00.csv'#$unc0_arr0_pip0_unr00.bj13&quot;)" office:value-type="float" office:value="0.888889" calcext:value-type="float">
            <text:p>0.888889</text:p>
          </table:table-cell>
          <table:table-cell table:formula="of:=INDIRECT(&quot;'../csvs/unc0_arr0_pip0_unr00.csv'#$unc0_arr0_pip0_unr00.bk13&quot;)" office:value-type="string" office:string-value=" " calcext:value-type="string">
            <text:p><text:s/></text:p>
          </table:table-cell>
          <table:table-cell table:formula="of:=INDIRECT(&quot;'../csvs/unc0_arr0_pip0_unr00.csv'#$unc0_arr0_pip0_unr00.bl13&quot;)" office:value-type="string" office:string-value=" " calcext:value-type="string">
            <text:p><text:s/></text:p>
          </table:table-cell>
          <table:table-cell table:formula="of:=INDIRECT(&quot;'../csvs/unc0_arr0_pip0_unr00.csv'#$unc0_arr0_pip0_unr00.bm13&quot;)" office:value-type="string" office:string-value=" " calcext:value-type="string">
            <text:p><text:s/></text:p>
          </table:table-cell>
          <table:table-cell table:formula="of:=INDIRECT(&quot;'../csvs/unc0_arr0_pip0_unr00.csv'#$unc0_arr0_pip0_unr00.bn13&quot;)" office:value-type="string" office:string-value=" " calcext:value-type="string">
            <text:p><text:s/></text:p>
          </table:table-cell>
          <table:table-cell table:formula="of:=INDIRECT(&quot;'../csvs/unc0_arr0_pip0_unr00.csv'#$unc0_arr0_pip0_unr00.bo13&quot;)" office:value-type="string" office:string-value=" " calcext:value-type="string">
            <text:p><text:s/></text:p>
          </table:table-cell>
          <table:table-cell table:formula="of:=INDIRECT(&quot;'../csvs/unc0_arr0_pip0_unr00.csv'#$unc0_arr0_pip0_unr00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0_pip0_unr00.csv'#$unc0_arr0_pip0_unr00.ac14&quot;)" office:value-type="string" office:string-value="A" calcext:value-type="string">
            <text:p>A</text:p>
          </table:table-cell>
          <table:table-cell table:formula="of:=INDIRECT(&quot;'../csvs/unc0_arr0_pip0_unr00.csv'#$unc0_arr0_pip0_unr00.ad14&quot;)" office:value-type="float" office:value="1" calcext:value-type="float">
            <text:p>1</text:p>
          </table:table-cell>
          <table:table-cell table:formula="of:=INDIRECT(&quot;'../csvs/unc0_arr0_pip0_unr00.csv'#$unc0_arr0_pip0_unr00.ae14&quot;)" office:value-type="string" office:string-value="B" calcext:value-type="string">
            <text:p>B</text:p>
          </table:table-cell>
          <table:table-cell table:formula="of:=INDIRECT(&quot;'../csvs/unc0_arr0_pip0_unr00.csv'#$unc0_arr0_pip0_unr00.af14&quot;)" office:value-type="float" office:value="1" calcext:value-type="float">
            <text:p>1</text:p>
          </table:table-cell>
          <table:table-cell table:formula="of:=INDIRECT(&quot;'../csvs/unc0_arr0_pip0_unr00.csv'#$unc0_arr0_pip0_unr00.ag14&quot;)" office:value-type="string" office:string-value=" " calcext:value-type="string">
            <text:p><text:s/></text:p>
          </table:table-cell>
          <table:table-cell table:formula="of:=INDIRECT(&quot;'../csvs/unc0_arr0_pip0_unr00.csv'#$unc0_arr0_pip0_unr00.ah14&quot;)" office:value-type="string" office:string-value=" " calcext:value-type="string">
            <text:p><text:s/></text:p>
          </table:table-cell>
          <table:table-cell table:formula="of:=INDIRECT(&quot;'../csvs/unc0_arr0_pip0_unr00.csv'#$unc0_arr0_pip0_unr00.ai14&quot;)" office:value-type="string" office:string-value=" " calcext:value-type="string">
            <text:p><text:s/></text:p>
          </table:table-cell>
          <table:table-cell table:formula="of:=INDIRECT(&quot;'../csvs/unc0_arr0_pip0_unr00.csv'#$unc0_arr0_pip0_unr00.aj14&quot;)" office:value-type="string" office:string-value=" " calcext:value-type="string">
            <text:p><text:s/></text:p>
          </table:table-cell>
          <table:table-cell table:formula="of:=INDIRECT(&quot;'../csvs/unc0_arr0_pip0_unr00.csv'#$unc0_arr0_pip0_unr00.ak14&quot;)" office:value-type="string" office:string-value=" " calcext:value-type="string">
            <text:p><text:s/></text:p>
          </table:table-cell>
          <table:table-cell table:formula="of:=INDIRECT(&quot;'../csvs/unc0_arr0_pip0_unr00.csv'#$unc0_arr0_pip0_unr00.al14&quot;)" office:value-type="string" office:string-value=" " calcext:value-type="string">
            <text:p><text:s/></text:p>
          </table:table-cell>
          <table:table-cell table:formula="of:=INDIRECT(&quot;'../csvs/unc0_arr0_pip0_unr00.csv'#$unc0_arr0_pip0_unr00.am14&quot;)" office:value-type="string" office:string-value="A" calcext:value-type="string">
            <text:p>A</text:p>
          </table:table-cell>
          <table:table-cell table:formula="of:=INDIRECT(&quot;'../csvs/unc0_arr0_pip0_unr00.csv'#$unc0_arr0_pip0_unr00.an14&quot;)" office:value-type="float" office:value="1" calcext:value-type="float">
            <text:p>1</text:p>
          </table:table-cell>
          <table:table-cell table:formula="of:=INDIRECT(&quot;'../csvs/unc0_arr0_pip0_unr00.csv'#$unc0_arr0_pip0_unr00.ao14&quot;)" office:value-type="string" office:string-value="B" calcext:value-type="string">
            <text:p>B</text:p>
          </table:table-cell>
          <table:table-cell table:formula="of:=INDIRECT(&quot;'../csvs/unc0_arr0_pip0_unr00.csv'#$unc0_arr0_pip0_unr00.ap14&quot;)" office:value-type="float" office:value="1" calcext:value-type="float">
            <text:p>1</text:p>
          </table:table-cell>
          <table:table-cell table:formula="of:=INDIRECT(&quot;'../csvs/unc0_arr0_pip0_unr00.csv'#$unc0_arr0_pip0_unr00.aq14&quot;)" office:value-type="string" office:string-value=" " calcext:value-type="string">
            <text:p><text:s/></text:p>
          </table:table-cell>
          <table:table-cell table:formula="of:=INDIRECT(&quot;'../csvs/unc0_arr0_pip0_unr00.csv'#$unc0_arr0_pip0_unr00.ar14&quot;)" office:value-type="string" office:string-value=" " calcext:value-type="string">
            <text:p><text:s/></text:p>
          </table:table-cell>
          <table:table-cell table:formula="of:=INDIRECT(&quot;'../csvs/unc0_arr0_pip0_unr00.csv'#$unc0_arr0_pip0_unr00.as14&quot;)" office:value-type="string" office:string-value=" " calcext:value-type="string">
            <text:p><text:s/></text:p>
          </table:table-cell>
          <table:table-cell table:formula="of:=INDIRECT(&quot;'../csvs/unc0_arr0_pip0_unr00.csv'#$unc0_arr0_pip0_unr00.at14&quot;)" office:value-type="string" office:string-value=" " calcext:value-type="string">
            <text:p><text:s/></text:p>
          </table:table-cell>
          <table:table-cell table:formula="of:=INDIRECT(&quot;'../csvs/unc0_arr0_pip0_unr00.csv'#$unc0_arr0_pip0_unr00.au14&quot;)" office:value-type="string" office:string-value=" " calcext:value-type="string">
            <text:p><text:s/></text:p>
          </table:table-cell>
          <table:table-cell table:formula="of:=INDIRECT(&quot;'../csvs/unc0_arr0_pip0_unr00.csv'#$unc0_arr0_pip0_unr00.av14&quot;)" office:value-type="string" office:string-value=" " calcext:value-type="string">
            <text:p><text:s/></text:p>
          </table:table-cell>
          <table:table-cell table:formula="of:=INDIRECT(&quot;'../csvs/unc0_arr0_pip0_unr00.csv'#$unc0_arr0_pip0_unr00.aw14&quot;)" office:value-type="string" office:string-value="A" calcext:value-type="string">
            <text:p>A</text:p>
          </table:table-cell>
          <table:table-cell table:formula="of:=INDIRECT(&quot;'../csvs/unc0_arr0_pip0_unr00.csv'#$unc0_arr0_pip0_unr00.ax14&quot;)" office:value-type="float" office:value="64" calcext:value-type="float">
            <text:p>64</text:p>
          </table:table-cell>
          <table:table-cell table:formula="of:=INDIRECT(&quot;'../csvs/unc0_arr0_pip0_unr00.csv'#$unc0_arr0_pip0_unr00.ay14&quot;)" office:value-type="string" office:string-value="B" calcext:value-type="string">
            <text:p>B</text:p>
          </table:table-cell>
          <table:table-cell table:formula="of:=INDIRECT(&quot;'../csvs/unc0_arr0_pip0_unr00.csv'#$unc0_arr0_pip0_unr00.az14&quot;)" office:value-type="float" office:value="64" calcext:value-type="float">
            <text:p>64</text:p>
          </table:table-cell>
          <table:table-cell table:formula="of:=INDIRECT(&quot;'../csvs/unc0_arr0_pip0_unr00.csv'#$unc0_arr0_pip0_unr00.ba14&quot;)" office:value-type="string" office:string-value=" " calcext:value-type="string">
            <text:p><text:s/></text:p>
          </table:table-cell>
          <table:table-cell table:formula="of:=INDIRECT(&quot;'../csvs/unc0_arr0_pip0_unr00.csv'#$unc0_arr0_pip0_unr00.bb14&quot;)" office:value-type="string" office:string-value=" " calcext:value-type="string">
            <text:p><text:s/></text:p>
          </table:table-cell>
          <table:table-cell table:formula="of:=INDIRECT(&quot;'../csvs/unc0_arr0_pip0_unr00.csv'#$unc0_arr0_pip0_unr00.bc14&quot;)" office:value-type="string" office:string-value=" " calcext:value-type="string">
            <text:p><text:s/></text:p>
          </table:table-cell>
          <table:table-cell table:formula="of:=INDIRECT(&quot;'../csvs/unc0_arr0_pip0_unr00.csv'#$unc0_arr0_pip0_unr00.bd14&quot;)" office:value-type="string" office:string-value=" " calcext:value-type="string">
            <text:p><text:s/></text:p>
          </table:table-cell>
          <table:table-cell table:formula="of:=INDIRECT(&quot;'../csvs/unc0_arr0_pip0_unr00.csv'#$unc0_arr0_pip0_unr00.be14&quot;)" office:value-type="string" office:string-value=" " calcext:value-type="string">
            <text:p><text:s/></text:p>
          </table:table-cell>
          <table:table-cell table:formula="of:=INDIRECT(&quot;'../csvs/unc0_arr0_pip0_unr00.csv'#$unc0_arr0_pip0_unr00.bf14&quot;)" office:value-type="string" office:string-value=" " calcext:value-type="string">
            <text:p><text:s/></text:p>
          </table:table-cell>
          <table:table-cell table:formula="of:=INDIRECT(&quot;'../csvs/unc0_arr0_pip0_unr00.csv'#$unc0_arr0_pip0_unr00.bg14&quot;)" office:value-type="string" office:string-value="A" calcext:value-type="string">
            <text:p>A</text:p>
          </table:table-cell>
          <table:table-cell table:formula="of:=INDIRECT(&quot;'../csvs/unc0_arr0_pip0_unr00.csv'#$unc0_arr0_pip0_unr00.bh14&quot;)" office:value-type="float" office:value="0.888889" calcext:value-type="float">
            <text:p>0.888889</text:p>
          </table:table-cell>
          <table:table-cell table:formula="of:=INDIRECT(&quot;'../csvs/unc0_arr0_pip0_unr00.csv'#$unc0_arr0_pip0_unr00.bi14&quot;)" office:value-type="string" office:string-value="B" calcext:value-type="string">
            <text:p>B</text:p>
          </table:table-cell>
          <table:table-cell table:formula="of:=INDIRECT(&quot;'../csvs/unc0_arr0_pip0_unr00.csv'#$unc0_arr0_pip0_unr00.bj14&quot;)" office:value-type="float" office:value="0.888889" calcext:value-type="float">
            <text:p>0.888889</text:p>
          </table:table-cell>
          <table:table-cell table:formula="of:=INDIRECT(&quot;'../csvs/unc0_arr0_pip0_unr00.csv'#$unc0_arr0_pip0_unr00.bk14&quot;)" office:value-type="string" office:string-value=" " calcext:value-type="string">
            <text:p><text:s/></text:p>
          </table:table-cell>
          <table:table-cell table:formula="of:=INDIRECT(&quot;'../csvs/unc0_arr0_pip0_unr00.csv'#$unc0_arr0_pip0_unr00.bl14&quot;)" office:value-type="string" office:string-value=" " calcext:value-type="string">
            <text:p><text:s/></text:p>
          </table:table-cell>
          <table:table-cell table:formula="of:=INDIRECT(&quot;'../csvs/unc0_arr0_pip0_unr00.csv'#$unc0_arr0_pip0_unr00.bm14&quot;)" office:value-type="string" office:string-value=" " calcext:value-type="string">
            <text:p><text:s/></text:p>
          </table:table-cell>
          <table:table-cell table:formula="of:=INDIRECT(&quot;'../csvs/unc0_arr0_pip0_unr00.csv'#$unc0_arr0_pip0_unr00.bn14&quot;)" office:value-type="string" office:string-value=" " calcext:value-type="string">
            <text:p><text:s/></text:p>
          </table:table-cell>
          <table:table-cell table:formula="of:=INDIRECT(&quot;'../csvs/unc0_arr0_pip0_unr00.csv'#$unc0_arr0_pip0_unr00.bo14&quot;)" office:value-type="string" office:string-value=" " calcext:value-type="string">
            <text:p><text:s/></text:p>
          </table:table-cell>
          <table:table-cell table:formula="of:=INDIRECT(&quot;'../csvs/unc0_arr0_pip0_unr00.csv'#$unc0_arr0_pip0_unr00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0_pip0_unr00.csv'#$unc0_arr0_pip0_unr00.ac15&quot;)" office:value-type="string" office:string-value="A" calcext:value-type="string">
            <text:p>A</text:p>
          </table:table-cell>
          <table:table-cell table:formula="of:=INDIRECT(&quot;'../csvs/unc0_arr0_pip0_unr00.csv'#$unc0_arr0_pip0_unr00.ad15&quot;)" office:value-type="float" office:value="1" calcext:value-type="float">
            <text:p>1</text:p>
          </table:table-cell>
          <table:table-cell table:formula="of:=INDIRECT(&quot;'../csvs/unc0_arr0_pip0_unr00.csv'#$unc0_arr0_pip0_unr00.ae15&quot;)" office:value-type="string" office:string-value="B" calcext:value-type="string">
            <text:p>B</text:p>
          </table:table-cell>
          <table:table-cell table:formula="of:=INDIRECT(&quot;'../csvs/unc0_arr0_pip0_unr00.csv'#$unc0_arr0_pip0_unr00.af15&quot;)" office:value-type="float" office:value="1" calcext:value-type="float">
            <text:p>1</text:p>
          </table:table-cell>
          <table:table-cell table:formula="of:=INDIRECT(&quot;'../csvs/unc0_arr0_pip0_unr00.csv'#$unc0_arr0_pip0_unr00.ag15&quot;)" office:value-type="string" office:string-value="C" calcext:value-type="string">
            <text:p>C</text:p>
          </table:table-cell>
          <table:table-cell table:formula="of:=INDIRECT(&quot;'../csvs/unc0_arr0_pip0_unr00.csv'#$unc0_arr0_pip0_unr00.ah15&quot;)" office:value-type="float" office:value="1" calcext:value-type="float">
            <text:p>1</text:p>
          </table:table-cell>
          <table:table-cell table:formula="of:=INDIRECT(&quot;'../csvs/unc0_arr0_pip0_unr00.csv'#$unc0_arr0_pip0_unr00.ai15&quot;)" office:value-type="string" office:string-value=" " calcext:value-type="string">
            <text:p><text:s/></text:p>
          </table:table-cell>
          <table:table-cell table:formula="of:=INDIRECT(&quot;'../csvs/unc0_arr0_pip0_unr00.csv'#$unc0_arr0_pip0_unr00.aj15&quot;)" office:value-type="string" office:string-value=" " calcext:value-type="string">
            <text:p><text:s/></text:p>
          </table:table-cell>
          <table:table-cell table:formula="of:=INDIRECT(&quot;'../csvs/unc0_arr0_pip0_unr00.csv'#$unc0_arr0_pip0_unr00.ak15&quot;)" office:value-type="string" office:string-value=" " calcext:value-type="string">
            <text:p><text:s/></text:p>
          </table:table-cell>
          <table:table-cell table:formula="of:=INDIRECT(&quot;'../csvs/unc0_arr0_pip0_unr00.csv'#$unc0_arr0_pip0_unr00.al15&quot;)" office:value-type="string" office:string-value=" " calcext:value-type="string">
            <text:p><text:s/></text:p>
          </table:table-cell>
          <table:table-cell table:formula="of:=INDIRECT(&quot;'../csvs/unc0_arr0_pip0_unr00.csv'#$unc0_arr0_pip0_unr00.am15&quot;)" office:value-type="string" office:string-value="A" calcext:value-type="string">
            <text:p>A</text:p>
          </table:table-cell>
          <table:table-cell table:formula="of:=INDIRECT(&quot;'../csvs/unc0_arr0_pip0_unr00.csv'#$unc0_arr0_pip0_unr00.an15&quot;)" office:value-type="float" office:value="1" calcext:value-type="float">
            <text:p>1</text:p>
          </table:table-cell>
          <table:table-cell table:formula="of:=INDIRECT(&quot;'../csvs/unc0_arr0_pip0_unr00.csv'#$unc0_arr0_pip0_unr00.ao15&quot;)" office:value-type="string" office:string-value="B" calcext:value-type="string">
            <text:p>B</text:p>
          </table:table-cell>
          <table:table-cell table:formula="of:=INDIRECT(&quot;'../csvs/unc0_arr0_pip0_unr00.csv'#$unc0_arr0_pip0_unr00.ap15&quot;)" office:value-type="float" office:value="1" calcext:value-type="float">
            <text:p>1</text:p>
          </table:table-cell>
          <table:table-cell table:formula="of:=INDIRECT(&quot;'../csvs/unc0_arr0_pip0_unr00.csv'#$unc0_arr0_pip0_unr00.aq15&quot;)" office:value-type="string" office:string-value="C" calcext:value-type="string">
            <text:p>C</text:p>
          </table:table-cell>
          <table:table-cell table:formula="of:=INDIRECT(&quot;'../csvs/unc0_arr0_pip0_unr00.csv'#$unc0_arr0_pip0_unr00.ar15&quot;)" office:value-type="float" office:value="1" calcext:value-type="float">
            <text:p>1</text:p>
          </table:table-cell>
          <table:table-cell table:formula="of:=INDIRECT(&quot;'../csvs/unc0_arr0_pip0_unr00.csv'#$unc0_arr0_pip0_unr00.as15&quot;)" office:value-type="string" office:string-value=" " calcext:value-type="string">
            <text:p><text:s/></text:p>
          </table:table-cell>
          <table:table-cell table:formula="of:=INDIRECT(&quot;'../csvs/unc0_arr0_pip0_unr00.csv'#$unc0_arr0_pip0_unr00.at15&quot;)" office:value-type="string" office:string-value=" " calcext:value-type="string">
            <text:p><text:s/></text:p>
          </table:table-cell>
          <table:table-cell table:formula="of:=INDIRECT(&quot;'../csvs/unc0_arr0_pip0_unr00.csv'#$unc0_arr0_pip0_unr00.au15&quot;)" office:value-type="string" office:string-value=" " calcext:value-type="string">
            <text:p><text:s/></text:p>
          </table:table-cell>
          <table:table-cell table:formula="of:=INDIRECT(&quot;'../csvs/unc0_arr0_pip0_unr00.csv'#$unc0_arr0_pip0_unr00.av15&quot;)" office:value-type="string" office:string-value=" " calcext:value-type="string">
            <text:p><text:s/></text:p>
          </table:table-cell>
          <table:table-cell table:formula="of:=INDIRECT(&quot;'../csvs/unc0_arr0_pip0_unr00.csv'#$unc0_arr0_pip0_unr00.aw15&quot;)" office:value-type="string" office:string-value="A" calcext:value-type="string">
            <text:p>A</text:p>
          </table:table-cell>
          <table:table-cell table:formula="of:=INDIRECT(&quot;'../csvs/unc0_arr0_pip0_unr00.csv'#$unc0_arr0_pip0_unr00.ax15&quot;)" office:value-type="float" office:value="32" calcext:value-type="float">
            <text:p>32</text:p>
          </table:table-cell>
          <table:table-cell table:formula="of:=INDIRECT(&quot;'../csvs/unc0_arr0_pip0_unr00.csv'#$unc0_arr0_pip0_unr00.ay15&quot;)" office:value-type="string" office:string-value="B" calcext:value-type="string">
            <text:p>B</text:p>
          </table:table-cell>
          <table:table-cell table:formula="of:=INDIRECT(&quot;'../csvs/unc0_arr0_pip0_unr00.csv'#$unc0_arr0_pip0_unr00.az15&quot;)" office:value-type="float" office:value="32" calcext:value-type="float">
            <text:p>32</text:p>
          </table:table-cell>
          <table:table-cell table:formula="of:=INDIRECT(&quot;'../csvs/unc0_arr0_pip0_unr00.csv'#$unc0_arr0_pip0_unr00.ba15&quot;)" office:value-type="string" office:string-value="C" calcext:value-type="string">
            <text:p>C</text:p>
          </table:table-cell>
          <table:table-cell table:formula="of:=INDIRECT(&quot;'../csvs/unc0_arr0_pip0_unr00.csv'#$unc0_arr0_pip0_unr00.bb15&quot;)" office:value-type="float" office:value="32" calcext:value-type="float">
            <text:p>32</text:p>
          </table:table-cell>
          <table:table-cell table:formula="of:=INDIRECT(&quot;'../csvs/unc0_arr0_pip0_unr00.csv'#$unc0_arr0_pip0_unr00.bc15&quot;)" office:value-type="string" office:string-value=" " calcext:value-type="string">
            <text:p><text:s/></text:p>
          </table:table-cell>
          <table:table-cell table:formula="of:=INDIRECT(&quot;'../csvs/unc0_arr0_pip0_unr00.csv'#$unc0_arr0_pip0_unr00.bd15&quot;)" office:value-type="string" office:string-value=" " calcext:value-type="string">
            <text:p><text:s/></text:p>
          </table:table-cell>
          <table:table-cell table:formula="of:=INDIRECT(&quot;'../csvs/unc0_arr0_pip0_unr00.csv'#$unc0_arr0_pip0_unr00.be15&quot;)" office:value-type="string" office:string-value=" " calcext:value-type="string">
            <text:p><text:s/></text:p>
          </table:table-cell>
          <table:table-cell table:formula="of:=INDIRECT(&quot;'../csvs/unc0_arr0_pip0_unr00.csv'#$unc0_arr0_pip0_unr00.bf15&quot;)" office:value-type="string" office:string-value=" " calcext:value-type="string">
            <text:p><text:s/></text:p>
          </table:table-cell>
          <table:table-cell table:formula="of:=INDIRECT(&quot;'../csvs/unc0_arr0_pip0_unr00.csv'#$unc0_arr0_pip0_unr00.bg15&quot;)" office:value-type="string" office:string-value="A" calcext:value-type="string">
            <text:p>A</text:p>
          </table:table-cell>
          <table:table-cell table:formula="of:=INDIRECT(&quot;'../csvs/unc0_arr0_pip0_unr00.csv'#$unc0_arr0_pip0_unr00.bh15&quot;)" office:value-type="float" office:value="0.888889" calcext:value-type="float">
            <text:p>0.888889</text:p>
          </table:table-cell>
          <table:table-cell table:formula="of:=INDIRECT(&quot;'../csvs/unc0_arr0_pip0_unr00.csv'#$unc0_arr0_pip0_unr00.bi15&quot;)" office:value-type="string" office:string-value="B" calcext:value-type="string">
            <text:p>B</text:p>
          </table:table-cell>
          <table:table-cell table:formula="of:=INDIRECT(&quot;'../csvs/unc0_arr0_pip0_unr00.csv'#$unc0_arr0_pip0_unr00.bj15&quot;)" office:value-type="float" office:value="0.888889" calcext:value-type="float">
            <text:p>0.888889</text:p>
          </table:table-cell>
          <table:table-cell table:formula="of:=INDIRECT(&quot;'../csvs/unc0_arr0_pip0_unr00.csv'#$unc0_arr0_pip0_unr00.bk15&quot;)" office:value-type="string" office:string-value="C" calcext:value-type="string">
            <text:p>C</text:p>
          </table:table-cell>
          <table:table-cell table:formula="of:=INDIRECT(&quot;'../csvs/unc0_arr0_pip0_unr00.csv'#$unc0_arr0_pip0_unr00.bl15&quot;)" office:value-type="float" office:value="0.888889" calcext:value-type="float">
            <text:p>0.888889</text:p>
          </table:table-cell>
          <table:table-cell table:formula="of:=INDIRECT(&quot;'../csvs/unc0_arr0_pip0_unr00.csv'#$unc0_arr0_pip0_unr00.bm15&quot;)" office:value-type="string" office:string-value=" " calcext:value-type="string">
            <text:p><text:s/></text:p>
          </table:table-cell>
          <table:table-cell table:formula="of:=INDIRECT(&quot;'../csvs/unc0_arr0_pip0_unr00.csv'#$unc0_arr0_pip0_unr00.bn15&quot;)" office:value-type="string" office:string-value=" " calcext:value-type="string">
            <text:p><text:s/></text:p>
          </table:table-cell>
          <table:table-cell table:formula="of:=INDIRECT(&quot;'../csvs/unc0_arr0_pip0_unr00.csv'#$unc0_arr0_pip0_unr00.bo15&quot;)" office:value-type="string" office:string-value=" " calcext:value-type="string">
            <text:p><text:s/></text:p>
          </table:table-cell>
          <table:table-cell table:formula="of:=INDIRECT(&quot;'../csvs/unc0_arr0_pip0_unr00.csv'#$unc0_arr0_pip0_unr00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0_pip0_unr00.csv'#$unc0_arr0_pip0_unr00.ac16&quot;)" office:value-type="string" office:string-value="A" calcext:value-type="string">
            <text:p>A</text:p>
          </table:table-cell>
          <table:table-cell table:formula="of:=INDIRECT(&quot;'../csvs/unc0_arr0_pip0_unr00.csv'#$unc0_arr0_pip0_unr00.ad16&quot;)" office:value-type="float" office:value="1" calcext:value-type="float">
            <text:p>1</text:p>
          </table:table-cell>
          <table:table-cell table:formula="of:=INDIRECT(&quot;'../csvs/unc0_arr0_pip0_unr00.csv'#$unc0_arr0_pip0_unr00.ae16&quot;)" office:value-type="string" office:string-value="B" calcext:value-type="string">
            <text:p>B</text:p>
          </table:table-cell>
          <table:table-cell table:formula="of:=INDIRECT(&quot;'../csvs/unc0_arr0_pip0_unr00.csv'#$unc0_arr0_pip0_unr00.af16&quot;)" office:value-type="float" office:value="1" calcext:value-type="float">
            <text:p>1</text:p>
          </table:table-cell>
          <table:table-cell table:formula="of:=INDIRECT(&quot;'../csvs/unc0_arr0_pip0_unr00.csv'#$unc0_arr0_pip0_unr00.ag16&quot;)" office:value-type="string" office:string-value="tmp" calcext:value-type="string">
            <text:p>tmp</text:p>
          </table:table-cell>
          <table:table-cell table:formula="of:=INDIRECT(&quot;'../csvs/unc0_arr0_pip0_unr00.csv'#$unc0_arr0_pip0_unr00.ah16&quot;)" office:value-type="float" office:value="1" calcext:value-type="float">
            <text:p>1</text:p>
          </table:table-cell>
          <table:table-cell table:formula="of:=INDIRECT(&quot;'../csvs/unc0_arr0_pip0_unr00.csv'#$unc0_arr0_pip0_unr00.ai16&quot;)" office:value-type="string" office:string-value="x" calcext:value-type="string">
            <text:p>x</text:p>
          </table:table-cell>
          <table:table-cell table:formula="of:=INDIRECT(&quot;'../csvs/unc0_arr0_pip0_unr00.csv'#$unc0_arr0_pip0_unr00.aj16&quot;)" office:value-type="float" office:value="1" calcext:value-type="float">
            <text:p>1</text:p>
          </table:table-cell>
          <table:table-cell table:formula="of:=INDIRECT(&quot;'../csvs/unc0_arr0_pip0_unr00.csv'#$unc0_arr0_pip0_unr00.ak16&quot;)" office:value-type="string" office:string-value="y" calcext:value-type="string">
            <text:p>y</text:p>
          </table:table-cell>
          <table:table-cell table:formula="of:=INDIRECT(&quot;'../csvs/unc0_arr0_pip0_unr00.csv'#$unc0_arr0_pip0_unr00.al16&quot;)" office:value-type="float" office:value="1" calcext:value-type="float">
            <text:p>1</text:p>
          </table:table-cell>
          <table:table-cell table:formula="of:=INDIRECT(&quot;'../csvs/unc0_arr0_pip0_unr00.csv'#$unc0_arr0_pip0_unr00.am16&quot;)" office:value-type="string" office:string-value="A" calcext:value-type="string">
            <text:p>A</text:p>
          </table:table-cell>
          <table:table-cell table:formula="of:=INDIRECT(&quot;'../csvs/unc0_arr0_pip0_unr00.csv'#$unc0_arr0_pip0_unr00.an16&quot;)" office:value-type="float" office:value="1" calcext:value-type="float">
            <text:p>1</text:p>
          </table:table-cell>
          <table:table-cell table:formula="of:=INDIRECT(&quot;'../csvs/unc0_arr0_pip0_unr00.csv'#$unc0_arr0_pip0_unr00.ao16&quot;)" office:value-type="string" office:string-value="B" calcext:value-type="string">
            <text:p>B</text:p>
          </table:table-cell>
          <table:table-cell table:formula="of:=INDIRECT(&quot;'../csvs/unc0_arr0_pip0_unr00.csv'#$unc0_arr0_pip0_unr00.ap16&quot;)" office:value-type="float" office:value="1" calcext:value-type="float">
            <text:p>1</text:p>
          </table:table-cell>
          <table:table-cell table:formula="of:=INDIRECT(&quot;'../csvs/unc0_arr0_pip0_unr00.csv'#$unc0_arr0_pip0_unr00.aq16&quot;)" office:value-type="string" office:string-value="tmp" calcext:value-type="string">
            <text:p>tmp</text:p>
          </table:table-cell>
          <table:table-cell table:formula="of:=INDIRECT(&quot;'../csvs/unc0_arr0_pip0_unr00.csv'#$unc0_arr0_pip0_unr00.ar16&quot;)" office:value-type="float" office:value="1" calcext:value-type="float">
            <text:p>1</text:p>
          </table:table-cell>
          <table:table-cell table:formula="of:=INDIRECT(&quot;'../csvs/unc0_arr0_pip0_unr00.csv'#$unc0_arr0_pip0_unr00.as16&quot;)" office:value-type="string" office:string-value="x" calcext:value-type="string">
            <text:p>x</text:p>
          </table:table-cell>
          <table:table-cell table:formula="of:=INDIRECT(&quot;'../csvs/unc0_arr0_pip0_unr00.csv'#$unc0_arr0_pip0_unr00.at16&quot;)" office:value-type="float" office:value="1" calcext:value-type="float">
            <text:p>1</text:p>
          </table:table-cell>
          <table:table-cell table:formula="of:=INDIRECT(&quot;'../csvs/unc0_arr0_pip0_unr00.csv'#$unc0_arr0_pip0_unr00.au16&quot;)" office:value-type="string" office:string-value="y" calcext:value-type="string">
            <text:p>y</text:p>
          </table:table-cell>
          <table:table-cell table:formula="of:=INDIRECT(&quot;'../csvs/unc0_arr0_pip0_unr00.csv'#$unc0_arr0_pip0_unr00.av16&quot;)" office:value-type="float" office:value="1" calcext:value-type="float">
            <text:p>1</text:p>
          </table:table-cell>
          <table:table-cell table:formula="of:=INDIRECT(&quot;'../csvs/unc0_arr0_pip0_unr00.csv'#$unc0_arr0_pip0_unr00.aw16&quot;)" office:value-type="string" office:string-value="A" calcext:value-type="string">
            <text:p>A</text:p>
          </table:table-cell>
          <table:table-cell table:formula="of:=INDIRECT(&quot;'../csvs/unc0_arr0_pip0_unr00.csv'#$unc0_arr0_pip0_unr00.ax16&quot;)" office:value-type="float" office:value="32" calcext:value-type="float">
            <text:p>32</text:p>
          </table:table-cell>
          <table:table-cell table:formula="of:=INDIRECT(&quot;'../csvs/unc0_arr0_pip0_unr00.csv'#$unc0_arr0_pip0_unr00.ay16&quot;)" office:value-type="string" office:string-value="B" calcext:value-type="string">
            <text:p>B</text:p>
          </table:table-cell>
          <table:table-cell table:formula="of:=INDIRECT(&quot;'../csvs/unc0_arr0_pip0_unr00.csv'#$unc0_arr0_pip0_unr00.az16&quot;)" office:value-type="float" office:value="32" calcext:value-type="float">
            <text:p>32</text:p>
          </table:table-cell>
          <table:table-cell table:formula="of:=INDIRECT(&quot;'../csvs/unc0_arr0_pip0_unr00.csv'#$unc0_arr0_pip0_unr00.ba16&quot;)" office:value-type="string" office:string-value="tmp" calcext:value-type="string">
            <text:p>tmp</text:p>
          </table:table-cell>
          <table:table-cell table:formula="of:=INDIRECT(&quot;'../csvs/unc0_arr0_pip0_unr00.csv'#$unc0_arr0_pip0_unr00.bb16&quot;)" office:value-type="float" office:value="1" calcext:value-type="float">
            <text:p>1</text:p>
          </table:table-cell>
          <table:table-cell table:formula="of:=INDIRECT(&quot;'../csvs/unc0_arr0_pip0_unr00.csv'#$unc0_arr0_pip0_unr00.bc16&quot;)" office:value-type="string" office:string-value="x" calcext:value-type="string">
            <text:p>x</text:p>
          </table:table-cell>
          <table:table-cell table:formula="of:=INDIRECT(&quot;'../csvs/unc0_arr0_pip0_unr00.csv'#$unc0_arr0_pip0_unr00.bd16&quot;)" office:value-type="float" office:value="1" calcext:value-type="float">
            <text:p>1</text:p>
          </table:table-cell>
          <table:table-cell table:formula="of:=INDIRECT(&quot;'../csvs/unc0_arr0_pip0_unr00.csv'#$unc0_arr0_pip0_unr00.be16&quot;)" office:value-type="string" office:string-value="y" calcext:value-type="string">
            <text:p>y</text:p>
          </table:table-cell>
          <table:table-cell table:formula="of:=INDIRECT(&quot;'../csvs/unc0_arr0_pip0_unr00.csv'#$unc0_arr0_pip0_unr00.bf16&quot;)" office:value-type="float" office:value="1" calcext:value-type="float">
            <text:p>1</text:p>
          </table:table-cell>
          <table:table-cell table:formula="of:=INDIRECT(&quot;'../csvs/unc0_arr0_pip0_unr00.csv'#$unc0_arr0_pip0_unr00.bg16&quot;)" office:value-type="string" office:string-value="A" calcext:value-type="string">
            <text:p>A</text:p>
          </table:table-cell>
          <table:table-cell table:formula="of:=INDIRECT(&quot;'../csvs/unc0_arr0_pip0_unr00.csv'#$unc0_arr0_pip0_unr00.bh16&quot;)" office:value-type="float" office:value="0.888889" calcext:value-type="float">
            <text:p>0.888889</text:p>
          </table:table-cell>
          <table:table-cell table:formula="of:=INDIRECT(&quot;'../csvs/unc0_arr0_pip0_unr00.csv'#$unc0_arr0_pip0_unr00.bi16&quot;)" office:value-type="string" office:string-value="B" calcext:value-type="string">
            <text:p>B</text:p>
          </table:table-cell>
          <table:table-cell table:formula="of:=INDIRECT(&quot;'../csvs/unc0_arr0_pip0_unr00.csv'#$unc0_arr0_pip0_unr00.bj16&quot;)" office:value-type="float" office:value="0.888889" calcext:value-type="float">
            <text:p>0.888889</text:p>
          </table:table-cell>
          <table:table-cell table:formula="of:=INDIRECT(&quot;'../csvs/unc0_arr0_pip0_unr00.csv'#$unc0_arr0_pip0_unr00.bk16&quot;)" office:value-type="string" office:string-value="tmp" calcext:value-type="string">
            <text:p>tmp</text:p>
          </table:table-cell>
          <table:table-cell table:formula="of:=INDIRECT(&quot;'../csvs/unc0_arr0_pip0_unr00.csv'#$unc0_arr0_pip0_unr00.bl16&quot;)" office:value-type="float" office:value="0.222222" calcext:value-type="float">
            <text:p>0.222222</text:p>
          </table:table-cell>
          <table:table-cell table:formula="of:=INDIRECT(&quot;'../csvs/unc0_arr0_pip0_unr00.csv'#$unc0_arr0_pip0_unr00.bm16&quot;)" office:value-type="string" office:string-value="x" calcext:value-type="string">
            <text:p>x</text:p>
          </table:table-cell>
          <table:table-cell table:formula="of:=INDIRECT(&quot;'../csvs/unc0_arr0_pip0_unr00.csv'#$unc0_arr0_pip0_unr00.bn16&quot;)" office:value-type="float" office:value="0.222222" calcext:value-type="float">
            <text:p>0.222222</text:p>
          </table:table-cell>
          <table:table-cell table:formula="of:=INDIRECT(&quot;'../csvs/unc0_arr0_pip0_unr00.csv'#$unc0_arr0_pip0_unr00.bo16&quot;)" office:value-type="string" office:string-value="y" calcext:value-type="string">
            <text:p>y</text:p>
          </table:table-cell>
          <table:table-cell table:formula="of:=INDIRECT(&quot;'../csvs/unc0_arr0_pip0_unr00.csv'#$unc0_arr0_pip0_unr00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0_pip0_unr00.csv'#$unc0_arr0_pip0_unr00.ac17&quot;)" office:value-type="string" office:string-value="a" calcext:value-type="string">
            <text:p>a</text:p>
          </table:table-cell>
          <table:table-cell table:formula="of:=INDIRECT(&quot;'../csvs/unc0_arr0_pip0_unr00.csv'#$unc0_arr0_pip0_unr00.ad17&quot;)" office:value-type="float" office:value="1" calcext:value-type="float">
            <text:p>1</text:p>
          </table:table-cell>
          <table:table-cell table:formula="of:=INDIRECT(&quot;'../csvs/unc0_arr0_pip0_unr00.csv'#$unc0_arr0_pip0_unr00.ae17&quot;)" office:value-type="string" office:string-value="x" calcext:value-type="string">
            <text:p>x</text:p>
          </table:table-cell>
          <table:table-cell table:formula="of:=INDIRECT(&quot;'../csvs/unc0_arr0_pip0_unr00.csv'#$unc0_arr0_pip0_unr00.af17&quot;)" office:value-type="float" office:value="1" calcext:value-type="float">
            <text:p>1</text:p>
          </table:table-cell>
          <table:table-cell table:formula="of:=INDIRECT(&quot;'../csvs/unc0_arr0_pip0_unr00.csv'#$unc0_arr0_pip0_unr00.ag17&quot;)" office:value-type="string" office:string-value="y" calcext:value-type="string">
            <text:p>y</text:p>
          </table:table-cell>
          <table:table-cell table:formula="of:=INDIRECT(&quot;'../csvs/unc0_arr0_pip0_unr00.csv'#$unc0_arr0_pip0_unr00.ah17&quot;)" office:value-type="float" office:value="1" calcext:value-type="float">
            <text:p>1</text:p>
          </table:table-cell>
          <table:table-cell table:formula="of:=INDIRECT(&quot;'../csvs/unc0_arr0_pip0_unr00.csv'#$unc0_arr0_pip0_unr00.ai17&quot;)" office:value-type="string" office:string-value=" " calcext:value-type="string">
            <text:p><text:s/></text:p>
          </table:table-cell>
          <table:table-cell table:formula="of:=INDIRECT(&quot;'../csvs/unc0_arr0_pip0_unr00.csv'#$unc0_arr0_pip0_unr00.aj17&quot;)" office:value-type="string" office:string-value=" " calcext:value-type="string">
            <text:p><text:s/></text:p>
          </table:table-cell>
          <table:table-cell table:formula="of:=INDIRECT(&quot;'../csvs/unc0_arr0_pip0_unr00.csv'#$unc0_arr0_pip0_unr00.ak17&quot;)" office:value-type="string" office:string-value=" " calcext:value-type="string">
            <text:p><text:s/></text:p>
          </table:table-cell>
          <table:table-cell table:formula="of:=INDIRECT(&quot;'../csvs/unc0_arr0_pip0_unr00.csv'#$unc0_arr0_pip0_unr00.al17&quot;)" office:value-type="string" office:string-value=" " calcext:value-type="string">
            <text:p><text:s/></text:p>
          </table:table-cell>
          <table:table-cell table:formula="of:=INDIRECT(&quot;'../csvs/unc0_arr0_pip0_unr00.csv'#$unc0_arr0_pip0_unr00.am17&quot;)" office:value-type="string" office:string-value="a" calcext:value-type="string">
            <text:p>a</text:p>
          </table:table-cell>
          <table:table-cell table:formula="of:=INDIRECT(&quot;'../csvs/unc0_arr0_pip0_unr00.csv'#$unc0_arr0_pip0_unr00.an17&quot;)" office:value-type="float" office:value="1" calcext:value-type="float">
            <text:p>1</text:p>
          </table:table-cell>
          <table:table-cell table:formula="of:=INDIRECT(&quot;'../csvs/unc0_arr0_pip0_unr00.csv'#$unc0_arr0_pip0_unr00.ao17&quot;)" office:value-type="string" office:string-value="x" calcext:value-type="string">
            <text:p>x</text:p>
          </table:table-cell>
          <table:table-cell table:formula="of:=INDIRECT(&quot;'../csvs/unc0_arr0_pip0_unr00.csv'#$unc0_arr0_pip0_unr00.ap17&quot;)" office:value-type="float" office:value="1" calcext:value-type="float">
            <text:p>1</text:p>
          </table:table-cell>
          <table:table-cell table:formula="of:=INDIRECT(&quot;'../csvs/unc0_arr0_pip0_unr00.csv'#$unc0_arr0_pip0_unr00.aq17&quot;)" office:value-type="string" office:string-value="y" calcext:value-type="string">
            <text:p>y</text:p>
          </table:table-cell>
          <table:table-cell table:formula="of:=INDIRECT(&quot;'../csvs/unc0_arr0_pip0_unr00.csv'#$unc0_arr0_pip0_unr00.ar17&quot;)" office:value-type="float" office:value="1" calcext:value-type="float">
            <text:p>1</text:p>
          </table:table-cell>
          <table:table-cell table:formula="of:=INDIRECT(&quot;'../csvs/unc0_arr0_pip0_unr00.csv'#$unc0_arr0_pip0_unr00.as17&quot;)" office:value-type="string" office:string-value=" " calcext:value-type="string">
            <text:p><text:s/></text:p>
          </table:table-cell>
          <table:table-cell table:formula="of:=INDIRECT(&quot;'../csvs/unc0_arr0_pip0_unr00.csv'#$unc0_arr0_pip0_unr00.at17&quot;)" office:value-type="string" office:string-value=" " calcext:value-type="string">
            <text:p><text:s/></text:p>
          </table:table-cell>
          <table:table-cell table:formula="of:=INDIRECT(&quot;'../csvs/unc0_arr0_pip0_unr00.csv'#$unc0_arr0_pip0_unr00.au17&quot;)" office:value-type="string" office:string-value=" " calcext:value-type="string">
            <text:p><text:s/></text:p>
          </table:table-cell>
          <table:table-cell table:formula="of:=INDIRECT(&quot;'../csvs/unc0_arr0_pip0_unr00.csv'#$unc0_arr0_pip0_unr00.av17&quot;)" office:value-type="string" office:string-value=" " calcext:value-type="string">
            <text:p><text:s/></text:p>
          </table:table-cell>
          <table:table-cell table:formula="of:=INDIRECT(&quot;'../csvs/unc0_arr0_pip0_unr00.csv'#$unc0_arr0_pip0_unr00.aw17&quot;)" office:value-type="string" office:string-value="a" calcext:value-type="string">
            <text:p>a</text:p>
          </table:table-cell>
          <table:table-cell table:formula="of:=INDIRECT(&quot;'../csvs/unc0_arr0_pip0_unr00.csv'#$unc0_arr0_pip0_unr00.ax17&quot;)" office:value-type="float" office:value="128" calcext:value-type="float">
            <text:p>128</text:p>
          </table:table-cell>
          <table:table-cell table:formula="of:=INDIRECT(&quot;'../csvs/unc0_arr0_pip0_unr00.csv'#$unc0_arr0_pip0_unr00.ay17&quot;)" office:value-type="string" office:string-value="x" calcext:value-type="string">
            <text:p>x</text:p>
          </table:table-cell>
          <table:table-cell table:formula="of:=INDIRECT(&quot;'../csvs/unc0_arr0_pip0_unr00.csv'#$unc0_arr0_pip0_unr00.az17&quot;)" office:value-type="float" office:value="1" calcext:value-type="float">
            <text:p>1</text:p>
          </table:table-cell>
          <table:table-cell table:formula="of:=INDIRECT(&quot;'../csvs/unc0_arr0_pip0_unr00.csv'#$unc0_arr0_pip0_unr00.ba17&quot;)" office:value-type="string" office:string-value="y" calcext:value-type="string">
            <text:p>y</text:p>
          </table:table-cell>
          <table:table-cell table:formula="of:=INDIRECT(&quot;'../csvs/unc0_arr0_pip0_unr00.csv'#$unc0_arr0_pip0_unr00.bb17&quot;)" office:value-type="float" office:value="1" calcext:value-type="float">
            <text:p>1</text:p>
          </table:table-cell>
          <table:table-cell table:formula="of:=INDIRECT(&quot;'../csvs/unc0_arr0_pip0_unr00.csv'#$unc0_arr0_pip0_unr00.bc17&quot;)" office:value-type="string" office:string-value=" " calcext:value-type="string">
            <text:p><text:s/></text:p>
          </table:table-cell>
          <table:table-cell table:formula="of:=INDIRECT(&quot;'../csvs/unc0_arr0_pip0_unr00.csv'#$unc0_arr0_pip0_unr00.bd17&quot;)" office:value-type="string" office:string-value=" " calcext:value-type="string">
            <text:p><text:s/></text:p>
          </table:table-cell>
          <table:table-cell table:formula="of:=INDIRECT(&quot;'../csvs/unc0_arr0_pip0_unr00.csv'#$unc0_arr0_pip0_unr00.be17&quot;)" office:value-type="string" office:string-value=" " calcext:value-type="string">
            <text:p><text:s/></text:p>
          </table:table-cell>
          <table:table-cell table:formula="of:=INDIRECT(&quot;'../csvs/unc0_arr0_pip0_unr00.csv'#$unc0_arr0_pip0_unr00.bf17&quot;)" office:value-type="string" office:string-value=" " calcext:value-type="string">
            <text:p><text:s/></text:p>
          </table:table-cell>
          <table:table-cell table:formula="of:=INDIRECT(&quot;'../csvs/unc0_arr0_pip0_unr00.csv'#$unc0_arr0_pip0_unr00.bg17&quot;)" office:value-type="string" office:string-value="a" calcext:value-type="string">
            <text:p>a</text:p>
          </table:table-cell>
          <table:table-cell table:formula="of:=INDIRECT(&quot;'../csvs/unc0_arr0_pip0_unr00.csv'#$unc0_arr0_pip0_unr00.bh17&quot;)" office:value-type="float" office:value="0.888889" calcext:value-type="float">
            <text:p>0.888889</text:p>
          </table:table-cell>
          <table:table-cell table:formula="of:=INDIRECT(&quot;'../csvs/unc0_arr0_pip0_unr00.csv'#$unc0_arr0_pip0_unr00.bi17&quot;)" office:value-type="string" office:string-value="x" calcext:value-type="string">
            <text:p>x</text:p>
          </table:table-cell>
          <table:table-cell table:formula="of:=INDIRECT(&quot;'../csvs/unc0_arr0_pip0_unr00.csv'#$unc0_arr0_pip0_unr00.bj17&quot;)" office:value-type="float" office:value="0.444444" calcext:value-type="float">
            <text:p>0.444444</text:p>
          </table:table-cell>
          <table:table-cell table:formula="of:=INDIRECT(&quot;'../csvs/unc0_arr0_pip0_unr00.csv'#$unc0_arr0_pip0_unr00.bk17&quot;)" office:value-type="string" office:string-value="y" calcext:value-type="string">
            <text:p>y</text:p>
          </table:table-cell>
          <table:table-cell table:formula="of:=INDIRECT(&quot;'../csvs/unc0_arr0_pip0_unr00.csv'#$unc0_arr0_pip0_unr00.bl17&quot;)" office:value-type="float" office:value="0.444444" calcext:value-type="float">
            <text:p>0.444444</text:p>
          </table:table-cell>
          <table:table-cell table:formula="of:=INDIRECT(&quot;'../csvs/unc0_arr0_pip0_unr00.csv'#$unc0_arr0_pip0_unr00.bm17&quot;)" office:value-type="string" office:string-value=" " calcext:value-type="string">
            <text:p><text:s/></text:p>
          </table:table-cell>
          <table:table-cell table:formula="of:=INDIRECT(&quot;'../csvs/unc0_arr0_pip0_unr00.csv'#$unc0_arr0_pip0_unr00.bn17&quot;)" office:value-type="string" office:string-value=" " calcext:value-type="string">
            <text:p><text:s/></text:p>
          </table:table-cell>
          <table:table-cell table:formula="of:=INDIRECT(&quot;'../csvs/unc0_arr0_pip0_unr00.csv'#$unc0_arr0_pip0_unr00.bo17&quot;)" office:value-type="string" office:string-value=" " calcext:value-type="string">
            <text:p><text:s/></text:p>
          </table:table-cell>
          <table:table-cell table:formula="of:=INDIRECT(&quot;'../csvs/unc0_arr0_pip0_unr00.csv'#$unc0_arr0_pip0_unr00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0_pip0_unr00.csv'#$unc0_arr0_pip0_unr00.ac18&quot;)" office:value-type="string" office:string-value="A" calcext:value-type="string">
            <text:p>A</text:p>
          </table:table-cell>
          <table:table-cell table:formula="of:=INDIRECT(&quot;'../csvs/unc0_arr0_pip0_unr00.csv'#$unc0_arr0_pip0_unr00.ad18&quot;)" office:value-type="float" office:value="1" calcext:value-type="float">
            <text:p>1</text:p>
          </table:table-cell>
          <table:table-cell table:formula="of:=INDIRECT(&quot;'../csvs/unc0_arr0_pip0_unr00.csv'#$unc0_arr0_pip0_unr00.ae18&quot;)" office:value-type="string" office:string-value="B" calcext:value-type="string">
            <text:p>B</text:p>
          </table:table-cell>
          <table:table-cell table:formula="of:=INDIRECT(&quot;'../csvs/unc0_arr0_pip0_unr00.csv'#$unc0_arr0_pip0_unr00.af18&quot;)" office:value-type="float" office:value="1" calcext:value-type="float">
            <text:p>1</text:p>
          </table:table-cell>
          <table:table-cell table:formula="of:=INDIRECT(&quot;'../csvs/unc0_arr0_pip0_unr00.csv'#$unc0_arr0_pip0_unr00.ag18&quot;)" office:value-type="string" office:string-value="C" calcext:value-type="string">
            <text:p>C</text:p>
          </table:table-cell>
          <table:table-cell table:formula="of:=INDIRECT(&quot;'../csvs/unc0_arr0_pip0_unr00.csv'#$unc0_arr0_pip0_unr00.ah18&quot;)" office:value-type="float" office:value="1" calcext:value-type="float">
            <text:p>1</text:p>
          </table:table-cell>
          <table:table-cell table:formula="of:=INDIRECT(&quot;'../csvs/unc0_arr0_pip0_unr00.csv'#$unc0_arr0_pip0_unr00.ai18&quot;)" office:value-type="string" office:string-value=" " calcext:value-type="string">
            <text:p><text:s/></text:p>
          </table:table-cell>
          <table:table-cell table:formula="of:=INDIRECT(&quot;'../csvs/unc0_arr0_pip0_unr00.csv'#$unc0_arr0_pip0_unr00.aj18&quot;)" office:value-type="string" office:string-value=" " calcext:value-type="string">
            <text:p><text:s/></text:p>
          </table:table-cell>
          <table:table-cell table:formula="of:=INDIRECT(&quot;'../csvs/unc0_arr0_pip0_unr00.csv'#$unc0_arr0_pip0_unr00.ak18&quot;)" office:value-type="string" office:string-value=" " calcext:value-type="string">
            <text:p><text:s/></text:p>
          </table:table-cell>
          <table:table-cell table:formula="of:=INDIRECT(&quot;'../csvs/unc0_arr0_pip0_unr00.csv'#$unc0_arr0_pip0_unr00.al18&quot;)" office:value-type="string" office:string-value=" " calcext:value-type="string">
            <text:p><text:s/></text:p>
          </table:table-cell>
          <table:table-cell table:formula="of:=INDIRECT(&quot;'../csvs/unc0_arr0_pip0_unr00.csv'#$unc0_arr0_pip0_unr00.am18&quot;)" office:value-type="string" office:string-value="A" calcext:value-type="string">
            <text:p>A</text:p>
          </table:table-cell>
          <table:table-cell table:formula="of:=INDIRECT(&quot;'../csvs/unc0_arr0_pip0_unr00.csv'#$unc0_arr0_pip0_unr00.an18&quot;)" office:value-type="float" office:value="1" calcext:value-type="float">
            <text:p>1</text:p>
          </table:table-cell>
          <table:table-cell table:formula="of:=INDIRECT(&quot;'../csvs/unc0_arr0_pip0_unr00.csv'#$unc0_arr0_pip0_unr00.ao18&quot;)" office:value-type="string" office:string-value="B" calcext:value-type="string">
            <text:p>B</text:p>
          </table:table-cell>
          <table:table-cell table:formula="of:=INDIRECT(&quot;'../csvs/unc0_arr0_pip0_unr00.csv'#$unc0_arr0_pip0_unr00.ap18&quot;)" office:value-type="float" office:value="1" calcext:value-type="float">
            <text:p>1</text:p>
          </table:table-cell>
          <table:table-cell table:formula="of:=INDIRECT(&quot;'../csvs/unc0_arr0_pip0_unr00.csv'#$unc0_arr0_pip0_unr00.aq18&quot;)" office:value-type="string" office:string-value="C" calcext:value-type="string">
            <text:p>C</text:p>
          </table:table-cell>
          <table:table-cell table:formula="of:=INDIRECT(&quot;'../csvs/unc0_arr0_pip0_unr00.csv'#$unc0_arr0_pip0_unr00.ar18&quot;)" office:value-type="float" office:value="1" calcext:value-type="float">
            <text:p>1</text:p>
          </table:table-cell>
          <table:table-cell table:formula="of:=INDIRECT(&quot;'../csvs/unc0_arr0_pip0_unr00.csv'#$unc0_arr0_pip0_unr00.as18&quot;)" office:value-type="string" office:string-value=" " calcext:value-type="string">
            <text:p><text:s/></text:p>
          </table:table-cell>
          <table:table-cell table:formula="of:=INDIRECT(&quot;'../csvs/unc0_arr0_pip0_unr00.csv'#$unc0_arr0_pip0_unr00.at18&quot;)" office:value-type="string" office:string-value=" " calcext:value-type="string">
            <text:p><text:s/></text:p>
          </table:table-cell>
          <table:table-cell table:formula="of:=INDIRECT(&quot;'../csvs/unc0_arr0_pip0_unr00.csv'#$unc0_arr0_pip0_unr00.au18&quot;)" office:value-type="string" office:string-value=" " calcext:value-type="string">
            <text:p><text:s/></text:p>
          </table:table-cell>
          <table:table-cell table:formula="of:=INDIRECT(&quot;'../csvs/unc0_arr0_pip0_unr00.csv'#$unc0_arr0_pip0_unr00.av18&quot;)" office:value-type="string" office:string-value=" " calcext:value-type="string">
            <text:p><text:s/></text:p>
          </table:table-cell>
          <table:table-cell table:formula="of:=INDIRECT(&quot;'../csvs/unc0_arr0_pip0_unr00.csv'#$unc0_arr0_pip0_unr00.aw18&quot;)" office:value-type="string" office:string-value="A" calcext:value-type="string">
            <text:p>A</text:p>
          </table:table-cell>
          <table:table-cell table:formula="of:=INDIRECT(&quot;'../csvs/unc0_arr0_pip0_unr00.csv'#$unc0_arr0_pip0_unr00.ax18&quot;)" office:value-type="float" office:value="32" calcext:value-type="float">
            <text:p>32</text:p>
          </table:table-cell>
          <table:table-cell table:formula="of:=INDIRECT(&quot;'../csvs/unc0_arr0_pip0_unr00.csv'#$unc0_arr0_pip0_unr00.ay18&quot;)" office:value-type="string" office:string-value="B" calcext:value-type="string">
            <text:p>B</text:p>
          </table:table-cell>
          <table:table-cell table:formula="of:=INDIRECT(&quot;'../csvs/unc0_arr0_pip0_unr00.csv'#$unc0_arr0_pip0_unr00.az18&quot;)" office:value-type="float" office:value="32" calcext:value-type="float">
            <text:p>32</text:p>
          </table:table-cell>
          <table:table-cell table:formula="of:=INDIRECT(&quot;'../csvs/unc0_arr0_pip0_unr00.csv'#$unc0_arr0_pip0_unr00.ba18&quot;)" office:value-type="string" office:string-value="C" calcext:value-type="string">
            <text:p>C</text:p>
          </table:table-cell>
          <table:table-cell table:formula="of:=INDIRECT(&quot;'../csvs/unc0_arr0_pip0_unr00.csv'#$unc0_arr0_pip0_unr00.bb18&quot;)" office:value-type="float" office:value="32" calcext:value-type="float">
            <text:p>32</text:p>
          </table:table-cell>
          <table:table-cell table:formula="of:=INDIRECT(&quot;'../csvs/unc0_arr0_pip0_unr00.csv'#$unc0_arr0_pip0_unr00.bc18&quot;)" office:value-type="string" office:string-value=" " calcext:value-type="string">
            <text:p><text:s/></text:p>
          </table:table-cell>
          <table:table-cell table:formula="of:=INDIRECT(&quot;'../csvs/unc0_arr0_pip0_unr00.csv'#$unc0_arr0_pip0_unr00.bd18&quot;)" office:value-type="string" office:string-value=" " calcext:value-type="string">
            <text:p><text:s/></text:p>
          </table:table-cell>
          <table:table-cell table:formula="of:=INDIRECT(&quot;'../csvs/unc0_arr0_pip0_unr00.csv'#$unc0_arr0_pip0_unr00.be18&quot;)" office:value-type="string" office:string-value=" " calcext:value-type="string">
            <text:p><text:s/></text:p>
          </table:table-cell>
          <table:table-cell table:formula="of:=INDIRECT(&quot;'../csvs/unc0_arr0_pip0_unr00.csv'#$unc0_arr0_pip0_unr00.bf18&quot;)" office:value-type="string" office:string-value=" " calcext:value-type="string">
            <text:p><text:s/></text:p>
          </table:table-cell>
          <table:table-cell table:formula="of:=INDIRECT(&quot;'../csvs/unc0_arr0_pip0_unr00.csv'#$unc0_arr0_pip0_unr00.bg18&quot;)" office:value-type="string" office:string-value="A" calcext:value-type="string">
            <text:p>A</text:p>
          </table:table-cell>
          <table:table-cell table:formula="of:=INDIRECT(&quot;'../csvs/unc0_arr0_pip0_unr00.csv'#$unc0_arr0_pip0_unr00.bh18&quot;)" office:value-type="float" office:value="0.888889" calcext:value-type="float">
            <text:p>0.888889</text:p>
          </table:table-cell>
          <table:table-cell table:formula="of:=INDIRECT(&quot;'../csvs/unc0_arr0_pip0_unr00.csv'#$unc0_arr0_pip0_unr00.bi18&quot;)" office:value-type="string" office:string-value="B" calcext:value-type="string">
            <text:p>B</text:p>
          </table:table-cell>
          <table:table-cell table:formula="of:=INDIRECT(&quot;'../csvs/unc0_arr0_pip0_unr00.csv'#$unc0_arr0_pip0_unr00.bj18&quot;)" office:value-type="float" office:value="0.888889" calcext:value-type="float">
            <text:p>0.888889</text:p>
          </table:table-cell>
          <table:table-cell table:formula="of:=INDIRECT(&quot;'../csvs/unc0_arr0_pip0_unr00.csv'#$unc0_arr0_pip0_unr00.bk18&quot;)" office:value-type="string" office:string-value="C" calcext:value-type="string">
            <text:p>C</text:p>
          </table:table-cell>
          <table:table-cell table:formula="of:=INDIRECT(&quot;'../csvs/unc0_arr0_pip0_unr00.csv'#$unc0_arr0_pip0_unr00.bl18&quot;)" office:value-type="float" office:value="0.888889" calcext:value-type="float">
            <text:p>0.888889</text:p>
          </table:table-cell>
          <table:table-cell table:formula="of:=INDIRECT(&quot;'../csvs/unc0_arr0_pip0_unr00.csv'#$unc0_arr0_pip0_unr00.bm18&quot;)" office:value-type="string" office:string-value=" " calcext:value-type="string">
            <text:p><text:s/></text:p>
          </table:table-cell>
          <table:table-cell table:formula="of:=INDIRECT(&quot;'../csvs/unc0_arr0_pip0_unr00.csv'#$unc0_arr0_pip0_unr00.bn18&quot;)" office:value-type="string" office:string-value=" " calcext:value-type="string">
            <text:p><text:s/></text:p>
          </table:table-cell>
          <table:table-cell table:formula="of:=INDIRECT(&quot;'../csvs/unc0_arr0_pip0_unr00.csv'#$unc0_arr0_pip0_unr00.bo18&quot;)" office:value-type="string" office:string-value=" " calcext:value-type="string">
            <text:p><text:s/></text:p>
          </table:table-cell>
          <table:table-cell table:formula="of:=INDIRECT(&quot;'../csvs/unc0_arr0_pip0_unr00.csv'#$unc0_arr0_pip0_unr00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0_pip0_unr00.csv'#$unc0_arr0_pip0_unr00.ac19&quot;)" office:value-type="string" office:string-value="A" calcext:value-type="string">
            <text:p>A</text:p>
          </table:table-cell>
          <table:table-cell table:formula="of:=INDIRECT(&quot;'../csvs/unc0_arr0_pip0_unr00.csv'#$unc0_arr0_pip0_unr00.ad19&quot;)" office:value-type="float" office:value="1" calcext:value-type="float">
            <text:p>1</text:p>
          </table:table-cell>
          <table:table-cell table:formula="of:=INDIRECT(&quot;'../csvs/unc0_arr0_pip0_unr00.csv'#$unc0_arr0_pip0_unr00.ae19&quot;)" office:value-type="string" office:string-value="C" calcext:value-type="string">
            <text:p>C</text:p>
          </table:table-cell>
          <table:table-cell table:formula="of:=INDIRECT(&quot;'../csvs/unc0_arr0_pip0_unr00.csv'#$unc0_arr0_pip0_unr00.af19&quot;)" office:value-type="float" office:value="1" calcext:value-type="float">
            <text:p>1</text:p>
          </table:table-cell>
          <table:table-cell table:formula="of:=INDIRECT(&quot;'../csvs/unc0_arr0_pip0_unr00.csv'#$unc0_arr0_pip0_unr00.ag19&quot;)" office:value-type="string" office:string-value=" " calcext:value-type="string">
            <text:p><text:s/></text:p>
          </table:table-cell>
          <table:table-cell table:formula="of:=INDIRECT(&quot;'../csvs/unc0_arr0_pip0_unr00.csv'#$unc0_arr0_pip0_unr00.ah19&quot;)" office:value-type="string" office:string-value=" " calcext:value-type="string">
            <text:p><text:s/></text:p>
          </table:table-cell>
          <table:table-cell table:formula="of:=INDIRECT(&quot;'../csvs/unc0_arr0_pip0_unr00.csv'#$unc0_arr0_pip0_unr00.ai19&quot;)" office:value-type="string" office:string-value=" " calcext:value-type="string">
            <text:p><text:s/></text:p>
          </table:table-cell>
          <table:table-cell table:formula="of:=INDIRECT(&quot;'../csvs/unc0_arr0_pip0_unr00.csv'#$unc0_arr0_pip0_unr00.aj19&quot;)" office:value-type="string" office:string-value=" " calcext:value-type="string">
            <text:p><text:s/></text:p>
          </table:table-cell>
          <table:table-cell table:formula="of:=INDIRECT(&quot;'../csvs/unc0_arr0_pip0_unr00.csv'#$unc0_arr0_pip0_unr00.ak19&quot;)" office:value-type="string" office:string-value=" " calcext:value-type="string">
            <text:p><text:s/></text:p>
          </table:table-cell>
          <table:table-cell table:formula="of:=INDIRECT(&quot;'../csvs/unc0_arr0_pip0_unr00.csv'#$unc0_arr0_pip0_unr00.al19&quot;)" office:value-type="string" office:string-value=" " calcext:value-type="string">
            <text:p><text:s/></text:p>
          </table:table-cell>
          <table:table-cell table:formula="of:=INDIRECT(&quot;'../csvs/unc0_arr0_pip0_unr00.csv'#$unc0_arr0_pip0_unr00.am19&quot;)" office:value-type="string" office:string-value="A" calcext:value-type="string">
            <text:p>A</text:p>
          </table:table-cell>
          <table:table-cell table:formula="of:=INDIRECT(&quot;'../csvs/unc0_arr0_pip0_unr00.csv'#$unc0_arr0_pip0_unr00.an19&quot;)" office:value-type="float" office:value="1" calcext:value-type="float">
            <text:p>1</text:p>
          </table:table-cell>
          <table:table-cell table:formula="of:=INDIRECT(&quot;'../csvs/unc0_arr0_pip0_unr00.csv'#$unc0_arr0_pip0_unr00.ao19&quot;)" office:value-type="string" office:string-value="C" calcext:value-type="string">
            <text:p>C</text:p>
          </table:table-cell>
          <table:table-cell table:formula="of:=INDIRECT(&quot;'../csvs/unc0_arr0_pip0_unr00.csv'#$unc0_arr0_pip0_unr00.ap19&quot;)" office:value-type="float" office:value="1" calcext:value-type="float">
            <text:p>1</text:p>
          </table:table-cell>
          <table:table-cell table:formula="of:=INDIRECT(&quot;'../csvs/unc0_arr0_pip0_unr00.csv'#$unc0_arr0_pip0_unr00.aq19&quot;)" office:value-type="string" office:string-value=" " calcext:value-type="string">
            <text:p><text:s/></text:p>
          </table:table-cell>
          <table:table-cell table:formula="of:=INDIRECT(&quot;'../csvs/unc0_arr0_pip0_unr00.csv'#$unc0_arr0_pip0_unr00.ar19&quot;)" office:value-type="string" office:string-value=" " calcext:value-type="string">
            <text:p><text:s/></text:p>
          </table:table-cell>
          <table:table-cell table:formula="of:=INDIRECT(&quot;'../csvs/unc0_arr0_pip0_unr00.csv'#$unc0_arr0_pip0_unr00.as19&quot;)" office:value-type="string" office:string-value=" " calcext:value-type="string">
            <text:p><text:s/></text:p>
          </table:table-cell>
          <table:table-cell table:formula="of:=INDIRECT(&quot;'../csvs/unc0_arr0_pip0_unr00.csv'#$unc0_arr0_pip0_unr00.at19&quot;)" office:value-type="string" office:string-value=" " calcext:value-type="string">
            <text:p><text:s/></text:p>
          </table:table-cell>
          <table:table-cell table:formula="of:=INDIRECT(&quot;'../csvs/unc0_arr0_pip0_unr00.csv'#$unc0_arr0_pip0_unr00.au19&quot;)" office:value-type="string" office:string-value=" " calcext:value-type="string">
            <text:p><text:s/></text:p>
          </table:table-cell>
          <table:table-cell table:formula="of:=INDIRECT(&quot;'../csvs/unc0_arr0_pip0_unr00.csv'#$unc0_arr0_pip0_unr00.av19&quot;)" office:value-type="string" office:string-value=" " calcext:value-type="string">
            <text:p><text:s/></text:p>
          </table:table-cell>
          <table:table-cell table:formula="of:=INDIRECT(&quot;'../csvs/unc0_arr0_pip0_unr00.csv'#$unc0_arr0_pip0_unr00.aw19&quot;)" office:value-type="string" office:string-value="A" calcext:value-type="string">
            <text:p>A</text:p>
          </table:table-cell>
          <table:table-cell table:formula="of:=INDIRECT(&quot;'../csvs/unc0_arr0_pip0_unr00.csv'#$unc0_arr0_pip0_unr00.ax19&quot;)" office:value-type="float" office:value="32" calcext:value-type="float">
            <text:p>32</text:p>
          </table:table-cell>
          <table:table-cell table:formula="of:=INDIRECT(&quot;'../csvs/unc0_arr0_pip0_unr00.csv'#$unc0_arr0_pip0_unr00.ay19&quot;)" office:value-type="string" office:string-value="C" calcext:value-type="string">
            <text:p>C</text:p>
          </table:table-cell>
          <table:table-cell table:formula="of:=INDIRECT(&quot;'../csvs/unc0_arr0_pip0_unr00.csv'#$unc0_arr0_pip0_unr00.az19&quot;)" office:value-type="float" office:value="32" calcext:value-type="float">
            <text:p>32</text:p>
          </table:table-cell>
          <table:table-cell table:formula="of:=INDIRECT(&quot;'../csvs/unc0_arr0_pip0_unr00.csv'#$unc0_arr0_pip0_unr00.ba19&quot;)" office:value-type="string" office:string-value=" " calcext:value-type="string">
            <text:p><text:s/></text:p>
          </table:table-cell>
          <table:table-cell table:formula="of:=INDIRECT(&quot;'../csvs/unc0_arr0_pip0_unr00.csv'#$unc0_arr0_pip0_unr00.bb19&quot;)" office:value-type="string" office:string-value=" " calcext:value-type="string">
            <text:p><text:s/></text:p>
          </table:table-cell>
          <table:table-cell table:formula="of:=INDIRECT(&quot;'../csvs/unc0_arr0_pip0_unr00.csv'#$unc0_arr0_pip0_unr00.bc19&quot;)" office:value-type="string" office:string-value=" " calcext:value-type="string">
            <text:p><text:s/></text:p>
          </table:table-cell>
          <table:table-cell table:formula="of:=INDIRECT(&quot;'../csvs/unc0_arr0_pip0_unr00.csv'#$unc0_arr0_pip0_unr00.bd19&quot;)" office:value-type="string" office:string-value=" " calcext:value-type="string">
            <text:p><text:s/></text:p>
          </table:table-cell>
          <table:table-cell table:formula="of:=INDIRECT(&quot;'../csvs/unc0_arr0_pip0_unr00.csv'#$unc0_arr0_pip0_unr00.be19&quot;)" office:value-type="string" office:string-value=" " calcext:value-type="string">
            <text:p><text:s/></text:p>
          </table:table-cell>
          <table:table-cell table:formula="of:=INDIRECT(&quot;'../csvs/unc0_arr0_pip0_unr00.csv'#$unc0_arr0_pip0_unr00.bf19&quot;)" office:value-type="string" office:string-value=" " calcext:value-type="string">
            <text:p><text:s/></text:p>
          </table:table-cell>
          <table:table-cell table:formula="of:=INDIRECT(&quot;'../csvs/unc0_arr0_pip0_unr00.csv'#$unc0_arr0_pip0_unr00.bg19&quot;)" office:value-type="string" office:string-value="A" calcext:value-type="string">
            <text:p>A</text:p>
          </table:table-cell>
          <table:table-cell table:formula="of:=INDIRECT(&quot;'../csvs/unc0_arr0_pip0_unr00.csv'#$unc0_arr0_pip0_unr00.bh19&quot;)" office:value-type="float" office:value="0.888889" calcext:value-type="float">
            <text:p>0.888889</text:p>
          </table:table-cell>
          <table:table-cell table:formula="of:=INDIRECT(&quot;'../csvs/unc0_arr0_pip0_unr00.csv'#$unc0_arr0_pip0_unr00.bi19&quot;)" office:value-type="string" office:string-value="C" calcext:value-type="string">
            <text:p>C</text:p>
          </table:table-cell>
          <table:table-cell table:formula="of:=INDIRECT(&quot;'../csvs/unc0_arr0_pip0_unr00.csv'#$unc0_arr0_pip0_unr00.bj19&quot;)" office:value-type="float" office:value="0.888889" calcext:value-type="float">
            <text:p>0.888889</text:p>
          </table:table-cell>
          <table:table-cell table:formula="of:=INDIRECT(&quot;'../csvs/unc0_arr0_pip0_unr00.csv'#$unc0_arr0_pip0_unr00.bk19&quot;)" office:value-type="string" office:string-value=" " calcext:value-type="string">
            <text:p><text:s/></text:p>
          </table:table-cell>
          <table:table-cell table:formula="of:=INDIRECT(&quot;'../csvs/unc0_arr0_pip0_unr00.csv'#$unc0_arr0_pip0_unr00.bl19&quot;)" office:value-type="string" office:string-value=" " calcext:value-type="string">
            <text:p><text:s/></text:p>
          </table:table-cell>
          <table:table-cell table:formula="of:=INDIRECT(&quot;'../csvs/unc0_arr0_pip0_unr00.csv'#$unc0_arr0_pip0_unr00.bm19&quot;)" office:value-type="string" office:string-value=" " calcext:value-type="string">
            <text:p><text:s/></text:p>
          </table:table-cell>
          <table:table-cell table:formula="of:=INDIRECT(&quot;'../csvs/unc0_arr0_pip0_unr00.csv'#$unc0_arr0_pip0_unr00.bn19&quot;)" office:value-type="string" office:string-value=" " calcext:value-type="string">
            <text:p><text:s/></text:p>
          </table:table-cell>
          <table:table-cell table:formula="of:=INDIRECT(&quot;'../csvs/unc0_arr0_pip0_unr00.csv'#$unc0_arr0_pip0_unr00.bo19&quot;)" office:value-type="string" office:string-value=" " calcext:value-type="string">
            <text:p><text:s/></text:p>
          </table:table-cell>
          <table:table-cell table:formula="of:=INDIRECT(&quot;'../csvs/unc0_arr0_pip0_unr00.csv'#$unc0_arr0_pip0_unr00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